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P1" style:family="paragraph" style:parent-style-name="Footer">
      <style:text-properties officeooo:rsid="0027c047" officeooo:paragraph-rsid="0027c047"/>
    </style:style>
    <style:style style:name="P2" style:family="paragraph" style:parent-style-name="Standard">
      <style:text-properties officeooo:rsid="001bf7a4" officeooo:paragraph-rsid="001bf7a4"/>
    </style:style>
    <style:style style:name="P3" style:family="paragraph" style:parent-style-name="Standard">
      <style:paragraph-properties fo:text-align="center" style:justify-single-word="false"/>
      <style:text-properties officeooo:rsid="001bf7a4" officeooo:paragraph-rsid="001bf7a4"/>
    </style:style>
    <style:style style:name="P4" style:family="paragraph" style:parent-style-name="Standard">
      <style:paragraph-properties fo:text-align="center" style:justify-single-word="false"/>
      <style:text-properties fo:font-size="32pt" officeooo:rsid="001bf7a4" officeooo:paragraph-rsid="001bf7a4" style:font-size-asian="32pt" style:font-size-complex="32pt"/>
    </style:style>
    <style:style style:name="P5" style:family="paragraph" style:parent-style-name="Standard">
      <style:text-properties fo:font-size="20pt" officeooo:rsid="001bf7a4" officeooo:paragraph-rsid="001bf7a4" style:font-size-asian="17.5pt" style:font-size-complex="20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247cm" style:contextual-spacing="false" fo:orphans="2" fo:widows="2" fo:text-indent="0cm" style:auto-text-indent="false"/>
    </style:style>
    <style:style style:name="P8"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3d1e05"/>
    </style:style>
    <style:style style:name="P9"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3fcc78"/>
    </style:style>
    <style:style style:name="P10"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4329e2"/>
    </style:style>
    <style:style style:name="P11" style:family="paragraph" style:parent-style-name="Text_20_body">
      <style:text-properties style:font-name="Cantarell" fo:font-size="12pt" fo:font-weight="normal" officeooo:rsid="003d1e05" officeooo:paragraph-rsid="003d1e05" style:font-size-asian="12pt" style:font-weight-asian="normal" style:font-name-complex="Cantarell" style:font-size-complex="12pt" style:font-weight-complex="normal"/>
    </style:style>
    <style:style style:name="P12" style:family="paragraph" style:parent-style-name="Heading_20_3">
      <style:paragraph-properties fo:margin-left="0cm" fo:margin-right="0cm" fo:line-height="125%"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13" style:family="paragraph" style:parent-style-name="Heading_20_3">
      <style:paragraph-properties fo:margin-left="0cm" fo:margin-right="0cm" fo:line-height="125%"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style>
    <style:style style:name="P14"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28pt" fo:letter-spacing="normal" fo:font-style="normal" style:text-underline-style="solid" style:text-underline-width="auto" style:text-underline-color="font-color" fo:font-weight="normal" style:font-size-asian="28pt" style:font-name-complex="Cantarell" style:font-size-complex="28pt"/>
    </style:style>
    <style:style style:name="P15" style:family="paragraph" style:parent-style-name="Heading_20_2">
      <style:text-properties fo:font-variant="normal" fo:text-transform="none" fo:color="#1f2328" loext:opacity="100%" style:font-name="Cantarell" fo:font-size="28pt" fo:letter-spacing="normal" fo:font-style="normal" fo:font-weight="normal" officeooo:rsid="003a26f8" officeooo:paragraph-rsid="003a26f8" style:font-size-asian="28pt" style:font-weight-asian="normal" style:font-name-complex="Cantarell" style:font-size-complex="28pt" style:font-weight-complex="normal"/>
    </style:style>
    <style:style style:name="P16" style:family="paragraph" style:parent-style-name="Heading_20_2">
      <style:paragraph-properties fo:margin-left="0cm" fo:margin-right="0cm" fo:line-height="125%" fo:orphans="2" fo:widows="2" fo:text-indent="0cm" style:auto-text-indent="false" fo:padding-left="0cm" fo:padding-right="0cm" fo:padding-top="0cm" fo:padding-bottom="0.049cm" fo:border="none"/>
      <style:text-properties fo:font-variant="normal" fo:text-transform="none" fo:color="#1f2328" loext:opacity="100%" style:font-name="Cantarell" fo:font-size="28pt" fo:letter-spacing="normal" fo:font-style="normal" fo:font-weight="normal" style:font-size-asian="28pt" style:font-name-complex="Cantarell" style:font-size-complex="28pt"/>
    </style:style>
    <style:style style:name="P17" style:family="paragraph" style:parent-style-name="Heading_20_2">
      <style:text-properties fo:font-variant="normal" fo:text-transform="none" fo:color="#1f2328" loext:opacity="100%" style:font-name="Cantarell" fo:font-size="20pt" fo:letter-spacing="normal" fo:font-weight="normal" officeooo:rsid="003ad5d8" officeooo:paragraph-rsid="003ad5d8" style:font-size-asian="20pt" style:font-weight-asian="normal" style:font-name-complex="Cantarell" style:font-size-complex="20pt" style:font-style-complex="normal" style:font-weight-complex="normal"/>
    </style:style>
    <style:style style:name="P18" style:family="paragraph" style:parent-style-name="Heading_20_2">
      <style:paragraph-properties fo:margin-left="0cm" fo:margin-right="0cm" fo:line-height="125%" fo:orphans="2" fo:widows="2" fo:text-indent="0cm" style:auto-text-indent="false" fo:padding-left="0cm" fo:padding-right="0cm" fo:padding-top="0cm" fo:padding-bottom="0.049cm" fo:border="none"/>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19" style:family="paragraph" style:parent-style-name="Heading_20_2">
      <style:text-properties fo:font-variant="normal" fo:text-transform="none" fo:color="#1f2328" loext:opacity="100%" style:font-name="Cantarell" fo:font-size="18pt" fo:letter-spacing="normal" fo:font-style="normal" style:text-underline-style="solid" style:text-underline-width="auto" style:text-underline-color="font-color" fo:font-weight="normal" officeooo:rsid="001f15b5" officeooo:paragraph-rsid="001f15b5" style:font-size-asian="18pt" style:font-name-complex="Cantarell" style:font-size-complex="18pt"/>
    </style:style>
    <style:style style:name="P20" style:family="paragraph" style:parent-style-name="Heading_20_2">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8pt" fo:letter-spacing="normal" fo:font-style="normal" style:text-underline-style="solid" style:text-underline-width="auto" style:text-underline-color="font-color" fo:font-weight="normal" style:font-size-asian="18pt" style:font-name-complex="Cantarell" style:font-size-complex="18pt"/>
    </style:style>
    <style:style style:name="P21" style:family="paragraph" style:parent-style-name="Heading_20_2">
      <style:text-properties fo:font-variant="normal" fo:text-transform="none" fo:color="#1f2328" loext:opacity="100%" style:font-name="Cantarell" fo:font-size="16pt" fo:letter-spacing="normal" fo:font-weight="normal" officeooo:rsid="0032ed13" officeooo:paragraph-rsid="0032ed13" style:font-size-asian="16pt" style:font-weight-asian="normal" style:font-name-complex="Cantarell" style:font-size-complex="16pt" style:font-style-complex="normal" style:font-weight-complex="normal"/>
    </style:style>
    <style:style style:name="P22" style:family="paragraph" style:parent-style-name="Heading_20_2">
      <style:text-properties style:font-name="Cantarell" fo:font-size="18pt" style:text-underline-style="solid" style:text-underline-width="auto" style:text-underline-color="font-color" officeooo:paragraph-rsid="001f15b5" style:font-size-asian="18pt" style:font-name-complex="Cantarell" style:font-size-complex="18pt"/>
    </style:style>
    <style:style style:name="P23" style:family="paragraph" style:parent-style-name="Heading_20_2">
      <style:text-properties style:font-name="Cantarell" fo:font-size="28pt" fo:font-weight="normal" officeooo:rsid="003207b1" officeooo:paragraph-rsid="003207b1" style:font-size-asian="28pt" style:font-weight-asian="normal" style:font-name-complex="Cantarell" style:font-size-complex="28pt" style:font-weight-complex="normal"/>
    </style:style>
    <style:style style:name="P24" style:family="paragraph" style:parent-style-name="Heading_20_2">
      <style:paragraph-properties fo:margin-left="0cm" fo:margin-right="0cm" fo:line-height="125%" fo:orphans="2" fo:widows="2" fo:text-indent="0cm" style:auto-text-indent="false" fo:padding-left="0cm" fo:padding-right="0cm" fo:padding-top="0cm" fo:padding-bottom="0.049cm" fo:border="none"/>
      <style:text-properties style:font-name="Cantarell" officeooo:paragraph-rsid="0047df65" style:font-name-complex="Cantarell"/>
    </style:style>
    <style:style style:name="P25" style:family="paragraph" style:parent-style-name="Standard" style:master-page-name="First_20_Page">
      <style:paragraph-properties style:page-number="auto"/>
      <style:text-properties officeooo:rsid="001bf7a4" officeooo:paragraph-rsid="001bf7a4"/>
    </style:style>
    <style:style style:name="P26" style:family="paragraph" style:parent-style-name="Standard" style:master-page-name="Standard">
      <style:paragraph-properties style:page-number="1" fo:break-before="page"/>
      <style:text-properties officeooo:rsid="001bf7a4" officeooo:paragraph-rsid="001bf7a4"/>
    </style:style>
    <style:style style:name="P27" style:family="paragraph" style:parent-style-name="Standard">
      <style:text-properties fo:font-variant="normal" fo:text-transform="none" fo:color="#1f2328" loext:opacity="100%" style:font-name="Cantarell" fo:font-size="12pt" fo:letter-spacing="normal" fo:font-style="normal" fo:font-weight="normal" officeooo:rsid="00282fa2" officeooo:paragraph-rsid="002906cb" style:font-size-asian="32pt" style:font-weight-asian="bold" style:font-name-complex="Cantarell" style:font-size-complex="32pt" style:font-weight-complex="bold"/>
    </style:style>
    <style:style style:name="P28" style:family="paragraph" style:parent-style-name="Standard">
      <style:text-properties fo:font-variant="normal" fo:text-transform="none" fo:color="#1f2328" loext:opacity="100%" style:font-name="Cantarell" fo:font-size="12pt" fo:letter-spacing="normal" fo:font-style="normal" fo:font-weight="normal" officeooo:rsid="002906cb" officeooo:paragraph-rsid="002906cb" style:font-size-asian="12pt" style:font-weight-asian="bold" style:font-name-complex="Cantarell" style:font-size-complex="12pt" style:font-weight-complex="bold"/>
    </style:style>
    <style:style style:name="P29" style:family="paragraph" style:parent-style-name="Standard">
      <style:text-properties fo:font-variant="normal" fo:text-transform="none" fo:color="#1f2328" loext:opacity="100%" style:font-name="Cantarell" fo:font-size="12pt" fo:letter-spacing="normal" fo:font-style="normal" fo:font-weight="normal" officeooo:rsid="003ed2c6" officeooo:paragraph-rsid="003ed2c6" style:font-size-asian="12pt" style:font-weight-asian="normal" style:font-name-complex="Cantarell" style:font-size-complex="12pt" style:font-weight-complex="normal"/>
    </style:style>
    <style:style style:name="P30" style:family="paragraph" style:parent-style-name="Standard">
      <style:text-properties fo:font-variant="normal" fo:text-transform="none" fo:color="#1f2328" loext:opacity="100%" style:font-name="Cantarell" fo:font-size="12pt" fo:letter-spacing="normal" fo:font-style="normal" fo:font-weight="normal" officeooo:rsid="003ef10e" officeooo:paragraph-rsid="003ef10e" style:font-size-asian="12pt" style:font-weight-asian="normal" style:font-name-complex="Cantarell" style:font-size-complex="12pt" style:font-weight-complex="normal"/>
    </style:style>
    <style:style style:name="P31" style:family="paragraph" style:parent-style-name="Standard">
      <style:text-properties fo:font-variant="normal" fo:text-transform="none" fo:color="#1f2328" loext:opacity="100%" style:font-name="Cantarell" fo:font-size="12pt" fo:letter-spacing="normal" fo:font-style="normal" fo:font-weight="normal" officeooo:rsid="003fcc78" officeooo:paragraph-rsid="003fcc78" style:font-size-asian="12pt" style:font-weight-asian="normal" style:font-name-complex="Cantarell" style:font-size-complex="12pt" style:font-weight-complex="normal"/>
    </style:style>
    <style:style style:name="P32" style:family="paragraph" style:parent-style-name="Standard">
      <style:text-properties fo:font-variant="normal" fo:text-transform="none" fo:color="#1f2328" loext:opacity="100%" style:font-name="Cantarell" fo:font-size="12pt" fo:letter-spacing="normal" fo:font-style="normal" fo:font-weight="normal" officeooo:rsid="003faa34" officeooo:paragraph-rsid="003faa34" style:font-size-asian="12pt" style:font-weight-asian="normal" style:font-name-complex="Cantarell" style:font-size-complex="12pt" style:font-weight-complex="normal"/>
    </style:style>
    <style:style style:name="P33" style:family="paragraph" style:parent-style-name="Standard">
      <style:paragraph-properties fo:break-before="page"/>
      <style:text-properties fo:font-variant="normal" fo:text-transform="none" fo:color="#1f2328" loext:opacity="100%" style:font-name="Cantarell" fo:font-size="12pt" fo:letter-spacing="normal" fo:font-style="normal" fo:font-weight="normal" officeooo:rsid="004329e2" officeooo:paragraph-rsid="004329e2" style:font-size-asian="12pt" style:font-weight-asian="normal" style:font-name-complex="Cantarell" style:font-size-complex="12pt" style:font-weight-complex="normal"/>
    </style:style>
    <style:style style:name="P34" style:family="paragraph" style:parent-style-name="Standard">
      <style:text-properties fo:font-variant="normal" fo:text-transform="none" fo:color="#1f2328" loext:opacity="100%" style:font-name="Cantarell" fo:font-size="12pt" fo:letter-spacing="normal" fo:font-style="normal" fo:font-weight="normal" officeooo:rsid="004329e2" officeooo:paragraph-rsid="004329e2" style:font-size-asian="12pt" style:font-weight-asian="normal" style:font-name-complex="Cantarell" style:font-size-complex="12pt" style:font-weight-complex="normal"/>
    </style:style>
    <style:style style:name="P35" style:family="paragraph" style:parent-style-name="Standard">
      <style:text-properties fo:font-variant="normal" fo:text-transform="none" fo:color="#1f2328" loext:opacity="100%" style:font-name="Cantarell" fo:font-size="12pt" fo:letter-spacing="normal" fo:font-style="normal" fo:font-weight="normal" officeooo:rsid="00452512" officeooo:paragraph-rsid="00452512" style:font-size-asian="12pt" style:font-weight-asian="normal" style:font-name-complex="Cantarell" style:font-size-complex="12pt" style:font-weight-complex="normal"/>
    </style:style>
    <style:style style:name="P36" style:family="paragraph" style:parent-style-name="Standard" style:list-style-name="L5">
      <style:text-properties fo:font-variant="normal" fo:text-transform="none" fo:color="#1f2328" loext:opacity="100%" style:font-name="Cantarell" fo:font-size="14pt" fo:letter-spacing="normal" fo:font-style="normal" fo:font-weight="normal" officeooo:rsid="002adc9b" officeooo:paragraph-rsid="002bc288" style:font-size-asian="14pt" style:font-name-complex="Cantarell" style:font-size-complex="14pt"/>
    </style:style>
    <style:style style:name="P37" style:family="paragraph" style:parent-style-name="Standard">
      <style:text-properties fo:font-variant="normal" fo:text-transform="none" fo:color="#1f2328" loext:opacity="100%" style:font-name="Cantarell" fo:font-size="28pt" fo:letter-spacing="normal" fo:font-style="normal" fo:font-weight="normal" officeooo:rsid="002906cb" officeooo:paragraph-rsid="002906cb" style:font-size-asian="28pt" style:font-weight-asian="bold" style:font-name-complex="Cantarell" style:font-size-complex="28pt" style:font-weight-complex="bold"/>
    </style:style>
    <style:style style:name="P38" style:family="paragraph" style:parent-style-name="Standard">
      <style:text-properties fo:font-variant="normal" fo:text-transform="none" fo:color="#1f2328" loext:opacity="100%" style:font-name="Cantarell" fo:font-size="28pt" fo:letter-spacing="normal" fo:font-style="normal" fo:font-weight="normal" officeooo:rsid="003ef10e" officeooo:paragraph-rsid="003ef10e" style:font-size-asian="28pt" style:font-weight-asian="normal" style:font-name-complex="Cantarell" style:font-size-complex="28pt" style:font-weight-complex="normal"/>
    </style:style>
    <style:style style:name="P39" style:family="paragraph" style:parent-style-name="Standard">
      <style:text-properties fo:font-variant="normal" fo:text-transform="none" fo:color="#1f2328" loext:opacity="100%" style:font-name="Cantarell" fo:font-size="28pt" fo:letter-spacing="normal" fo:font-style="normal" fo:font-weight="normal" officeooo:rsid="003fcc78" officeooo:paragraph-rsid="003fcc78" style:font-size-asian="28pt" style:font-weight-asian="normal" style:font-name-complex="Cantarell" style:font-size-complex="28pt" style:font-weight-complex="normal"/>
    </style:style>
    <style:style style:name="P40" style:family="paragraph" style:parent-style-name="Standard">
      <style:paragraph-properties fo:break-before="page"/>
      <style:text-properties fo:font-variant="normal" fo:text-transform="none" fo:color="#1f2328" loext:opacity="100%" style:font-name="Cantarell" fo:font-size="28pt" fo:letter-spacing="normal" fo:font-style="normal" fo:font-weight="normal" officeooo:rsid="004329e2" officeooo:paragraph-rsid="004329e2" style:font-size-asian="28pt" style:font-weight-asian="normal" style:font-name-complex="Cantarell" style:font-size-complex="28pt" style:font-weight-complex="normal"/>
    </style:style>
    <style:style style:name="P41" style:family="paragraph" style:parent-style-name="Standard">
      <style:text-properties fo:font-variant="normal" fo:text-transform="none" fo:color="#1f2328" loext:opacity="100%" style:font-name="Cantarell" fo:font-size="28pt" fo:letter-spacing="normal" fo:font-style="normal" fo:font-weight="normal" officeooo:rsid="00452512" officeooo:paragraph-rsid="00452512" style:font-size-asian="28pt" style:font-weight-asian="normal" style:font-name-complex="Cantarell" style:font-size-complex="28pt" style:font-weight-complex="normal"/>
    </style:style>
    <style:style style:name="P42" style:family="paragraph" style:parent-style-name="Standard">
      <style:text-properties fo:font-variant="normal" fo:text-transform="none" fo:color="#1f2328" loext:opacity="100%" style:font-name="Cantarell" fo:font-size="26pt" fo:letter-spacing="normal" fo:font-style="normal" fo:font-weight="normal" officeooo:rsid="003ed2c6" officeooo:paragraph-rsid="003ed2c6" style:font-size-asian="26pt" style:font-weight-asian="normal" style:font-name-complex="Cantarell" style:font-size-complex="26pt" style:font-weight-complex="normal"/>
    </style:style>
    <style:style style:name="P43" style:family="paragraph" style:parent-style-name="Standard">
      <style:text-properties fo:font-variant="normal" fo:text-transform="none" fo:color="#1f2328" loext:opacity="100%" style:font-name="Cantarell" fo:font-size="26pt" fo:letter-spacing="normal" fo:font-style="normal" fo:font-weight="normal" officeooo:rsid="003ef10e" officeooo:paragraph-rsid="003ef10e" style:font-size-asian="26pt" style:font-weight-asian="normal" style:font-name-complex="Cantarell" style:font-size-complex="26pt" style:font-weight-complex="normal"/>
    </style:style>
    <style:style style:name="P44" style:family="paragraph" style:parent-style-name="Standard">
      <style:text-properties fo:font-variant="normal" fo:text-transform="none" fo:color="#1f2328" loext:opacity="100%" style:font-name="Cantarell" fo:font-size="26pt" fo:letter-spacing="normal" fo:font-style="normal" fo:font-weight="normal" officeooo:rsid="003faa34" officeooo:paragraph-rsid="003faa34" style:font-size-asian="26pt" style:font-weight-asian="normal" style:font-name-complex="Cantarell" style:font-size-complex="26pt" style:font-weight-complex="normal"/>
    </style:style>
    <style:style style:name="P45" style:family="paragraph" style:parent-style-name="Standard" style:master-page-name="Body">
      <style:paragraph-properties style:page-number="1" fo:break-before="page"/>
      <style:text-properties style:font-name="Cantarell" fo:font-size="32pt" fo:font-weight="bold" officeooo:rsid="001ebf84" officeooo:paragraph-rsid="001ebf84" style:font-size-asian="32pt" style:font-weight-asian="bold" style:font-name-complex="Cantarell" style:font-size-complex="32pt" style:font-weight-complex="bold"/>
    </style:style>
    <style:style style:name="P46" style:family="paragraph" style:parent-style-name="Standard" style:master-page-name="">
      <style:paragraph-properties style:page-number="auto" fo:break-before="auto" fo:break-after="auto"/>
      <style:text-properties style:font-name="Cantarell" fo:font-size="32pt" fo:font-weight="bold" officeooo:rsid="001ebf84" officeooo:paragraph-rsid="002adc9b" style:font-size-asian="32pt" style:font-weight-asian="bold" style:font-name-complex="Cantarell" style:font-size-complex="32pt" style:font-weight-complex="bold"/>
    </style:style>
    <style:style style:name="P47" style:family="paragraph" style:parent-style-name="Standard">
      <style:text-properties style:font-name="Cantarell" fo:font-size="32pt" fo:font-weight="bold" officeooo:rsid="001ebf84" officeooo:paragraph-rsid="00282fa2" style:font-size-asian="32pt" style:font-weight-asian="bold" style:font-name-complex="Cantarell" style:font-size-complex="32pt" style:font-weight-complex="bold"/>
    </style:style>
    <style:style style:name="P48" style:family="paragraph" style:parent-style-name="Standard" style:master-page-name="">
      <style:paragraph-properties style:page-number="auto" fo:break-before="page"/>
      <style:text-properties style:font-name="Cantarell" fo:font-size="32pt" fo:font-weight="bold" officeooo:rsid="001ebf84" officeooo:paragraph-rsid="002f9aa9" style:font-size-asian="32pt" style:font-weight-asian="bold" style:font-name-complex="Cantarell" style:font-size-complex="32pt" style:font-weight-complex="bold"/>
    </style:style>
    <style:style style:name="P49" style:family="paragraph" style:parent-style-name="Standard" style:master-page-name="">
      <style:paragraph-properties style:page-number="auto" fo:break-before="page"/>
      <style:text-properties style:font-name="Cantarell" fo:font-size="32pt" fo:font-weight="bold" officeooo:rsid="001ebf84" officeooo:paragraph-rsid="003a189c" style:font-size-asian="32pt" style:font-weight-asian="bold" style:font-name-complex="Cantarell" style:font-size-complex="32pt" style:font-weight-complex="bold"/>
    </style:style>
    <style:style style:name="P50" style:family="paragraph" style:parent-style-name="Standard" style:master-page-name="">
      <style:paragraph-properties style:page-number="auto" fo:break-before="page"/>
      <style:text-properties style:font-name="Cantarell" fo:font-size="32pt" fo:font-weight="bold" officeooo:rsid="001ebf84" officeooo:paragraph-rsid="003ad5d8" style:font-size-asian="32pt" style:font-weight-asian="bold" style:font-name-complex="Cantarell" style:font-size-complex="32pt" style:font-weight-complex="bold"/>
    </style:style>
    <style:style style:name="P51" style:family="paragraph" style:parent-style-name="Standard" style:master-page-name="">
      <style:paragraph-properties style:page-number="auto" fo:break-before="page"/>
      <style:text-properties style:font-name="Cantarell" fo:font-size="32pt" fo:font-weight="bold" officeooo:rsid="001ebf84" officeooo:paragraph-rsid="003bb051" style:font-size-asian="32pt" style:font-weight-asian="bold" style:font-name-complex="Cantarell" style:font-size-complex="32pt" style:font-weight-complex="bold"/>
    </style:style>
    <style:style style:name="P52" style:family="paragraph" style:parent-style-name="Standard">
      <style:text-properties style:font-name="Cantarell" fo:font-size="20pt" officeooo:rsid="001bf7a4" officeooo:paragraph-rsid="001bf7a4" style:font-size-asian="20pt" style:font-name-complex="Cantarell" style:font-size-complex="20pt"/>
    </style:style>
    <style:style style:name="P53" style:family="paragraph" style:parent-style-name="Standard" style:list-style-name="L1">
      <style:text-properties style:font-name="Cantarell" fo:font-size="20pt" officeooo:rsid="001bf7a4" officeooo:paragraph-rsid="001bf7a4" style:font-size-asian="20pt" style:font-name-complex="Cantarell" style:font-size-complex="20pt"/>
    </style:style>
    <style:style style:name="P54" style:family="paragraph" style:parent-style-name="Standard">
      <style:text-properties style:font-name="Cantarell" fo:font-size="20pt" officeooo:rsid="001bf7a4" officeooo:paragraph-rsid="001bf7a4" style:font-size-asian="17.5pt" style:font-name-complex="Cantarell" style:font-size-complex="20pt"/>
    </style:style>
    <style:style style:name="P55" style:family="paragraph" style:parent-style-name="Standard">
      <style:text-properties style:font-name="Cantarell" fo:font-size="20pt" officeooo:rsid="001f15b5" officeooo:paragraph-rsid="001f15b5" style:font-size-asian="17.5pt" style:font-name-complex="Cantarell" style:font-size-complex="20pt"/>
    </style:style>
    <style:style style:name="P56" style:family="paragraph" style:parent-style-name="Standard">
      <style:text-properties style:font-name="Cantarell" fo:font-size="20pt" officeooo:rsid="001f15b5" officeooo:paragraph-rsid="002906cb" style:font-size-asian="17.5pt" style:font-name-complex="Cantarell" style:font-size-complex="20pt"/>
    </style:style>
    <style:style style:name="P57" style:family="paragraph" style:parent-style-name="Standard">
      <style:text-properties style:font-name="Cantarell" fo:font-size="28pt" officeooo:rsid="001f15b5" officeooo:paragraph-rsid="001f15b5" style:font-size-asian="28pt" style:font-name-complex="Cantarell" style:font-size-complex="28pt"/>
    </style:style>
    <style:style style:name="P58" style:family="paragraph" style:parent-style-name="Standard">
      <style:text-properties style:font-name="Cantarell" fo:font-size="28pt" officeooo:rsid="001f15b5" officeooo:paragraph-rsid="002906cb" style:font-size-asian="28pt" style:font-name-complex="Cantarell" style:font-size-complex="28pt"/>
    </style:style>
    <style:style style:name="P59" style:family="paragraph" style:parent-style-name="Standard">
      <style:text-properties style:font-name="Cantarell" fo:font-size="28pt" fo:font-weight="normal" officeooo:rsid="0032ed13" officeooo:paragraph-rsid="0032ed13" style:font-size-asian="28pt" style:font-weight-asian="normal" style:font-name-complex="Cantarell" style:font-size-complex="28pt" style:font-weight-complex="normal"/>
    </style:style>
    <style:style style:name="P60" style:family="paragraph" style:parent-style-name="Standard">
      <style:text-properties style:font-name="Cantarell" fo:font-size="28pt" fo:font-weight="normal" officeooo:rsid="003ad5d8" officeooo:paragraph-rsid="003ad5d8" style:font-size-asian="28pt" style:font-weight-asian="normal" style:font-name-complex="Cantarell" style:font-size-complex="28pt" style:font-weight-complex="normal"/>
    </style:style>
    <style:style style:name="P61" style:family="paragraph" style:parent-style-name="Standard">
      <style:paragraph-properties fo:break-before="page"/>
      <style:text-properties style:font-name="Cantarell" fo:font-size="28pt" fo:font-weight="normal" officeooo:rsid="003be0d1" officeooo:paragraph-rsid="003be0d1" style:font-size-asian="28pt" style:font-weight-asian="normal" style:font-name-complex="Cantarell" style:font-size-complex="28pt" style:font-weight-complex="normal"/>
    </style:style>
    <style:style style:name="P62" style:family="paragraph" style:parent-style-name="Standard">
      <style:text-properties style:font-name="Cantarell" fo:font-size="28pt" fo:font-weight="normal" officeooo:rsid="003ed2c6" officeooo:paragraph-rsid="003ed2c6" style:font-size-asian="28pt" style:font-weight-asian="normal" style:font-name-complex="Cantarell" style:font-size-complex="28pt" style:font-weight-complex="normal"/>
    </style:style>
    <style:style style:name="P63" style:family="paragraph" style:parent-style-name="Standard">
      <style:text-properties style:font-name="Cantarell" fo:font-size="14pt" fo:font-weight="bold" officeooo:rsid="001f15b5" officeooo:paragraph-rsid="001f15b5" style:font-size-asian="14pt" style:font-weight-asian="bold" style:font-name-complex="Cantarell" style:font-size-complex="14pt" style:font-weight-complex="bold"/>
    </style:style>
    <style:style style:name="P64" style:family="paragraph" style:parent-style-name="Standard">
      <style:text-properties style:font-name="Cantarell" fo:font-size="14pt" fo:font-weight="bold" officeooo:rsid="001f15b5" officeooo:paragraph-rsid="002906cb" style:font-size-asian="14pt" style:font-weight-asian="bold" style:font-name-complex="Cantarell" style:font-size-complex="14pt" style:font-weight-complex="bold"/>
    </style:style>
    <style:style style:name="P65" style:family="paragraph" style:parent-style-name="Standard" style:list-style-name="L4">
      <style:text-properties style:font-name="Cantarell" fo:font-size="12pt" fo:font-weight="normal" officeooo:rsid="00282fa2" officeooo:paragraph-rsid="002906cb" style:font-size-asian="12pt" style:font-weight-asian="normal" style:font-name-complex="Cantarell" style:font-size-complex="12pt" style:font-weight-complex="normal"/>
    </style:style>
    <style:style style:name="P66" style:family="paragraph" style:parent-style-name="Standard">
      <style:text-properties style:font-name="Cantarell" fo:font-size="12pt" fo:font-weight="normal" officeooo:rsid="002bc288" officeooo:paragraph-rsid="002bc288" style:font-size-asian="12pt" style:font-weight-asian="normal" style:font-name-complex="Cantarell" style:font-size-complex="12pt" style:font-weight-complex="normal"/>
    </style:style>
    <style:style style:name="P67" style:family="paragraph" style:parent-style-name="Standard" style:list-style-name="L6">
      <style:text-properties style:font-name="Cantarell" fo:font-size="12pt" fo:font-weight="normal" officeooo:rsid="003207b1" officeooo:paragraph-rsid="003207b1" style:font-size-asian="12pt" style:font-weight-asian="normal" style:font-name-complex="Cantarell" style:font-size-complex="12pt" style:font-weight-complex="normal"/>
    </style:style>
    <style:style style:name="P68" style:family="paragraph" style:parent-style-name="Standard">
      <style:text-properties style:font-name="Cantarell" fo:font-size="12pt" fo:font-weight="normal" officeooo:rsid="003207b1" officeooo:paragraph-rsid="003207b1" style:font-size-asian="12pt" style:font-weight-asian="normal" style:font-name-complex="Cantarell" style:font-size-complex="12pt" style:font-weight-complex="normal"/>
    </style:style>
    <style:style style:name="P69" style:family="paragraph" style:parent-style-name="Standard">
      <style:text-properties style:font-name="Cantarell" fo:font-size="12pt" fo:font-weight="normal" officeooo:rsid="0032ed13" officeooo:paragraph-rsid="0032ed13" style:font-size-asian="12pt" style:font-weight-asian="normal" style:font-name-complex="Cantarell" style:font-size-complex="12pt" style:font-weight-complex="normal"/>
    </style:style>
    <style:style style:name="P70" style:family="paragraph" style:parent-style-name="Standard">
      <style:text-properties style:font-name="Cantarell" fo:font-size="12pt" fo:font-weight="normal" officeooo:rsid="003a189c" officeooo:paragraph-rsid="003a189c" style:font-size-asian="12pt" style:font-weight-asian="normal" style:font-name-complex="Cantarell" style:font-size-complex="12pt" style:font-weight-complex="normal"/>
    </style:style>
    <style:style style:name="P71" style:family="paragraph" style:parent-style-name="Standard">
      <style:text-properties style:font-name="Cantarell" fo:font-size="12pt" fo:font-weight="normal" officeooo:rsid="003a26f8" officeooo:paragraph-rsid="003a26f8" style:font-size-asian="12pt" style:font-weight-asian="normal" style:font-name-complex="Cantarell" style:font-size-complex="12pt" style:font-weight-complex="normal"/>
    </style:style>
    <style:style style:name="P72" style:family="paragraph" style:parent-style-name="Standard">
      <style:text-properties style:font-name="Cantarell" fo:font-size="12pt" fo:font-weight="normal" officeooo:rsid="003ad5d8" officeooo:paragraph-rsid="003ad5d8" style:font-size-asian="12pt" style:font-weight-asian="normal" style:font-name-complex="Cantarell" style:font-size-complex="12pt" style:font-weight-complex="normal"/>
    </style:style>
    <style:style style:name="P73" style:family="paragraph" style:parent-style-name="Standard">
      <style:text-properties style:font-name="Cantarell" fo:font-size="12pt" fo:font-weight="normal" officeooo:rsid="003bb051" officeooo:paragraph-rsid="003bb051" style:font-size-asian="12pt" style:font-weight-asian="normal" style:font-name-complex="Cantarell" style:font-size-complex="12pt" style:font-weight-complex="normal"/>
    </style:style>
    <style:style style:name="P74" style:family="paragraph" style:parent-style-name="Standard">
      <style:text-properties style:font-name="Cantarell" fo:font-size="12pt" fo:font-weight="normal" officeooo:rsid="003be0d1" officeooo:paragraph-rsid="003be0d1" style:font-size-asian="12pt" style:font-weight-asian="normal" style:font-name-complex="Cantarell" style:font-size-complex="12pt" style:font-weight-complex="normal"/>
    </style:style>
    <style:style style:name="P75" style:family="paragraph" style:parent-style-name="Standard">
      <style:paragraph-properties fo:break-before="page"/>
      <style:text-properties style:font-name="Cantarell" fo:font-size="12pt" fo:font-weight="normal" officeooo:rsid="003be0d1" officeooo:paragraph-rsid="003be0d1" style:font-size-asian="12pt" style:font-weight-asian="normal" style:font-name-complex="Cantarell" style:font-size-complex="12pt" style:font-weight-complex="normal"/>
    </style:style>
    <style:style style:name="P76" style:family="paragraph" style:parent-style-name="Standard">
      <style:text-properties style:font-name="Cantarell" fo:font-size="12pt" fo:font-weight="normal" officeooo:rsid="003be0d1" officeooo:paragraph-rsid="003d1e05" style:font-size-asian="12pt" style:font-weight-asian="normal" style:font-name-complex="Cantarell" style:font-size-complex="12pt" style:font-weight-complex="normal"/>
    </style:style>
    <style:style style:name="P77" style:family="paragraph" style:parent-style-name="Standard">
      <style:paragraph-properties fo:break-before="page"/>
      <style:text-properties style:font-name="Cantarell" fo:font-size="12pt" fo:font-weight="normal" officeooo:rsid="003be0d1" officeooo:paragraph-rsid="003ed2c6" style:font-size-asian="12pt" style:font-weight-asian="normal" style:font-name-complex="Cantarell" style:font-size-complex="12pt" style:font-weight-complex="normal"/>
    </style:style>
    <style:style style:name="P78" style:family="paragraph" style:parent-style-name="Standard">
      <style:paragraph-properties fo:break-before="page"/>
      <style:text-properties style:font-name="Cantarell" fo:font-size="12pt" fo:font-weight="normal" officeooo:rsid="003be0d1" officeooo:paragraph-rsid="003faa34" style:font-size-asian="12pt" style:font-weight-asian="normal" style:font-name-complex="Cantarell" style:font-size-complex="12pt" style:font-weight-complex="normal"/>
    </style:style>
    <style:style style:name="P79" style:family="paragraph" style:parent-style-name="Standard">
      <style:text-properties style:font-name="Cantarell" fo:font-size="12pt" fo:font-weight="normal" officeooo:rsid="003d1e05" officeooo:paragraph-rsid="003d1e05" style:font-size-asian="12pt" style:font-weight-asian="normal" style:font-name-complex="Cantarell" style:font-size-complex="12pt" style:font-weight-complex="normal"/>
    </style:style>
    <style:style style:name="P80" style:family="paragraph" style:parent-style-name="Standard" style:list-style-name="L4">
      <style:text-properties style:font-name="Cantarell" fo:font-size="12pt" fo:font-weight="bold" officeooo:rsid="00282fa2" officeooo:paragraph-rsid="002906cb" style:font-size-asian="12pt" style:font-weight-asian="bold" style:font-name-complex="Cantarell" style:font-size-complex="12pt" style:font-weight-complex="bold"/>
    </style:style>
    <style:style style:name="P81" style:family="paragraph" style:parent-style-name="Standard">
      <style:text-properties style:font-name="Cantarell" fo:font-size="12pt" fo:font-weight="bold" officeooo:rsid="002906cb" officeooo:paragraph-rsid="002906cb" style:font-size-asian="12pt" style:font-weight-asian="bold" style:font-name-complex="Cantarell" style:font-size-complex="12pt" style:font-weight-complex="bold"/>
    </style:style>
    <style:style style:name="P82" style:family="paragraph" style:parent-style-name="Standard" style:list-style-name="L5">
      <style:paragraph-properties fo:break-before="page"/>
      <style:text-properties style:font-name="Cantarell" officeooo:paragraph-rsid="002adc9b" style:font-name-complex="Cantarell"/>
    </style:style>
    <style:style style:name="P83" style:family="paragraph" style:parent-style-name="Standard" style:list-style-name="L5">
      <style:text-properties style:font-name="Cantarell" officeooo:paragraph-rsid="002bc288" style:font-name-complex="Cantarell"/>
    </style:style>
    <style:style style:name="P84" style:family="paragraph" style:parent-style-name="Standard" style:list-style-name="L5">
      <style:text-properties style:font-name="Cantarell" officeooo:rsid="002bc288" officeooo:paragraph-rsid="002bc288" style:font-name-complex="Cantarell"/>
    </style:style>
    <style:style style:name="P85" style:family="paragraph" style:parent-style-name="Standard">
      <style:text-properties style:font-name="Cantarell" fo:font-size="26pt" fo:font-weight="normal" officeooo:rsid="003a189c" officeooo:paragraph-rsid="003a189c" style:font-size-asian="26pt" style:font-weight-asian="normal" style:font-name-complex="Cantarell" style:font-size-complex="26pt" style:font-weight-complex="normal"/>
    </style:style>
    <style:style style:name="P86" style:family="paragraph" style:parent-style-name="Standard">
      <style:text-properties style:font-name="Cantarell" fo:font-size="26pt" fo:font-weight="normal" officeooo:rsid="003a26f8" officeooo:paragraph-rsid="003a26f8" style:font-size-asian="26pt" style:font-weight-asian="normal" style:font-name-complex="Cantarell" style:font-size-complex="26pt" style:font-weight-complex="normal"/>
    </style:style>
    <style:style style:name="P87" style:family="paragraph" style:parent-style-name="Standard">
      <style:text-properties style:font-name="Cantarell" fo:font-size="26pt" fo:font-weight="normal" officeooo:rsid="003be0d1" officeooo:paragraph-rsid="003d1e05" style:font-size-asian="26pt" style:font-weight-asian="normal" style:font-name-complex="Cantarell" style:font-size-complex="26pt" style:font-weight-complex="normal"/>
    </style:style>
    <style:style style:name="P88" style:family="paragraph" style:parent-style-name="Standard">
      <style:text-properties style:font-name="Cantarell" fo:font-size="26pt" fo:font-weight="normal" officeooo:rsid="003be0d1" officeooo:paragraph-rsid="003be0d1" style:font-size-asian="26pt" style:font-weight-asian="normal" style:font-name-complex="Cantarell" style:font-size-complex="26pt" style:font-weight-complex="normal"/>
    </style:style>
    <style:style style:name="P89" style:family="paragraph" style:parent-style-name="Standard">
      <style:text-properties style:font-name="Cantarell" fo:font-size="26pt" fo:font-weight="normal" officeooo:rsid="003d1e05" officeooo:paragraph-rsid="003d1e05" style:font-size-asian="26pt" style:font-weight-asian="normal" style:font-name-complex="Cantarell" style:font-size-complex="26pt" style:font-weight-complex="normal"/>
    </style:style>
    <style:style style:name="P90" style:family="paragraph" style:parent-style-name="Standard">
      <style:text-properties style:font-name="Cantarell" fo:font-size="24pt" fo:font-weight="normal" officeooo:rsid="003bb051" officeooo:paragraph-rsid="003bb051" style:font-size-asian="24pt" style:font-weight-asian="normal" style:font-name-complex="Cantarell" style:font-size-complex="24pt" style:font-weight-complex="normal"/>
    </style:style>
    <style:style style:name="P91" style:family="paragraph" style:parent-style-name="Table_20_Contents">
      <style:text-properties fo:font-variant="normal" fo:text-transform="none" fo:color="#1f2328" loext:opacity="100%" style:font-name="Cantarell" fo:font-size="14pt" fo:letter-spacing="normal" style:font-size-asian="14pt" style:font-name-complex="Cantarell" style:font-size-complex="14pt" style:font-style-complex="normal" style:font-weight-complex="normal"/>
    </style:style>
    <style:style style:name="P92" style:family="paragraph" style:parent-style-name="Table_20_Contents">
      <style:text-properties fo:font-variant="normal" fo:text-transform="none" fo:color="#1f2328" loext:opacity="100%" style:font-name="Cantarell" fo:font-size="14pt" fo:letter-spacing="normal" fo:font-style="normal" fo:font-weight="normal" style:font-size-asian="14pt" style:font-name-complex="Cantarell" style:font-size-complex="14pt" style:font-style-complex="normal" style:font-weight-complex="normal"/>
    </style:style>
    <style:style style:name="P93" style:family="paragraph" style:parent-style-name="Table_20_Contents">
      <style:text-properties fo:font-variant="normal" fo:text-transform="none" fo:color="#1f2328" loext:opacity="100%" style:font-name="Cantarell" fo:font-size="14pt" fo:letter-spacing="normal" fo:font-style="normal" fo:font-weight="normal" style:font-size-asian="14pt" style:font-name-complex="Cantarell" style:font-size-complex="14pt"/>
    </style:style>
    <style:style style:name="P94" style:family="paragraph" style:parent-style-name="Table_20_Contents">
      <style:text-properties style:font-name="Cantarell" fo:font-size="14pt" officeooo:rsid="0023e964" officeooo:paragraph-rsid="0023e964" style:font-size-asian="14pt" style:font-name-complex="Cantarell" style:font-size-complex="14pt"/>
    </style:style>
    <style:style style:name="P95" style:family="paragraph" style:parent-style-name="Table_20_Contents">
      <style:text-properties style:font-name="Cantarell" fo:font-size="14pt" officeooo:rsid="0020f76c" officeooo:paragraph-rsid="0020f76c" style:font-size-asian="14pt" style:font-name-complex="Cantarell" style:font-size-complex="14pt"/>
    </style:style>
    <style:style style:name="P96" style:family="paragraph" style:parent-style-name="Table_20_Contents">
      <style:text-properties style:font-name="Cantarell" fo:font-size="14pt" style:font-size-asian="14pt" style:font-name-complex="Cantarell" style:font-size-complex="14pt"/>
    </style:style>
    <style:style style:name="P97" style:family="paragraph" style:parent-style-name="Table_20_Contents">
      <style:text-properties style:font-name="Cantarell" fo:font-size="14pt" officeooo:rsid="00225073" officeooo:paragraph-rsid="00225073" style:font-size-asian="14pt" style:font-name-complex="Cantarell" style:font-size-complex="14pt"/>
    </style:style>
    <style:style style:name="P98" style:family="paragraph" style:parent-style-name="Table_20_Contents">
      <style:text-properties style:font-name="Cantarell" fo:font-size="14pt" officeooo:rsid="0023726d" officeooo:paragraph-rsid="0023726d" style:font-size-asian="14pt" style:font-name-complex="Cantarell" style:font-size-complex="14pt"/>
    </style:style>
    <style:style style:name="P99" style:family="paragraph" style:parent-style-name="Table_20_Contents">
      <style:text-properties style:font-name="Cantarell" fo:font-size="14pt" officeooo:rsid="002bc288" officeooo:paragraph-rsid="002bc288" style:font-size-asian="14pt" style:font-name-complex="Cantarell" style:font-size-complex="14pt"/>
    </style:style>
    <style:style style:name="P100" style:family="paragraph" style:parent-style-name="Table_20_Contents">
      <style:text-properties style:font-name="Cantarell" fo:font-size="14pt" officeooo:rsid="002e800d" officeooo:paragraph-rsid="002e800d" style:font-size-asian="14pt" style:font-name-complex="Cantarell" style:font-size-complex="14pt"/>
    </style:style>
    <style:style style:name="P101" style:family="paragraph" style:parent-style-name="Table_20_Contents">
      <style:text-properties style:font-name="Cantarell" fo:font-size="14pt" officeooo:rsid="002e800d" officeooo:paragraph-rsid="00390486" style:font-size-asian="14pt" style:font-name-complex="Cantarell" style:font-size-complex="14pt"/>
    </style:style>
    <style:style style:name="P102" style:family="paragraph" style:parent-style-name="Table_20_Contents">
      <style:text-properties style:font-name="Cantarell" fo:font-size="14pt" officeooo:paragraph-rsid="00390486" style:font-size-asian="14pt" style:font-name-complex="Cantarell" style:font-size-complex="14pt"/>
    </style:style>
    <style:style style:name="P103" style:family="paragraph" style:parent-style-name="Table_20_Contents">
      <style:text-properties style:font-name="Cantarell" fo:font-size="12pt" style:font-size-asian="12pt" style:font-name-complex="Cantarell" style:font-size-complex="12pt"/>
    </style:style>
    <style:style style:name="P104" style:family="paragraph" style:parent-style-name="Table_20_Contents">
      <style:text-properties style:font-name="Cantarell" fo:font-size="12pt" officeooo:rsid="0036be17" officeooo:paragraph-rsid="0036be17" style:font-size-asian="12pt" style:font-name-complex="Cantarell" style:font-size-complex="12pt"/>
    </style:style>
    <style:style style:name="P105" style:family="paragraph" style:parent-style-name="Table_20_Contents">
      <style:text-properties style:font-name="Cantarell" fo:font-size="12pt" officeooo:rsid="003a613b" officeooo:paragraph-rsid="003a613b" style:font-size-asian="12pt" style:font-name-complex="Cantarell" style:font-size-complex="12pt"/>
    </style:style>
    <style:style style:name="P106" style:family="paragraph" style:parent-style-name="Table_20_Contents">
      <style:text-properties style:font-name="Cantarell" fo:font-size="12pt" officeooo:rsid="003bb051" officeooo:paragraph-rsid="003bb051" style:font-size-asian="12pt" style:font-name-complex="Cantarell" style:font-size-complex="12pt"/>
    </style:style>
    <style:style style:name="P107" style:family="paragraph" style:parent-style-name="Table_20_Contents">
      <style:text-properties style:font-name="Cantarell" fo:font-size="16pt" style:font-size-asian="16pt" style:font-name-complex="Cantarell" style:font-size-complex="16pt"/>
    </style:style>
    <style:style style:name="P108" style:family="paragraph" style:parent-style-name="Table_20_Contents">
      <style:text-properties style:font-name="Cantarell" fo:font-size="16pt" officeooo:paragraph-rsid="0034d1ef" style:font-size-asian="16pt" style:font-name-complex="Cantarell" style:font-size-complex="16pt"/>
    </style:style>
    <style:style style:name="P109" style:family="paragraph" style:parent-style-name="Table_20_Contents">
      <style:text-properties style:font-name="Cantarell" fo:font-size="16pt" style:font-size-asian="14pt" style:font-name-complex="Cantarell" style:font-size-complex="16pt"/>
    </style:style>
    <style:style style:name="P110" style:family="paragraph" style:parent-style-name="Text_20_body" style:list-style-name="L2">
      <style:text-properties fo:font-variant="normal" fo:text-transform="none" fo:color="#1f2328" loext:opacity="100%" style:font-name="Cantarell" fo:font-size="12pt" fo:letter-spacing="normal" fo:font-style="normal" fo:font-weight="normal" officeooo:rsid="001f15b5" officeooo:paragraph-rsid="001fa19b" style:font-size-asian="17.5pt" style:font-name-complex="Cantarell" style:font-size-complex="20pt"/>
    </style:style>
    <style:style style:name="P11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name-complex="Cantarell"/>
    </style:style>
    <style:style style:name="P1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name-complex="Cantarell"/>
    </style:style>
    <style:style style:name="P1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paragraph-rsid="002adc9b" style:font-name-complex="Cantarell"/>
    </style:style>
    <style:style style:name="P11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paragraph-rsid="003d1e05" style:font-name-complex="Cantarell"/>
    </style:style>
    <style:style style:name="P11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paragraph-rsid="003ed2c6" style:font-name-complex="Cantarell"/>
    </style:style>
    <style:style style:name="P1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rsid="003ef10e" officeooo:paragraph-rsid="003ef10e" style:font-name-complex="Cantarell"/>
    </style:style>
    <style:style style:name="P117" style:family="paragraph" style:parent-style-name="Text_20_body">
      <style:text-properties fo:font-variant="normal" fo:text-transform="none" fo:color="#1f2328" loext:opacity="100%" style:font-name="Cantarell" fo:font-size="12pt" fo:letter-spacing="normal" fo:font-style="normal" fo:font-weight="normal" officeooo:rsid="003a26f8" officeooo:paragraph-rsid="003a26f8" style:font-size-asian="12pt" style:font-weight-asian="normal" style:font-name-complex="Cantarell" style:font-size-complex="12pt" style:font-weight-complex="normal"/>
    </style:style>
    <style:style style:name="P118" style:family="paragraph" style:parent-style-name="Text_20_body">
      <style:text-properties fo:font-variant="normal" fo:text-transform="none" fo:color="#1f2328" loext:opacity="100%" style:font-name="Cantarell" fo:font-size="12pt" fo:letter-spacing="normal" fo:font-style="normal" fo:font-weight="normal" officeooo:rsid="003ef10e" officeooo:paragraph-rsid="003ef10e" style:font-size-asian="12pt" style:font-weight-asian="normal" style:font-name-complex="Cantarell" style:font-size-complex="12pt" style:font-weight-complex="normal"/>
    </style:style>
    <style:style style:name="P11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size-asian="12pt" style:font-name-complex="Cantarell" style:font-size-complex="12pt"/>
    </style:style>
    <style:style style:name="P12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size-asian="12pt" style:font-name-complex="Cantarell" style:font-size-complex="12pt"/>
    </style:style>
    <style:style style:name="P12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style:font-size-asian="12pt" style:font-name-complex="Cantarell" style:font-size-complex="12pt"/>
    </style:style>
    <style:style style:name="P122" style:family="paragraph" style:parent-style-name="Text_20_body">
      <style:text-properties fo:font-variant="normal" fo:text-transform="none" fo:color="#1f2328" loext:opacity="100%" style:font-name="Cantarell" fo:font-size="12pt" fo:letter-spacing="normal" fo:font-weight="normal" officeooo:rsid="003be0d1" officeooo:paragraph-rsid="003be0d1" style:font-size-asian="12pt" style:font-weight-asian="normal" style:font-name-complex="Cantarell" style:font-size-complex="12pt" style:font-weight-complex="normal"/>
    </style:style>
    <style:style style:name="P12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24"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letter-spacing="normal" style:font-name-complex="Cantarell"/>
    </style:style>
    <style:style style:name="P1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2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officeooo:paragraph-rsid="003ed2c6" style:font-name-complex="Cantarell"/>
    </style:style>
    <style:style style:name="P127" style:family="paragraph" style:parent-style-name="Text_20_body" style:list-style-name="L7">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28" style:family="paragraph" style:parent-style-name="Text_20_body" style:list-style-name="L8">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2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officeooo:paragraph-rsid="0048df26" style:font-name-complex="Cantarell"/>
    </style:style>
    <style:style style:name="P13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officeooo:rsid="0048df26" officeooo:paragraph-rsid="0048df26" style:font-name-complex="Cantarell"/>
    </style:style>
    <style:style style:name="P13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8pt" fo:letter-spacing="normal" fo:font-style="normal" fo:font-weight="normal" officeooo:rsid="003bb051" officeooo:paragraph-rsid="003bb051" style:font-size-asian="28pt" style:font-name-complex="Cantarell" style:font-size-complex="28pt"/>
    </style:style>
    <style:style style:name="P13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8pt" fo:letter-spacing="normal" fo:font-style="normal" fo:font-weight="normal" officeooo:rsid="003fcc78" officeooo:paragraph-rsid="003fcc78" style:font-size-asian="28pt" style:font-name-complex="Cantarell" style:font-size-complex="28pt"/>
    </style:style>
    <style:style style:name="P133"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28pt" fo:letter-spacing="normal" fo:font-style="normal" officeooo:rsid="0023e964" officeooo:paragraph-rsid="002bc288" style:font-size-asian="28pt" style:font-name-complex="Cantarell" style:font-size-complex="28pt"/>
    </style:style>
    <style:style style:name="P134"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28pt" fo:letter-spacing="normal" fo:font-style="normal" officeooo:rsid="0023e964" officeooo:paragraph-rsid="003a26f8" style:font-size-asian="28pt" style:font-name-complex="Cantarell" style:font-size-complex="28pt"/>
    </style:style>
    <style:style style:name="P135" style:family="paragraph" style:parent-style-name="Text_20_body">
      <style:paragraph-properties fo:margin-left="0cm" fo:margin-right="0cm"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13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26pt" fo:letter-spacing="normal" style:font-size-asian="26pt" style:font-name-complex="Cantarell" style:font-size-complex="26pt" style:font-style-complex="normal" style:font-weight-complex="normal"/>
    </style:style>
    <style:style style:name="P13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6pt" fo:letter-spacing="normal" fo:font-style="normal" fo:font-weight="normal" officeooo:rsid="003ef10e" officeooo:paragraph-rsid="003ef10e" style:font-size-asian="26pt" style:font-name-complex="Cantarell" style:font-size-complex="26pt"/>
    </style:style>
    <style:style style:name="P138" style:family="paragraph" style:parent-style-name="Text_20_body">
      <style:text-properties fo:font-variant="normal" fo:text-transform="none" fo:color="#1f2328" loext:opacity="100%" style:font-name="Cantarell" fo:font-size="16pt" fo:letter-spacing="normal" fo:font-style="normal" fo:font-weight="normal" officeooo:rsid="003faa34" officeooo:paragraph-rsid="003faa34" style:font-size-asian="16pt" style:font-weight-asian="normal" style:font-name-complex="Cantarell" style:font-size-complex="16pt" style:font-weight-complex="normal"/>
    </style:style>
    <style:style style:name="P139" style:family="paragraph" style:parent-style-name="Text_20_body">
      <style:text-properties fo:font-variant="normal" fo:text-transform="none" fo:color="#1f2328" loext:opacity="100%" style:font-name="Cantarell" fo:font-size="16pt" fo:letter-spacing="normal" fo:font-style="normal" fo:font-weight="normal" officeooo:rsid="004329e2" officeooo:paragraph-rsid="004329e2" style:font-size-asian="16pt" style:font-weight-asian="normal" style:font-name-complex="Cantarell" style:font-size-complex="16pt" style:font-weight-complex="normal"/>
    </style:style>
    <style:style style:name="P14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6pt" fo:letter-spacing="normal" fo:font-style="normal" fo:font-weight="normal" officeooo:rsid="003fcc78" officeooo:paragraph-rsid="003fcc78" style:font-size-asian="16pt" style:font-name-complex="Cantarell" style:font-size-complex="16pt"/>
    </style:style>
    <style:style style:name="P14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style:font-size-asian="16pt" style:font-name-complex="Cantarell" style:font-size-complex="16pt"/>
    </style:style>
    <style:style style:name="P14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officeooo:paragraph-rsid="003fcc78" style:font-size-asian="16pt" style:font-name-complex="Cantarell" style:font-size-complex="16pt"/>
    </style:style>
    <style:style style:name="P143"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16pt" fo:letter-spacing="normal" officeooo:paragraph-rsid="003fcc78" style:font-size-asian="16pt" style:font-name-complex="Cantarell" style:font-size-complex="16pt"/>
    </style:style>
    <style:style style:name="P14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officeooo:paragraph-rsid="004329e2" style:font-size-asian="16pt" style:font-name-complex="Cantarell" style:font-size-complex="16pt"/>
    </style:style>
    <style:style style:name="P14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officeooo:paragraph-rsid="0046837c" style:font-size-asian="16pt" style:font-name-complex="Cantarell" style:font-size-complex="16pt"/>
    </style:style>
    <style:style style:name="P14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officeooo:paragraph-rsid="0048df26" style:font-size-asian="16pt" style:font-name-complex="Cantarell" style:font-size-complex="16pt"/>
    </style:style>
    <style:style style:name="P147" style:family="paragraph" style:parent-style-name="Text_20_body" style:list-style-name="L8">
      <style:paragraph-properties fo:margin-left="0cm" fo:margin-right="0cm" fo:margin-top="0cm" fo:margin-bottom="0.247cm" style:contextual-spacing="false" fo:orphans="2" fo:widows="2" fo:text-indent="0cm" style:auto-text-indent="false"/>
    </style:style>
    <style:style style:name="P148"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46837c"/>
    </style:style>
    <style:style style:name="P149"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47df65"/>
    </style:style>
    <style:style style:name="P150"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style:font-name-complex="Cantarell"/>
    </style:style>
    <style:style style:name="P151" style:family="paragraph" style:parent-style-name="Text_20_body">
      <style:paragraph-properties fo:margin-left="0cm" fo:margin-right="0cm" fo:margin-top="0cm" fo:margin-bottom="0.247cm" style:contextual-spacing="false" fo:orphans="2" fo:widows="2" fo:text-indent="0cm" style:auto-text-indent="false" fo:break-before="page"/>
      <style:text-properties style:font-name="Cantarell" style:font-name-complex="Cantarell"/>
    </style:style>
    <style:style style:name="P152"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officeooo:paragraph-rsid="003d1e05" style:font-name-complex="Cantarell"/>
    </style:style>
    <style:style style:name="P153"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officeooo:paragraph-rsid="003fcc78" style:font-name-complex="Cantarell"/>
    </style:style>
    <style:style style:name="P154"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officeooo:paragraph-rsid="004329e2" style:font-name-complex="Cantarell"/>
    </style:style>
    <style:style style:name="P155"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officeooo:paragraph-rsid="0048df26" style:font-name-complex="Cantarell"/>
    </style:style>
    <style:style style:name="P156"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officeooo:paragraph-rsid="004ad086" style:font-name-complex="Cantarell"/>
    </style:style>
    <style:style style:name="P157" style:family="paragraph" style:parent-style-name="Text_20_body">
      <style:paragraph-properties fo:margin-left="0cm" fo:margin-right="0cm" fo:margin-top="0cm" fo:margin-bottom="0cm" style:contextual-spacing="false" fo:orphans="2" fo:widows="2" fo:text-indent="0cm" style:auto-text-indent="false"/>
      <style:text-properties style:font-name="Cantarell" officeooo:rsid="002bc288" officeooo:paragraph-rsid="002bc288" style:font-name-complex="Cantarell"/>
    </style:style>
    <style:style style:name="P158" style:family="paragraph" style:parent-style-name="Text_20_body">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style:font-name="Cantarell" officeooo:paragraph-rsid="004ad086" style:font-name-complex="Cantarell"/>
    </style:style>
    <style:style style:name="P159" style:family="paragraph" style:parent-style-name="Text_20_body">
      <style:paragraph-properties fo:margin-left="0cm" fo:margin-right="0cm" fo:line-height="125%" fo:orphans="2" fo:widows="2" fo:text-indent="0cm" style:auto-text-indent="false" fo:break-before="page" fo:padding-left="0cm" fo:padding-right="0cm" fo:padding-top="0cm" fo:padding-bottom="0.049cm" fo:border-left="none" fo:border-right="none" fo:border-top="none" fo:border-bottom="0.06pt solid #000000"/>
      <style:text-properties style:font-name="Cantarell" officeooo:paragraph-rsid="004ad086" style:font-name-complex="Cantarell"/>
    </style:style>
    <style:style style:name="P160" style:family="paragraph" style:parent-style-name="Text_20_body">
      <style:paragraph-properties fo:margin-left="0cm" fo:margin-right="0cm" fo:line-height="125%" fo:orphans="2" fo:widows="2" fo:text-indent="0cm" style:auto-text-indent="false" fo:padding-left="0cm" fo:padding-right="0cm" fo:padding-top="0cm" fo:padding-bottom="0.049cm" fo:border="none"/>
      <style:text-properties style:font-name="Cantarell" officeooo:paragraph-rsid="004ad086" style:font-name-complex="Cantarell"/>
    </style:style>
    <style:style style:name="P161" style:family="paragraph" style:parent-style-name="Text_20_body">
      <style:paragraph-properties fo:margin-left="0cm" fo:margin-right="0cm" fo:line-height="125%" fo:orphans="2" fo:widows="2" fo:text-indent="0cm" style:auto-text-indent="false" fo:break-before="page" fo:padding-left="0cm" fo:padding-right="0cm" fo:padding-top="0cm" fo:padding-bottom="0.049cm" fo:border="none"/>
      <style:text-properties style:font-name="Cantarell" officeooo:paragraph-rsid="004b0262" style:font-name-complex="Cantarell"/>
    </style:style>
    <style:style style:name="P162" style:family="paragraph" style:parent-style-name="Text_20_body">
      <style:paragraph-properties fo:margin-left="0cm" fo:margin-right="0cm" fo:line-height="125%" fo:orphans="2" fo:widows="2" fo:text-indent="0cm" style:auto-text-indent="false" fo:padding-left="0cm" fo:padding-right="0cm" fo:padding-top="0cm" fo:padding-bottom="0.049cm" fo:border="none"/>
      <style:text-properties style:font-name="Cantarell" officeooo:paragraph-rsid="004b0262" style:font-name-complex="Cantarell"/>
    </style:style>
    <style:style style:name="P163" style:family="paragraph" style:parent-style-name="Text_20_body" style:master-page-name="">
      <style:paragraph-properties fo:margin-left="0cm" fo:margin-right="0cm" fo:line-height="125%" fo:orphans="2" fo:widows="2" fo:text-indent="0cm" style:auto-text-indent="false" style:page-number="auto" fo:padding-left="0cm" fo:padding-right="0cm" fo:padding-top="0cm" fo:padding-bottom="0.049cm" fo:border="none"/>
      <style:text-properties style:font-name="Cantarell" officeooo:rsid="004b0262" officeooo:paragraph-rsid="004b0262" style:font-name-complex="Cantarell"/>
    </style:style>
    <style:style style:name="P164"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fo:font-size="20pt" officeooo:rsid="001f15b5" officeooo:paragraph-rsid="00282fa2" style:font-size-asian="17.5pt" style:font-name-complex="Cantarell" style:font-size-complex="20pt"/>
    </style:style>
    <style:style style:name="P165" style:family="paragraph" style:parent-style-name="Text_20_body">
      <style:paragraph-properties fo:margin-left="0cm" fo:margin-right="0cm" fo:margin-top="0cm" fo:margin-bottom="0.247cm" style:contextual-spacing="false" fo:orphans="2" fo:widows="2" fo:text-indent="0cm" style:auto-text-indent="false" fo:break-before="page"/>
      <style:text-properties style:font-name="Cantarell" fo:font-size="20pt" officeooo:rsid="001f15b5" officeooo:paragraph-rsid="00282fa2" style:font-size-asian="17.5pt" style:font-name-complex="Cantarell" style:font-size-complex="20pt"/>
    </style:style>
    <style:style style:name="P166"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fo:font-size="28pt" officeooo:rsid="0023e964" officeooo:paragraph-rsid="0023e964" style:font-size-asian="28pt" style:font-name-complex="Cantarell" style:font-size-complex="28pt"/>
    </style:style>
    <style:style style:name="P167"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fo:font-size="16pt" officeooo:paragraph-rsid="004b0262" style:font-size-asian="16pt" style:font-name-complex="Cantarell" style:font-size-complex="16pt"/>
    </style:style>
    <style:style style:name="P168" style:family="paragraph" style:parent-style-name="Text_20_body">
      <style:paragraph-properties fo:margin-left="0cm" fo:margin-right="0cm" fo:margin-top="0cm" fo:margin-bottom="0.247cm" style:contextual-spacing="false" fo:orphans="2" fo:widows="2" fo:text-indent="0cm" style:auto-text-indent="false"/>
      <style:text-properties fo:font-size="16pt" officeooo:paragraph-rsid="0046837c" style:font-size-asian="16pt" style:font-size-complex="16pt"/>
    </style:style>
    <style:style style:name="T1" style:family="text">
      <style:text-properties fo:font-size="40pt" style:font-size-asian="35pt" style:font-size-complex="40pt"/>
    </style:style>
    <style:style style:name="T2" style:family="text">
      <style:text-properties fo:font-size="40pt" style:font-size-asian="40pt" style:font-size-complex="40pt"/>
    </style:style>
    <style:style style:name="T3" style:family="text">
      <style:text-properties fo:font-variant="normal" fo:text-transform="none" fo:color="#1f2328" loext:opacity="100%" style:font-name="apple-system" fo:font-size="12pt" fo:letter-spacing="normal" fo:font-style="normal" fo:font-weight="normal" officeooo:rsid="0047df65" style:font-size-complex="12pt" style:font-style-complex="normal" style:font-weight-complex="normal"/>
    </style:style>
    <style:style style:name="T4" style:family="text">
      <style:text-properties fo:font-variant="normal" fo:text-transform="none" fo:color="#1f2328" loext:opacity="100%" style:font-name="apple-system" fo:font-size="12pt" fo:letter-spacing="normal" fo:font-style="italic" fo:font-weight="normal" officeooo:rsid="0047df65" style:font-size-complex="12pt" style:font-style-complex="normal" style:font-weight-complex="normal"/>
    </style:style>
    <style:style style:name="T5" style:family="text">
      <style:text-properties fo:font-variant="normal" fo:text-transform="none" fo:color="#1f2328" loext:opacity="100%" style:font-name="apple-system" fo:font-size="12pt" fo:letter-spacing="normal" fo:font-style="italic" style:text-underline-style="none" fo:font-weight="normal" style:font-size-asian="28pt" style:font-size-complex="12pt" style:font-style-complex="normal" style:font-weight-complex="normal"/>
    </style:style>
    <style:style style:name="T6" style:family="text">
      <style:text-properties fo:font-variant="normal" fo:text-transform="none" fo:color="#1f2328" loext:opacity="100%" style:font-name="apple-system" fo:font-size="12pt" fo:letter-spacing="normal" fo:font-style="italic" style:text-underline-style="none" fo:font-weight="normal" officeooo:rsid="0047df65" style:font-size-asian="28pt" style:font-size-complex="12pt" style:font-style-complex="normal" style:font-weight-complex="normal"/>
    </style:style>
    <style:style style:name="T7" style:family="text">
      <style:text-properties fo:font-variant="normal" fo:text-transform="none" fo:color="#1f2328" loext:opacity="100%" fo:letter-spacing="normal" fo:font-style="normal"/>
    </style:style>
    <style:style style:name="T8" style:family="text">
      <style:text-properties fo:font-variant="normal" fo:text-transform="none" fo:color="#1f2328" loext:opacity="100%" fo:letter-spacing="normal" fo:font-style="normal" fo:font-weight="normal"/>
    </style:style>
    <style:style style:name="T9" style:family="text">
      <style:text-properties fo:font-variant="normal" fo:text-transform="none" fo:color="#1f2328" loext:opacity="100%" fo:letter-spacing="normal" fo:font-style="normal" fo:font-weight="normal" officeooo:rsid="001f15b5"/>
    </style:style>
    <style:style style:name="T10" style:family="text">
      <style:text-properties fo:font-variant="normal" fo:text-transform="none" fo:color="#1f2328" loext:opacity="100%" fo:letter-spacing="normal" fo:font-style="normal" fo:font-weight="normal" officeooo:rsid="0020b39c"/>
    </style:style>
    <style:style style:name="T11" style:family="text">
      <style:text-properties fo:font-variant="normal" fo:text-transform="none" fo:color="#1f2328" loext:opacity="100%" fo:letter-spacing="normal" fo:font-style="normal" fo:font-weight="normal" style:font-style-asian="normal" style:font-style-complex="normal"/>
    </style:style>
    <style:style style:name="T12" style:family="text">
      <style:text-properties fo:font-variant="normal" fo:text-transform="none" fo:color="#1f2328" loext:opacity="100%" fo:letter-spacing="normal" fo:font-style="normal" fo:font-weight="normal" officeooo:rsid="004b0262" style:font-style-asian="normal" style:font-style-complex="normal"/>
    </style:style>
    <style:style style:name="T13" style:family="text">
      <style:text-properties fo:font-variant="normal" fo:text-transform="none" fo:color="#1f2328" loext:opacity="100%" fo:letter-spacing="normal" fo:font-style="normal" fo:font-weight="normal" officeooo:rsid="004b0262" style:font-style-asian="normal" style:font-size-complex="12pt" style:font-style-complex="normal" style:font-weight-complex="normal"/>
    </style:style>
    <style:style style:name="T14" style:family="text">
      <style:text-properties fo:font-variant="normal" fo:text-transform="none" fo:color="#1f2328" loext:opacity="100%" fo:letter-spacing="normal" fo:font-style="normal" officeooo:rsid="002f9aa9"/>
    </style:style>
    <style:style style:name="T15" style:family="text">
      <style:text-properties fo:font-variant="normal" fo:text-transform="none" fo:color="#1f2328" loext:opacity="100%" fo:letter-spacing="normal" fo:font-style="normal" officeooo:rsid="003a189c"/>
    </style:style>
    <style:style style:name="T16" style:family="text">
      <style:text-properties fo:font-variant="normal" fo:text-transform="none" fo:color="#1f2328" loext:opacity="100%" fo:letter-spacing="normal" fo:font-style="normal" officeooo:rsid="003ad5d8"/>
    </style:style>
    <style:style style:name="T17" style:family="text">
      <style:text-properties fo:font-variant="normal" fo:text-transform="none" fo:color="#1f2328" loext:opacity="100%" fo:letter-spacing="normal" fo:font-style="normal" officeooo:rsid="003bb051"/>
    </style:style>
    <style:style style:name="T18" style:family="text">
      <style:text-properties fo:font-variant="normal" fo:text-transform="none" fo:color="#1f2328" loext:opacity="100%" fo:letter-spacing="normal" fo:font-style="normal" officeooo:rsid="002906cb"/>
    </style:style>
    <style:style style:name="T19" style:family="text">
      <style:text-properties fo:font-variant="normal" fo:text-transform="none" fo:color="#1f2328" loext:opacity="100%" fo:letter-spacing="normal" fo:font-style="normal" officeooo:rsid="002a202d"/>
    </style:style>
    <style:style style:name="T20" style:family="text">
      <style:text-properties fo:font-variant="normal" fo:text-transform="none" fo:color="#1f2328" loext:opacity="100%" fo:letter-spacing="normal" style:font-size-complex="12pt" style:font-style-complex="normal" style:font-weight-complex="normal"/>
    </style:style>
    <style:style style:name="T21" style:family="text">
      <style:text-properties fo:font-variant="normal" fo:text-transform="none" fo:color="#1f2328" loext:opacity="100%" fo:letter-spacing="normal" officeooo:rsid="0047df65" style:font-size-complex="12pt" style:font-style-complex="normal" style:font-weight-complex="normal"/>
    </style:style>
    <style:style style:name="T22" style:family="text">
      <style:text-properties fo:font-variant="normal" fo:text-transform="none" fo:color="#1f2328" loext:opacity="100%" fo:letter-spacing="normal" fo:font-style="italic" fo:font-weight="normal" style:font-style-complex="normal" style:font-weight-complex="normal"/>
    </style:style>
    <style:style style:name="T23" style:family="text">
      <style:text-properties fo:font-variant="normal" fo:text-transform="none" fo:color="#1f2328" loext:opacity="100%" fo:letter-spacing="normal" fo:font-style="italic" fo:font-weight="normal" officeooo:rsid="0047df65" style:font-style-complex="normal" style:font-weight-complex="normal"/>
    </style:style>
    <style:style style:name="T24" style:family="text">
      <style:text-properties fo:font-variant="normal" fo:text-transform="none" fo:color="#1f2328" loext:opacity="100%" fo:letter-spacing="normal" style:font-style-complex="normal" style:font-weight-complex="normal"/>
    </style:style>
    <style:style style:name="T25" style:family="text">
      <style:text-properties fo:font-variant="normal" fo:text-transform="none" fo:color="#1f2328" loext:opacity="100%" fo:letter-spacing="normal" fo:font-weight="normal" style:font-weight-complex="normal"/>
    </style:style>
    <style:style style:name="T26" style:family="text">
      <style:text-properties fo:font-variant="normal" fo:text-transform="none" fo:color="#1f2328" loext:opacity="100%" fo:letter-spacing="normal" fo:font-weight="normal" officeooo:rsid="0047df65" style:font-weight-complex="normal"/>
    </style:style>
    <style:style style:name="T27" style:family="text">
      <style:text-properties fo:font-variant="normal" fo:text-transform="none" fo:color="#1f2328" loext:opacity="100%" fo:font-size="26pt" fo:letter-spacing="normal" fo:font-style="normal" fo:font-weight="normal" style:font-size-asian="26pt" style:font-weight-asian="normal" style:font-size-complex="26pt" style:font-weight-complex="normal"/>
    </style:style>
    <style:style style:name="T28" style:family="text">
      <style:text-properties fo:font-variant="normal" fo:text-transform="none" fo:color="#1f2328" loext:opacity="100%" fo:font-size="26pt" fo:letter-spacing="normal" fo:font-style="normal" fo:font-weight="normal" officeooo:rsid="00282fa2" style:font-size-asian="26pt" style:font-weight-asian="normal" style:font-size-complex="26pt" style:font-weight-complex="normal"/>
    </style:style>
    <style:style style:name="T29" style:family="text">
      <style:text-properties fo:font-variant="normal" fo:text-transform="none" fo:color="#1f2328" loext:opacity="100%" fo:font-size="26pt" fo:letter-spacing="normal" fo:font-style="normal" style:font-size-asian="26pt" style:font-size-complex="26pt"/>
    </style:style>
    <style:style style:name="T30" style:family="text">
      <style:text-properties fo:font-variant="normal" fo:text-transform="none" fo:color="#1f2328" loext:opacity="100%" fo:font-size="26pt" fo:letter-spacing="normal" fo:font-style="normal" officeooo:rsid="002f9aa9" style:font-size-asian="26pt" style:font-size-complex="26pt"/>
    </style:style>
    <style:style style:name="T31" style:family="text">
      <style:text-properties fo:font-variant="normal" fo:text-transform="none" fo:color="#1f2328" loext:opacity="100%" fo:font-size="26pt" fo:letter-spacing="normal" fo:font-style="normal" officeooo:rsid="003a189c" style:font-size-asian="26pt" style:font-size-complex="26pt"/>
    </style:style>
    <style:style style:name="T32" style:family="text">
      <style:text-properties fo:font-variant="normal" fo:text-transform="none" fo:color="#1f2328" loext:opacity="100%" fo:font-size="26pt" fo:letter-spacing="normal" fo:font-style="normal" officeooo:rsid="003ad5d8" style:font-size-asian="26pt" style:font-size-complex="26pt"/>
    </style:style>
    <style:style style:name="T33" style:family="text">
      <style:text-properties fo:font-variant="normal" fo:text-transform="none" fo:color="#1f2328" loext:opacity="100%" fo:font-size="26pt" fo:letter-spacing="normal" fo:font-style="normal" officeooo:rsid="003bb051" style:font-size-asian="26pt" style:font-size-complex="26pt"/>
    </style:style>
    <style:style style:name="T34" style:family="text">
      <style:text-properties fo:font-variant="normal" fo:text-transform="none" fo:color="#1f2328" loext:opacity="100%" fo:font-size="20pt" fo:letter-spacing="normal" fo:font-style="normal" style:font-size-asian="20pt" style:font-size-complex="20pt"/>
    </style:style>
    <style:style style:name="T35" style:family="text">
      <style:text-properties fo:font-variant="normal" fo:text-transform="none" fo:color="#1f2328" loext:opacity="100%" fo:font-size="20pt" fo:letter-spacing="normal" fo:font-style="normal" fo:font-weight="normal" style:font-size-asian="20pt" style:font-weight-asian="normal" style:font-size-complex="20pt" style:font-weight-complex="normal"/>
    </style:style>
    <style:style style:name="T36" style:family="text">
      <style:text-properties fo:font-variant="normal" fo:text-transform="none" fo:color="#1f2328" loext:opacity="100%" fo:font-size="12pt" fo:letter-spacing="normal" fo:font-style="normal" fo:font-weight="normal"/>
    </style:style>
    <style:style style:name="T37" style:family="text">
      <style:text-properties fo:font-variant="normal" fo:text-transform="none" fo:color="#1f2328" loext:opacity="100%" fo:font-size="12pt" fo:letter-spacing="normal" fo:font-style="normal" fo:font-weight="normal" officeooo:rsid="002adc9b" style:font-size-asian="12pt" style:font-weight-asian="bold" style:font-size-complex="12pt" style:font-weight-complex="bold"/>
    </style:style>
    <style:style style:name="T38" style:family="text">
      <style:text-properties fo:font-variant="normal" fo:text-transform="none" fo:color="#1f2328" loext:opacity="100%" fo:font-size="12pt" fo:letter-spacing="normal" fo:font-style="normal" fo:font-weight="normal" officeooo:rsid="002adc9b"/>
    </style:style>
    <style:style style:name="T39" style:family="text">
      <style:text-properties fo:font-variant="normal" fo:text-transform="none" fo:color="#1f2328" loext:opacity="100%" fo:font-size="12pt" fo:letter-spacing="normal" fo:font-style="normal" fo:font-weight="normal" style:font-style-asian="normal" style:font-style-complex="normal"/>
    </style:style>
    <style:style style:name="T40" style:family="text">
      <style:text-properties fo:font-variant="normal" fo:text-transform="none" fo:color="#1f2328" loext:opacity="100%" fo:font-size="12pt" fo:letter-spacing="normal" fo:font-style="italic" fo:font-weight="normal"/>
    </style:style>
    <style:style style:name="T41" style:family="text">
      <style:text-properties fo:font-variant="normal" fo:text-transform="none" fo:color="#1f2328" loext:opacity="100%" fo:font-size="12pt" fo:letter-spacing="normal" fo:font-style="italic" fo:font-weight="normal" style:font-size-complex="12pt" style:font-style-complex="normal" style:font-weight-complex="normal"/>
    </style:style>
    <style:style style:name="T42" style:family="text">
      <style:text-properties fo:font-variant="normal" fo:text-transform="none" fo:color="#1f2328" loext:opacity="100%" fo:font-size="12pt" fo:letter-spacing="normal" fo:font-style="italic" fo:font-weight="normal" officeooo:rsid="0047df65" style:font-size-complex="12pt" style:font-style-complex="normal" style:font-weight-complex="normal"/>
    </style:style>
    <style:style style:name="T43" style:family="text">
      <style:text-properties fo:font-variant="normal" fo:text-transform="none" fo:color="#1f2328" loext:opacity="100%" fo:font-size="12pt" fo:letter-spacing="normal" fo:font-weight="normal"/>
    </style:style>
    <style:style style:name="T44" style:family="text">
      <style:text-properties fo:font-variant="normal" fo:text-transform="none" fo:color="#1f2328" loext:opacity="100%" fo:font-size="16pt" fo:letter-spacing="normal" fo:font-style="normal" fo:font-weight="normal" style:font-size-asian="16pt" style:font-size-complex="16pt"/>
    </style:style>
    <style:style style:name="T45" style:family="text">
      <style:text-properties fo:font-variant="normal" fo:text-transform="none" fo:color="#1f2328" loext:opacity="100%" fo:font-size="16pt" fo:letter-spacing="normal" fo:font-style="normal" fo:font-weight="normal" officeooo:rsid="00452512" style:font-size-asian="16pt" style:font-size-complex="16pt"/>
    </style:style>
    <style:style style:name="T46" style:family="text">
      <style:text-properties fo:font-variant="normal" fo:text-transform="none" fo:color="#1f2328" loext:opacity="100%" fo:font-size="16pt" fo:letter-spacing="normal" style:font-size-asian="16pt" style:font-size-complex="16pt" style:font-style-complex="normal" style:font-weight-complex="normal"/>
    </style:style>
    <style:style style:name="T47" style:family="text">
      <style:text-properties fo:font-variant="normal" fo:text-transform="none" fo:color="#1f2328" loext:opacity="100%" fo:font-size="18pt" fo:letter-spacing="normal" fo:font-style="normal" fo:font-weight="normal" style:font-size-asian="18pt" style:font-size-complex="18pt"/>
    </style:style>
    <style:style style:name="T48" style:family="text">
      <style:text-properties fo:font-variant="normal" fo:text-transform="none" fo:color="#1f2328" loext:opacity="100%" fo:font-size="18pt" fo:letter-spacing="normal" fo:font-style="normal" fo:font-weight="bold" officeooo:rsid="003d1e05" style:font-size-asian="18pt" style:font-weight-asian="bold" style:font-size-complex="18pt" style:font-weight-complex="bold"/>
    </style:style>
    <style:style style:name="T49" style:family="text">
      <style:text-properties fo:font-variant="normal" fo:text-transform="none" fo:color="#1f2328" loext:opacity="100%" fo:font-size="18pt" fo:letter-spacing="normal" style:font-size-asian="18pt" style:font-size-complex="18pt" style:font-style-complex="normal" style:font-weight-complex="normal"/>
    </style:style>
    <style:style style:name="T50" style:family="text">
      <style:text-properties fo:font-variant="normal" fo:text-transform="none" fo:color="#1f2328" loext:opacity="100%" fo:font-size="14pt" fo:letter-spacing="normal" fo:font-style="normal" fo:font-weight="normal" style:font-size-asian="14pt" style:font-weight-asian="bold" style:font-size-complex="14pt" style:font-weight-complex="bold"/>
    </style:style>
    <style:style style:name="T51" style:family="text">
      <style:text-properties fo:font-variant="normal" fo:text-transform="none" fo:color="#1f2328" loext:opacity="100%" fo:font-size="14pt" fo:letter-spacing="normal" fo:font-style="normal" fo:font-weight="normal" officeooo:rsid="002adc9b" style:font-size-asian="14pt" style:font-weight-asian="bold" style:font-size-complex="14pt" style:font-weight-complex="bold"/>
    </style:style>
    <style:style style:name="T52" style:family="text">
      <style:text-properties fo:font-variant="normal" fo:text-transform="none" fo:color="#1f2328" loext:opacity="100%" fo:font-size="14pt" fo:letter-spacing="normal" fo:font-style="normal" fo:font-weight="normal" style:font-size-asian="14pt" style:font-size-complex="14pt"/>
    </style:style>
    <style:style style:name="T53" style:family="text">
      <style:text-properties fo:font-variant="normal" fo:text-transform="none" fo:color="#1f2328" loext:opacity="100%" fo:font-size="14pt" fo:letter-spacing="normal" fo:font-style="normal" fo:font-weight="normal" officeooo:rsid="002adc9b" style:font-size-asian="14pt" style:font-size-complex="14pt"/>
    </style:style>
    <style:style style:name="T54" style:family="text">
      <style:text-properties fo:font-variant="normal" fo:text-transform="none" fo:color="#1f2328" loext:opacity="100%" fo:font-size="14pt" fo:letter-spacing="normal" fo:font-style="normal" fo:font-weight="normal" officeooo:rsid="002adc9b" style:font-size-asian="14pt" style:font-size-complex="14pt" style:font-style-complex="normal" style:font-weight-complex="normal"/>
    </style:style>
    <style:style style:name="T55" style:family="text">
      <style:text-properties fo:font-variant="normal" fo:text-transform="none" fo:color="#1f2328" loext:opacity="100%" fo:font-size="32pt" fo:letter-spacing="normal" fo:font-style="normal" fo:font-weight="bold" officeooo:rsid="001ebf84" style:font-size-asian="32pt" style:font-weight-asian="bold" style:font-size-complex="32pt" style:font-weight-complex="bold"/>
    </style:style>
    <style:style style:name="T56" style:family="text">
      <style:text-properties fo:font-variant="normal" fo:text-transform="none" fo:color="#1f2328" loext:opacity="100%" fo:font-size="32pt" fo:letter-spacing="normal" fo:font-style="normal" fo:font-weight="bold" officeooo:rsid="003d1e05" style:font-size-asian="32pt" style:font-weight-asian="bold" style:font-size-complex="32pt" style:font-weight-complex="bold"/>
    </style:style>
    <style:style style:name="T57" style:family="text">
      <style:text-properties fo:font-variant="normal" fo:text-transform="none" fo:color="#1f2328" loext:opacity="100%" style:font-name="Cantarell" fo:font-size="16pt" fo:letter-spacing="normal" fo:font-style="normal" fo:font-weight="normal" style:font-size-asian="16pt" style:font-name-complex="Cantarell" style:font-size-complex="16pt"/>
    </style:style>
    <style:style style:name="T58" style:family="text">
      <style:text-properties fo:font-variant="normal" fo:text-transform="none" fo:color="#1f2328" loext:opacity="100%" style:font-name="Cantarell" fo:font-size="16pt" fo:letter-spacing="normal" fo:font-style="normal" fo:font-weight="normal" officeooo:rsid="001ee273" style:font-size-asian="16pt" style:font-name-complex="Cantarell" style:font-size-complex="16pt"/>
    </style:style>
    <style:style style:name="T59" style:family="text">
      <style:text-properties fo:font-variant="normal" fo:text-transform="none" fo:color="#1f2328" loext:opacity="100%" style:font-name="Cantarell" fo:font-size="16pt" fo:letter-spacing="normal" fo:font-style="normal" fo:font-weight="normal" officeooo:rsid="004329e2" style:font-size-asian="16pt" style:font-name-complex="Cantarell" style:font-size-complex="16pt"/>
    </style:style>
    <style:style style:name="T60" style:family="text">
      <style:text-properties fo:font-variant="normal" fo:text-transform="none" fo:color="#1f2328" loext:opacity="100%" style:font-name="Cantarell" fo:font-size="16pt" fo:letter-spacing="normal" fo:font-style="normal" fo:font-weight="normal" officeooo:rsid="001fa19b" style:font-size-asian="16pt" style:font-name-complex="Cantarell" style:font-size-complex="16pt"/>
    </style:style>
    <style:style style:name="T61" style:family="text">
      <style:text-properties fo:font-variant="normal" fo:text-transform="none" fo:color="#1f2328" loext:opacity="100%" style:font-name="Cantarell" fo:font-size="16pt" fo:letter-spacing="normal" fo:font-style="normal" fo:font-weight="normal" officeooo:rsid="0020b39c" style:font-size-asian="16pt" style:font-name-complex="Cantarell" style:font-size-complex="16pt"/>
    </style:style>
    <style:style style:name="T62" style:family="text">
      <style:text-properties fo:font-variant="normal" fo:text-transform="none" fo:color="#1f2328" loext:opacity="100%" style:font-name="Cantarell" fo:font-size="16pt" fo:letter-spacing="normal" fo:font-style="normal" fo:font-weight="bold" style:font-size-asian="16pt" style:font-weight-asian="bold" style:font-name-complex="Cantarell" style:font-size-complex="16pt" style:font-weight-complex="bold"/>
    </style:style>
    <style:style style:name="T63" style:family="text">
      <style:text-properties fo:font-variant="normal" fo:text-transform="none" fo:color="#1f2328" loext:opacity="100%" style:font-name="Cantarell" fo:font-size="16pt" fo:letter-spacing="normal" fo:font-style="italic" fo:font-weight="bold" style:font-size-asian="16pt" style:font-style-asian="italic" style:font-weight-asian="bold" style:font-name-complex="Cantarell" style:font-size-complex="16pt" style:font-style-complex="italic" style:font-weight-complex="bold"/>
    </style:style>
    <style:style style:name="T64" style:family="text">
      <style:text-properties fo:font-variant="normal" fo:text-transform="none" fo:color="#1f2328" loext:opacity="100%" style:font-name="Cantarell" fo:font-size="16pt" fo:letter-spacing="normal" fo:font-style="italic" fo:font-weight="bold" officeooo:rsid="001ee273" style:font-size-asian="16pt" style:font-style-asian="italic" style:font-weight-asian="bold" style:font-name-complex="Cantarell" style:font-size-complex="16pt" style:font-style-complex="italic" style:font-weight-complex="bold"/>
    </style:style>
    <style:style style:name="T65" style:family="text">
      <style:text-properties fo:font-variant="normal" fo:text-transform="none" fo:color="#1f2328" loext:opacity="100%" style:font-name="Cantarell" fo:font-size="16pt" fo:letter-spacing="normal" style:font-size-asian="16pt" style:font-name-complex="Cantarell" style:font-size-complex="16pt" style:font-style-complex="normal" style:font-weight-complex="normal"/>
    </style:style>
    <style:style style:name="T66" style:family="text">
      <style:text-properties fo:font-variant="normal" fo:text-transform="none" fo:color="#1f2328" loext:opacity="100%" style:font-name="Cantarell" fo:font-size="12pt" fo:letter-spacing="normal" fo:font-style="normal" fo:font-weight="normal" style:font-name-complex="Cantarell"/>
    </style:style>
    <style:style style:name="T67" style:family="text">
      <style:text-properties fo:font-variant="normal" fo:text-transform="none" fo:color="#1f2328" loext:opacity="100%" style:font-name="Cantarell" fo:font-size="12pt" fo:letter-spacing="normal" fo:font-style="normal" fo:font-weight="normal" officeooo:rsid="001fa19b" style:font-name-complex="Cantarell"/>
    </style:style>
    <style:style style:name="T68" style:family="text">
      <style:text-properties fo:font-variant="normal" fo:text-transform="none" fo:color="#1f2328" loext:opacity="100%" style:font-name="Cantarell" fo:font-size="12pt" fo:letter-spacing="normal" fo:font-style="italic" fo:font-weight="bold" style:font-style-asian="italic" style:font-weight-asian="bold" style:font-name-complex="Cantarell" style:font-style-complex="italic" style:font-weight-complex="bold"/>
    </style:style>
    <style:style style:name="T69" style:family="text">
      <style:text-properties fo:font-variant="normal" fo:text-transform="none" fo:color="#1f2328" loext:opacity="100%" style:font-name="Cantarell" fo:letter-spacing="normal" style:font-name-complex="Cantarell" style:font-size-complex="12pt" style:font-style-complex="normal" style:font-weight-complex="normal"/>
    </style:style>
    <style:style style:name="T70" style:family="text">
      <style:text-properties fo:font-variant="normal" fo:text-transform="none" fo:color="#1f2328" loext:opacity="100%" style:font-name="Cantarell" fo:letter-spacing="normal" style:font-name-complex="Cantarell" style:font-style-complex="normal" style:font-weight-complex="normal"/>
    </style:style>
    <style:style style:name="T71" style:family="text">
      <style:text-properties fo:font-variant="normal" fo:text-transform="none" fo:color="#1f2328" loext:opacity="100%" style:font-name="Cantarell" fo:letter-spacing="normal" fo:font-style="normal" style:font-name-complex="Cantarell"/>
    </style:style>
    <style:style style:name="T72" style:family="text">
      <style:text-properties fo:font-variant="normal" fo:text-transform="none" fo:color="#1f2328" loext:opacity="100%" style:font-name="Cantarell" fo:letter-spacing="normal" fo:font-style="normal" fo:font-weight="normal" style:font-name-complex="Cantarell"/>
    </style:style>
    <style:style style:name="T73" style:family="text">
      <style:text-properties fo:font-variant="normal" fo:text-transform="none" fo:color="#1f2328" loext:opacity="100%" style:font-name="Cantarell" fo:letter-spacing="normal" fo:font-style="normal" fo:font-weight="normal" officeooo:rsid="0020b39c" style:font-name-complex="Cantarell"/>
    </style:style>
    <style:style style:name="T74" style:family="text">
      <style:text-properties fo:font-variant="normal" fo:text-transform="none" fo:color="#1f2328" loext:opacity="100%" style:font-name="Cantarell" fo:letter-spacing="normal" fo:font-style="italic" fo:font-weight="bold" style:font-style-asian="italic" style:font-weight-asian="bold" style:font-name-complex="Cantarell" style:font-style-complex="italic" style:font-weight-complex="bold"/>
    </style:style>
    <style:style style:name="T75" style:family="text">
      <style:text-properties fo:font-variant="normal" fo:text-transform="none" fo:color="#1f2328" loext:opacity="100%" style:font-name="Cantarell" fo:font-size="18pt" fo:letter-spacing="normal" style:font-size-asian="18pt" style:font-name-complex="Cantarell" style:font-size-complex="18pt" style:font-style-complex="normal"/>
    </style:style>
    <style:style style:name="T76" style:family="text">
      <style:text-properties fo:font-variant="normal" fo:text-transform="none" fo:color="#1f2328" loext:opacity="100%" style:font-name="Cantarell" fo:font-size="18pt" fo:letter-spacing="normal" style:font-size-asian="18pt" style:font-name-complex="Cantarell" style:font-size-complex="18pt" style:font-style-complex="normal" style:font-weight-complex="normal"/>
    </style:style>
    <style:style style:name="T77" style:family="text">
      <style:text-properties fo:font-variant="normal" fo:text-transform="none" fo:color="#1f2328" loext:opacity="100%" style:font-name="Cantarell" fo:font-size="18pt" fo:letter-spacing="normal" fo:font-style="normal" style:text-underline-style="solid" style:text-underline-width="auto" style:text-underline-color="font-color" fo:font-weight="normal" style:font-size-asian="18pt" style:font-name-complex="Cantarell" style:font-size-complex="18pt"/>
    </style:style>
    <style:style style:name="T78" style:family="text">
      <style:text-properties fo:font-variant="normal" fo:text-transform="none" fo:color="#1f2328" loext:opacity="100%" style:font-name="Cantarell" fo:font-size="18pt" fo:letter-spacing="normal" fo:font-style="normal" style:text-underline-style="solid" style:text-underline-width="auto" style:text-underline-color="font-color" fo:font-weight="normal" officeooo:rsid="0020b39c" style:font-size-asian="18pt" style:font-name-complex="Cantarell" style:font-size-complex="18pt"/>
    </style:style>
    <style:style style:name="T79" style:family="text">
      <style:text-properties fo:font-variant="normal" fo:text-transform="none" fo:color="#1f2328" loext:opacity="100%" fo:font-size="28pt" fo:letter-spacing="normal" fo:font-style="normal" style:font-size-asian="28pt" style:font-size-complex="28pt"/>
    </style:style>
    <style:style style:name="T80" style:family="text">
      <style:text-properties fo:font-variant="normal" fo:text-transform="none" fo:color="#1f2328" loext:opacity="100%" fo:font-size="28pt" fo:letter-spacing="normal" fo:font-style="normal" officeooo:rsid="0023e964" style:font-size-asian="28pt" style:font-size-complex="28pt"/>
    </style:style>
    <style:style style:name="T81" style:family="text">
      <style:text-properties fo:font-variant="normal" fo:text-transform="none" fo:color="#1f2328" loext:opacity="100%" fo:font-size="28pt" fo:letter-spacing="normal" fo:font-style="normal" style:text-underline-style="none" style:font-size-asian="28pt" style:font-size-complex="28pt"/>
    </style:style>
    <style:style style:name="T82" style:family="text">
      <style:text-properties fo:font-variant="normal" fo:text-transform="none" fo:color="#1f2328" loext:opacity="100%" fo:font-size="28pt" fo:letter-spacing="normal" fo:font-style="normal" style:text-underline-style="none" officeooo:rsid="0023e964" style:font-size-asian="28pt" style:font-size-complex="28pt"/>
    </style:style>
    <style:style style:name="T83" style:family="text">
      <style:text-properties fo:font-variant="normal" fo:text-transform="none" fo:color="#1f2328" loext:opacity="100%" fo:font-size="28pt" fo:letter-spacing="normal" fo:font-style="normal" style:text-underline-style="none" officeooo:rsid="0048df26" style:font-size-asian="28pt" style:font-size-complex="28pt"/>
    </style:style>
    <style:style style:name="T84" style:family="text">
      <style:text-properties officeooo:rsid="001fa19b"/>
    </style:style>
    <style:style style:name="T85" style:family="text">
      <style:text-properties officeooo:rsid="0020b39c"/>
    </style:style>
    <style:style style:name="T86" style:family="text">
      <style:text-properties officeooo:rsid="00225073"/>
    </style:style>
    <style:style style:name="T87" style:family="text">
      <style:text-properties fo:font-size="26pt" style:font-size-asian="26pt" style:font-size-complex="26pt"/>
    </style:style>
    <style:style style:name="T88" style:family="text">
      <style:text-properties fo:font-size="26pt" fo:font-weight="bold" officeooo:rsid="003ed2c6" style:font-size-asian="26pt" style:font-weight-asian="bold" style:font-size-complex="26pt" style:font-weight-complex="bold"/>
    </style:style>
    <style:style style:name="T89" style:family="text">
      <style:text-properties fo:font-size="26pt" fo:font-weight="bold" officeooo:rsid="003faa34" style:font-size-asian="26pt" style:font-weight-asian="bold" style:font-size-complex="26pt" style:font-weight-complex="bold"/>
    </style:style>
    <style:style style:name="T90" style:family="text">
      <style:text-properties fo:font-style="italic"/>
    </style:style>
    <style:style style:name="T91" style:family="text">
      <style:text-properties fo:font-style="italic" fo:font-weight="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390486"/>
    </style:style>
    <style:style style:name="T94" style:family="text">
      <style:text-properties style:font-size-complex="12pt" style:font-style-complex="normal" style:font-weight-complex="normal"/>
    </style:style>
    <style:style style:name="T95" style:family="text">
      <style:text-properties style:font-style-complex="normal"/>
    </style:style>
    <style:style style:name="T96" style:family="text">
      <style:text-properties style:font-style-complex="normal" style:font-weight-complex="normal"/>
    </style:style>
    <style:style style:name="T97" style:family="text">
      <style:text-properties fo:font-style="normal"/>
    </style:style>
    <style:style style:name="T98" style:family="text">
      <style:text-properties fo:font-style="normal" fo:font-weight="normal"/>
    </style:style>
    <style:style style:name="T99" style:family="text">
      <style:text-properties fo:font-style="normal" fo:font-weight="normal" officeooo:rsid="001fa19b"/>
    </style:style>
    <style:style style:name="T100" style:family="text">
      <style:text-properties fo:font-style="normal" fo:font-weight="normal" officeooo:rsid="0020b39c"/>
    </style:style>
    <style:style style:name="T101" style:family="text">
      <style:text-properties fo:font-size="12pt" fo:font-style="normal" fo:font-weight="normal"/>
    </style:style>
    <style:style style:name="T102" style:family="text">
      <style:text-properties fo:font-size="12pt" fo:font-style="italic" fo:font-weight="normal"/>
    </style:style>
    <style:style style:name="T103" style:family="text">
      <style:text-properties fo:font-size="12pt" fo:font-style="italic" fo:font-weight="normal" style:font-style-asian="italic" style:font-weight-asian="normal" style:font-size-complex="12pt" style:font-style-complex="italic" style:font-weight-complex="normal"/>
    </style:style>
    <style:style style:name="T104" style:family="text">
      <style:text-properties fo:font-size="16pt" style:font-size-asian="16pt" style:font-size-complex="16pt" style:font-style-complex="normal" style:font-weight-complex="normal"/>
    </style:style>
    <style:style style:name="T105" style:family="text">
      <style:text-properties fo:font-size="16pt" fo:font-style="normal" fo:font-weight="bold" style:font-size-asian="16pt" style:font-weight-asian="bold" style:font-size-complex="16pt" style:font-weight-complex="bold"/>
    </style:style>
    <style:style style:name="T106" style:family="text">
      <style:text-properties fo:font-size="18pt" style:font-size-asian="18pt" style:font-size-complex="18pt" style:font-style-complex="normal"/>
    </style:style>
    <style:style style:name="T107" style:family="text">
      <style:text-properties fo:font-size="18pt" style:font-size-asian="18pt" style:font-size-complex="18pt" style:font-style-complex="normal" style:font-weight-complex="normal"/>
    </style:style>
    <style:style style:name="T108" style:family="text">
      <style:text-properties fo:font-size="18pt" fo:font-style="normal" fo:font-weight="normal" style:font-size-asian="18pt" style:font-size-complex="18pt"/>
    </style:style>
    <style:style style:name="T109" style:family="text">
      <style:text-properties fo:font-size="32pt" fo:font-weight="bold" officeooo:rsid="001ebf84" style:font-size-asian="32pt" style:font-weight-asian="bold" style:font-size-complex="32pt" style:font-weight-complex="bold"/>
    </style:style>
    <style:style style:name="T110" style:family="text">
      <style:text-properties fo:font-size="32pt" fo:font-weight="bold" officeooo:rsid="003ed2c6" style:font-size-asian="32pt" style:font-weight-asian="bold" style:font-size-complex="32pt" style:font-weight-complex="bold"/>
    </style:style>
    <style:style style:name="T111" style:family="text">
      <style:text-properties fo:font-size="32pt" fo:font-weight="bold" officeooo:rsid="003faa34" style:font-size-asian="32pt" style:font-weight-asian="bold" style:font-size-complex="32pt" style:font-weight-complex="bold"/>
    </style:style>
    <style:style style:name="T112" style:family="text">
      <style:text-properties fo:font-size="32pt" style:font-size-asian="32pt" style:font-size-complex="32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style="normal"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𒀀𒈬𒈾𒊒" text:anchor-type="page" text:anchor-page-number="1" svg:x="-0.741cm" svg:y="0cm" svg:width="0.741cm" draw:z-index="17">
        <draw:text-box fo:min-height="0.741cm">
          <text:p text:style-name="P6"/>
        </draw:text-box>
      </draw:frame>
      <draw:frame draw:style-name="fr1" draw:name="user-content-𒉆𒋾𒆷𒉌𒂠" text:anchor-type="page" text:anchor-page-number="1" svg:x="-0.741cm" svg:y="0cm" svg:width="0.741cm" draw:z-index="16">
        <draw:text-box fo:min-height="0.741cm">
          <text:p text:style-name="P6"/>
        </draw:text-box>
      </draw:frame>
      <draw:frame draw:style-name="fr1" draw:name="user-content-𒈗𒆠𒂗𒄀𒆠𒌵𒆤1" text:anchor-type="page" text:anchor-page-number="1" svg:x="-0.741cm" svg:y="0cm" svg:width="0.741cm" draw:z-index="15">
        <draw:text-box fo:min-height="0.741cm">
          <text:p text:style-name="P6"/>
        </draw:text-box>
      </draw:frame>
      <draw:frame draw:style-name="fr1" draw:name="user-content-𒈗𒋀𒀊𒆠𒈠" text:anchor-type="page" text:anchor-page-number="1" svg:x="-0.741cm" svg:y="0cm" svg:width="0.741cm" draw:z-index="14">
        <draw:text-box fo:min-height="0.741cm">
          <text:p text:style-name="P6"/>
        </draw:text-box>
      </draw:frame>
      <draw:frame draw:style-name="fr1" draw:name="user-content-𒍑𒆗𒂵" text:anchor-type="page" text:anchor-page-number="1" svg:x="-0.741cm" svg:y="0cm" svg:width="0.741cm" draw:z-index="13">
        <draw:text-box fo:min-height="0.741cm">
          <text:p text:style-name="P6"/>
        </draw:text-box>
      </draw:frame>
      <draw:frame draw:style-name="fr1" draw:name="user-content-𒌨𒀭𒇉2" text:anchor-type="page" text:anchor-page-number="1" svg:x="-0.741cm" svg:y="0cm" svg:width="0.741cm" draw:z-index="12">
        <draw:text-box fo:min-height="0.741cm">
          <text:p text:style-name="P6"/>
        </draw:text-box>
      </draw:frame>
      <draw:frame draw:style-name="fr1" draw:name="user-content-𒎏𒀀𒉌" text:anchor-type="page" text:anchor-page-number="1" svg:x="-0.741cm" svg:y="0cm" svg:width="0.741cm" draw:z-index="11">
        <draw:text-box fo:min-height="0.741cm">
          <text:p text:style-name="P6"/>
        </draw:text-box>
      </draw:frame>
      <draw:frame draw:style-name="fr1" draw:name="user-content-𒀭𒎏𒃲" text:anchor-type="page" text:anchor-page-number="1" svg:x="-0.741cm" svg:y="0cm" svg:width="0.741cm" draw:z-index="10">
        <draw:text-box fo:min-height="0.741cm">
          <text:p text:style-name="P6"/>
        </draw:text-box>
      </draw:frame>
      <draw:frame draw:style-name="fr1" draw:name="user-content-sentence-structure1" text:anchor-type="page" text:anchor-page-number="1" svg:x="-0.741cm" svg:y="0cm" svg:width="0.741cm" draw:z-index="9">
        <draw:text-box fo:min-height="0.741cm">
          <text:p text:style-name="P6"/>
        </draw:text-box>
      </draw:frame>
      <draw:frame draw:style-name="fr1" draw:name="user-content-second-rectangle" text:anchor-type="page" text:anchor-page-number="1" svg:x="-0.741cm" svg:y="0cm" svg:width="0.741cm" draw:z-index="1">
        <draw:text-box fo:min-height="0.741cm">
          <text:p text:style-name="P6"/>
        </draw:text-box>
      </draw:frame>
      <draw:frame draw:style-name="fr1" draw:name="user-content-first-rectangle" text:anchor-type="page" text:anchor-page-number="1" svg:x="-0.741cm" svg:y="0cm" svg:width="0.741cm" draw:z-index="0">
        <draw:text-box fo:min-height="0.741cm">
          <text:p text:style-name="P6"/>
        </draw:text-box>
      </draw:frame>
      <draw:frame draw:style-name="fr1" draw:name="user-content-third-rectangle" text:anchor-type="page" text:anchor-page-number="1" svg:x="-0.741cm" svg:y="0cm" svg:width="0.741cm" draw:z-index="2">
        <draw:text-box fo:min-height="0.741cm">
          <text:p text:style-name="P6"/>
        </draw:text-box>
      </draw:frame>
      <draw:frame draw:style-name="fr1" draw:name="user-content-fourth-rectangle" text:anchor-type="page" text:anchor-page-number="1" svg:x="-0.741cm" svg:y="0cm" svg:width="0.741cm" draw:z-index="3">
        <draw:text-box fo:min-height="0.741cm">
          <text:p text:style-name="P6"/>
        </draw:text-box>
      </draw:frame>
      <draw:frame draw:style-name="fr1" draw:name="user-content-fifth-rectangle" text:anchor-type="page" text:anchor-page-number="1" svg:x="-0.741cm" svg:y="0cm" svg:width="0.741cm" draw:z-index="4">
        <draw:text-box fo:min-height="0.741cm">
          <text:p text:style-name="P6"/>
        </draw:text-box>
      </draw:frame>
      <draw:frame draw:style-name="fr1" draw:name="user-content-sixth-rectangle" text:anchor-type="page" text:anchor-page-number="1" svg:x="-0.741cm" svg:y="0cm" svg:width="0.741cm" draw:z-index="5">
        <draw:text-box fo:min-height="0.741cm">
          <text:p text:style-name="P6"/>
        </draw:text-box>
      </draw:frame>
      <draw:frame draw:style-name="fr1" draw:name="user-content-seventh-rectangle" text:anchor-type="page" text:anchor-page-number="1" svg:x="-0.741cm" svg:y="0cm" svg:width="0.741cm" draw:z-index="6">
        <draw:text-box fo:min-height="0.741cm">
          <text:p text:style-name="P6"/>
        </draw:text-box>
      </draw:frame>
      <draw:frame draw:style-name="fr1" draw:name="user-content-eigth-rectangle" text:anchor-type="page" text:anchor-page-number="1" svg:x="-0.741cm" svg:y="0cm" svg:width="0.741cm" draw:z-index="7">
        <draw:text-box fo:min-height="0.741cm">
          <text:p text:style-name="P6"/>
        </draw:text-box>
      </draw:frame>
      <draw:frame draw:style-name="fr1" draw:name="user-content-the-method" text:anchor-type="page" text:anchor-page-number="1" svg:x="-0.741cm" svg:y="0cm" svg:width="0.741cm" draw:z-index="8">
        <draw:text-box fo:min-height="0.741cm">
          <text:p text:style-name="P6"/>
        </draw:text-box>
      </draw:frame>
      <draw:frame draw:style-name="fr1" draw:name="user-content-annotations-and-scholia" text:anchor-type="page" text:anchor-page-number="1" svg:x="-0.741cm" svg:y="0cm" svg:width="0.741cm" draw:z-index="18">
        <draw:text-box fo:min-height="0.741cm">
          <text:p text:style-name="P6"/>
        </draw:text-box>
      </draw:frame>
      <draw:frame draw:style-name="fr1" draw:name="user-content-𒀭𒂗𒆤" text:anchor-type="page" text:anchor-page-number="1" svg:x="-0.741cm" svg:y="0cm" svg:width="0.741cm" draw:z-index="19">
        <draw:text-box fo:min-height="0.741cm">
          <text:p text:style-name="P6"/>
        </draw:text-box>
      </draw:frame>
      <draw:frame draw:style-name="fr1" draw:name="user-content-𒈗𒆳𒆳𒊏" text:anchor-type="page" text:anchor-page-number="1" svg:x="-0.741cm" svg:y="0cm" svg:width="0.741cm" draw:z-index="20">
        <draw:text-box fo:min-height="0.741cm">
          <text:p text:style-name="P6"/>
        </draw:text-box>
      </draw:frame>
      <draw:frame draw:style-name="fr1" draw:name="user-content-𒈗𒀀𒉌1" text:anchor-type="page" text:anchor-page-number="1" svg:x="-0.741cm" svg:y="0cm" svg:width="0.741cm" draw:z-index="21">
        <draw:text-box fo:min-height="0.741cm">
          <text:p text:style-name="P6"/>
        </draw:text-box>
      </draw:frame>
      <draw:frame draw:style-name="fr1" draw:name="user-content-𒌨𒀭𒇉1" text:anchor-type="page" text:anchor-page-number="1" svg:x="-0.741cm" svg:y="0cm" svg:width="0.741cm" draw:z-index="22">
        <draw:text-box fo:min-height="0.741cm">
          <text:p text:style-name="P6"/>
        </draw:text-box>
      </draw:frame>
      <draw:frame draw:style-name="fr1" draw:name="user-content-𒈗𒋀𒀊𒆠𒈠-" text:anchor-type="page" text:anchor-page-number="1" svg:x="-0.741cm" svg:y="0cm" svg:width="0.741cm" draw:z-index="23">
        <draw:text-box fo:min-height="0.741cm">
          <text:p text:style-name="P6"/>
        </draw:text-box>
      </draw:frame>
      <draw:frame draw:style-name="fr1" draw:name="user-content-𒈗𒆠𒂗𒄀𒆠𒌵𒆤" text:anchor-type="page" text:anchor-page-number="1" svg:x="-0.741cm" svg:y="0cm" svg:width="0.741cm" draw:z-index="24">
        <draw:text-box fo:min-height="0.741cm">
          <text:p text:style-name="P6"/>
        </draw:text-box>
      </draw:frame>
      <draw:frame draw:style-name="fr1" draw:name="user-content-𒂍𒀀𒉌" text:anchor-type="page" text:anchor-page-number="1" svg:x="-0.741cm" svg:y="0cm" svg:width="0.741cm" draw:z-index="25">
        <draw:text-box fo:min-height="0.741cm">
          <text:p text:style-name="P6"/>
        </draw:text-box>
      </draw:frame>
      <draw:frame draw:style-name="fr1" draw:name="user-content-𒈬𒈾𒆕1" text:anchor-type="page" text:anchor-page-number="1" svg:x="-0.741cm" svg:y="0cm" svg:width="0.741cm" draw:z-index="26">
        <draw:text-box fo:min-height="0.741cm">
          <text:p text:style-name="P6"/>
        </draw:text-box>
      </draw:frame>
      <draw:frame draw:style-name="fr1" draw:name="user-content-𒀀𒇉𒂗𒂟𒉣" text:anchor-type="page" text:anchor-page-number="1" svg:x="-0.741cm" svg:y="0cm" svg:width="0.741cm" draw:z-index="27">
        <draw:text-box fo:min-height="0.741cm">
          <text:p text:style-name="P6"/>
        </draw:text-box>
      </draw:frame>
      <draw:frame draw:style-name="fr1" draw:name="user-content-𒈬𒈾𒁀𒀠" text:anchor-type="page" text:anchor-page-number="1" svg:x="-0.741cm" svg:y="0cm" svg:width="0.741cm" draw:z-index="28">
        <draw:text-box fo:min-height="0.741cm">
          <text:p text:style-name="P6"/>
        </draw:text-box>
      </draw:frame>
      <draw:frame draw:style-name="fr1" draw:name="user-content-𒀭𒈗𒀭𒊑𒉈" text:anchor-type="page" text:anchor-page-number="1" svg:x="-0.741cm" svg:y="0cm" svg:width="0.741cm" draw:z-index="29">
        <draw:text-box fo:min-height="0.741cm">
          <text:p text:style-name="P6"/>
        </draw:text-box>
      </draw:frame>
      <draw:frame draw:style-name="fr1" draw:name="user-content-𒈗𒀀𒉌" text:anchor-type="page" text:anchor-page-number="1" svg:x="-0.741cm" svg:y="0cm" svg:width="0.741cm" draw:z-index="30">
        <draw:text-box fo:min-height="0.741cm">
          <text:p text:style-name="P6"/>
        </draw:text-box>
      </draw:frame>
      <draw:frame draw:style-name="fr1" draw:name="user-content-𒌨𒀭𒇉" text:anchor-type="page" text:anchor-page-number="1" svg:x="-0.741cm" svg:y="0cm" svg:width="0.741cm" draw:z-index="31">
        <draw:text-box fo:min-height="0.741cm">
          <text:p text:style-name="P6"/>
        </draw:text-box>
      </draw:frame>
      <draw:frame draw:style-name="fr1" draw:name="user-content-𒈗𒋀𒀊𒆠𒈠𒆤" text:anchor-type="page" text:anchor-page-number="1" svg:x="-0.741cm" svg:y="0cm" svg:width="0.741cm" draw:z-index="32">
        <draw:text-box fo:min-height="0.741cm">
          <text:p text:style-name="P6"/>
        </draw:text-box>
      </draw:frame>
      <draw:frame draw:style-name="fr1" draw:name="user-content-𒄑𒊬𒈤" text:anchor-type="page" text:anchor-page-number="1" svg:x="-0.741cm" svg:y="0cm" svg:width="0.741cm" draw:z-index="33">
        <draw:text-box fo:min-height="0.741cm">
          <text:p text:style-name="P6"/>
        </draw:text-box>
      </draw:frame>
      <draw:frame draw:style-name="fr1" draw:name="user-content-𒈬𒈾𒁺" text:anchor-type="page" text:anchor-page-number="1" svg:x="-0.741cm" svg:y="0cm" svg:width="0.741cm" draw:z-index="34">
        <draw:text-box fo:min-height="0.741cm">
          <text:p text:style-name="P6"/>
        </draw:text-box>
      </draw:frame>
      <draw:frame draw:style-name="fr1" draw:name="user-content-𒁈𒆠𒂖𒆷" text:anchor-type="page" text:anchor-page-number="1" svg:x="-0.741cm" svg:y="0cm" svg:width="0.741cm" draw:z-index="35">
        <draw:text-box fo:min-height="0.741cm">
          <text:p text:style-name="P6"/>
        </draw:text-box>
      </draw:frame>
      <draw:frame draw:style-name="fr1" draw:name="user-content-𒈬𒈾𒆕" text:anchor-type="page" text:anchor-page-number="1" svg:x="-0.741cm" svg:y="0cm" svg:width="0.741cm" draw:z-index="36">
        <draw:text-box fo:min-height="0.741cm">
          <text:p text:style-name="P6"/>
        </draw:text-box>
      </draw:frame>
      <draw:frame draw:style-name="fr1" draw:name="user-content-sentence-structure" text:anchor-type="page" text:anchor-page-number="1" svg:x="-0.741cm" svg:y="0cm" svg:width="0.741cm" draw:z-index="37">
        <draw:text-box fo:min-height="0.741cm">
          <text:p text:style-name="P6"/>
        </draw:text-box>
      </draw:frame>
      <text:p text:style-name="P25"/>
      <text:p text:style-name="P2"/>
      <text:p text:style-name="P2"/>
      <text:p text:style-name="P2"/>
      <text:p text:style-name="P2"/>
      <text:p text:style-name="P2"/>
      <text:p text:style-name="P2"/>
      <text:p text:style-name="P2"/>
      <text:p text:style-name="P3"><text:title/><text:span text:style-name="T1">Sumerian cuneiforms</text:span></text:p>
      <text:p text:style-name="P4">Grammar and commented text</text:p>
      <text:p text:style-name="P2"/>
      <text:p text:style-name="P2"/>
      <text:p text:style-name="P2"/>
      <text:p text:style-name="P26"/>
      <text:p text:style-name="P45">Chapter 1: Ur-Nammu 9</text:p>
      <text:p text:style-name="P52"/>
      <text:list text:style-name="L1">
        <text:list-item>
          <text:p text:style-name="P53"><text:s/><text:span text:style-name="T2">𒀭𒋀𒆠 </text:span><text:s text:c="3"/></text:p>
        </text:list-item>
        <text:list-item>
          <text:p text:style-name="P53"><text:s/><text:span text:style-name="T2">𒈗𒀀𒉌 </text:span><text:s text:c="3"/></text:p>
        </text:list-item>
        <text:list-item>
          <text:p text:style-name="P53"><text:s/><text:span text:style-name="T2">𒌨𒀭𒇉 <text:s/></text:span><text:s text:c="2"/></text:p>
        </text:list-item>
        <text:list-item>
          <text:p text:style-name="P53"><text:s/><text:span text:style-name="T2">𒈗𒋀𒀊𒆠𒈠𒆤 </text:span></text:p>
        </text:list-item>
        <text:list-item>
          <text:p text:style-name="P53"><text:s/><text:span text:style-name="T2">𒂍𒀀𒉌 <text:s text:c="3"/></text:span></text:p>
        </text:list-item>
        <text:list-item>
          <text:p text:style-name="P53"><text:s/><text:span text:style-name="T2">𒈬𒈾𒆕 <text:s text:c="3"/></text:span></text:p>
        </text:list-item>
        <text:list-item>
          <text:p text:style-name="P53"><text:s/><text:span text:style-name="T2">𒂦𒋀𒀊𒆠𒈠 <text:s/></text:span></text:p>
        </text:list-item>
        <text:list-item>
          <text:p text:style-name="P53"><text:s/><text:span text:style-name="T2">𒈬𒈾𒆕 <text:s text:c="3"/></text:span></text:p>
        </text:list-item>
      </text:list>
      <text:p text:style-name="P54"/>
      <text:p text:style-name="P5"><text:span text:style-name="T57">There are few grammar books for Sumerian. Unfortunately, Marie-Louise Thomsen's "</text:span><text:span text:style-name="Strong_20_Emphasis"><text:span text:style-name="T63">The Sumerian Language</text:span></text:span><text:span text:style-name="T57">" does not use cuneiform, so I cannot recommend it. <text:s/></text:span><text:span text:style-name="T58">The same can be said about “</text:span><text:span text:style-name="T64">An Introduction to the Grammar of Sumerian</text:span><text:span text:style-name="T58">,” by Gábor Zólyomi. </text:span><text:span text:style-name="T57">This leaves us with John Hayes's manual. Therefore, I advise you to buy "</text:span><text:span text:style-name="Strong_20_Emphasis"><text:span text:style-name="T57">A Manual of Sumerian: Grammar and Texts</text:span></text:span><text:span text:style-name="T57">" to learn this ancient language in depth.</text:span></text:p>
      <text:p text:style-name="P54"><text:span text:style-name="T47"/></text:p>
      <text:p text:style-name="P54"><text:span text:style-name="T47"/></text:p>
      <text:p text:style-name="P54"><text:span text:style-name="T47"/></text:p>
      <text:p text:style-name="P57"><text:soft-page-break/>Sentence structure</text:p>
      <text:p text:style-name="P55"/>
      <text:p text:style-name="P63"><text:span text:style-name="T7">1- [NANNA</text:span><text:line-break/><text:span text:style-name="T7">2- LUGAL.ANI].{(R) #benefactive} -- For his king Nanna,</text:span><text:line-break/><text:span text:style-name="T7">3- [UR.NAMMU</text:span><text:line-break/><text:span text:style-name="T7">4- LUGAL.URIM5.{AK #genitive}].{E #ergative} -- the king of UR</text:span><text:line-break/><text:span text:style-name="T7">5- [E2.ANI].{#object} -- his temple</text:span><text:line-break/><text:span text:style-name="T7">6- MU.NA.DU3 #verb -- he built</text:span><text:line-break/><text:span text:style-name="T7">7- [[BAD3.URIM5].{A(K) #genitive}].{#object} -- the city wall of Ur</text:span><text:line-break/><text:span text:style-name="T7">8- MU.NA.DU3 #verb -- he built</text:span></text:p>
      <text:p text:style-name="P63"><text:span text:style-name="T7"/></text:p>
      <text:list text:style-name="L2">
        <text:list-item>
          <text:p text:style-name="P110">1,2- The benefactive has an unwritten R, which is represented by {(R)}</text:p>
        </text:list-item>
        <text:list-item>
          <text:p text:style-name="P110">3,4- The genitive ends in {AK} after consonant; the ergative ends in {E}</text:p>
        </text:list-item>
        <text:list-item>
          <text:p text:style-name="P110">5- The object of the action has no ending, which is represented by {}</text:p>
        </text:list-item>
        <text:list-item>
          <text:p text:style-name="P110">7- The genitive has an unwritten K, which is represented by {A(K)}</text:p>
        </text:list-item>
      </text:list>
      <text:p text:style-name="P111">Braces represent endings. In the representation of an ending, I may add a hash-prefixed comment on the grammatical function. For instance, the ergative ending {E} may be written as {E #ergative}. The empty ending of the object is commented as {#object}. Unwritten endings are placed between parentheses, such as {(R)}.</text:p>
      <text:p text:style-name="P55"><text:span text:style-name="T36"/></text:p>
      <text:h text:style-name="P19" text:outline-level="2">First <text:span text:style-name="T84">Line</text:span></text:h>
      <text:p text:style-name="P7"><text:span text:style-name="T57">The Ur-Nammu 9 document is divided into eight </text:span><text:span text:style-name="T60">lines</text:span><text:span text:style-name="T57">. </text:span><text:span text:style-name="T60">O</text:span><text:span text:style-name="T57">n the first </text:span><text:span text:style-name="T60">line</text:span><text:span text:style-name="T57"> the text </text:span><text:span text:style-name="T65">𒀭𒋀𒆠 </text:span><text:span text:style-name="T57">is written, which is the Sumerogram for the name of Nanna, the god of the Moon. The </text:span><text:span text:style-name="T65">𒀭 </text:span><text:span text:style-name="T57">symbol is read as DIG̃IR and is determinative for deity. We will learn in the next paragraph that this word is in the dative case; therefore, the translation of the </text:span><text:span text:style-name="T60">line</text:span><text:span text:style-name="T57"> is "</text:span><text:span text:style-name="Strong_20_Emphasis"><text:span text:style-name="T63">For Nanna.</text:span></text:span><text:span text:style-name="T57">"</text:span></text:p>
      <text:p text:style-name="P150"><text:span text:style-name="T36"/></text:p>
      <text:p text:style-name="P151"><text:span text:style-name="T36"/></text:p>
      <text:h text:style-name="P20" text:outline-level="2">Second <text:span text:style-name="T84">Line</text:span></text:h>
      <text:p text:style-name="P141"><text:span text:style-name="T98">The second </text:span><text:span text:style-name="T99">line</text:span><text:span text:style-name="T98"> contains three Sumerogram</text:span><text:span text:style-name="T98"><text:page-number text:select-page="current">3</text:page-number></text:span><text:span text:style-name="T98"><text:page-number text:select-page="current">3</text:page-number></text:span><text:span text:style-name="T98">s: </text:span><text:span text:style-name="T96">𒈗 </text:span><text:span text:style-name="T98">(LUGAL), </text:span><text:span text:style-name="T96">𒀀 </text:span><text:span text:style-name="T98">(syllable A), and </text:span><text:span text:style-name="T96">𒉌 </text:span><text:span text:style-name="T98">(syllable NI). LUGAL (</text:span><text:span text:style-name="T96">𒈗</text:span><text:span text:style-name="T98">) means "King" or "Lord." ANI (</text:span><text:span text:style-name="T96">𒀀𒉌</text:span><text:span text:style-name="T98">) can be translated as "his." Then LUGAL ANI (</text:span><text:span text:style-name="T96">𒈗𒀀𒉌</text:span><text:span text:style-name="T98">) means "his Lord." The Sumerogram </text:span><text:span text:style-name="T96">𒈗 </text:span><text:span text:style-name="T98">(LUGAL) is formed from </text:span><text:span text:style-name="T96">𒇽 </text:span><text:span text:style-name="T98">(lu₂, "person") and </text:span><text:span text:style-name="T96">𒃲 </text:span><text:span text:style-name="T98">(gal, "big").</text:span></text:p>
      <text:p text:style-name="P7"><text:span text:style-name="T66">In Sumerian, like in Latin and German, a nominal phrase has a case marker that indicates various grammatical functions. On the first and second </text:span><text:span text:style-name="T67">lines</text:span><text:span text:style-name="T66">, the case marker is the dative, which suggests the beneficiary of the action (</text:span><text:span text:style-name="Strong_20_Emphasis"><text:span text:style-name="T68">cui bono</text:span></text:span><text:span text:style-name="T66">). The dative marker is an "R," rarely expressed in writing. Therefore, the whole nominal phrase can be transliterated as [NANNA LUGAL.ANI]-(R), where the (R) is not expressed.</text:span></text:p>
      <text:h text:style-name="P22" text:outline-level="2"><text:span text:style-name="T9">Third </text:span><text:span text:style-name="T10">Line</text:span></text:h>
      <text:p text:style-name="P145"><text:span text:style-name="T98">The third </text:span><text:span text:style-name="T100">line</text:span><text:span text:style-name="T98"> contains the name of Ur-Nammu (</text:span><text:span text:style-name="T96">𒌨𒀭𒇉</text:span><text:span text:style-name="T98">), the king who rebuilt the temple of Nanna and is the document's author. The king's name is formed by </text:span><text:span text:style-name="T96">𒌨 </text:span><text:span text:style-name="T98">(UR), which means man or dog, and </text:span><text:span text:style-name="T96">𒀭𒇉 </text:span><text:span text:style-name="T98">(NAMMA), the Mother Earth of the Sumerians. Therefore, the king's name, </text:span><text:span text:style-name="T96">𒌨𒀭𒇉</text:span><text:span text:style-name="T98">, means "The Man of Namma." Note that the determinative of deity (</text:span><text:span text:style-name="T96">𒀭</text:span><text:span text:style-name="T98">) precedes the goddess's name.</text:span></text:p>
      <text:p text:style-name="P148"><text:span text:style-name="T77">Fourth </text:span><text:span text:style-name="T78">Line</text:span></text:p>
      <text:p text:style-name="P168"><text:span text:style-name="T72">On the fourth </text:span><text:span text:style-name="T73">line</text:span><text:span text:style-name="T72">, </text:span><text:span text:style-name="T70">𒋀𒀕𒆠 </text:span><text:span text:style-name="T72">(URIM2) is written, representing the city that was the cult center of Nanna. It is formed by the Sumerograms ŠEŠ (</text:span><text:span text:style-name="T70">𒋀</text:span><text:span text:style-name="T72">) and UNUG (</text:span><text:span text:style-name="T70">𒀕</text:span><text:span text:style-name="T72">). The Sumerogram </text:span><text:span text:style-name="T70">𒆠 </text:span><text:span text:style-name="T72">is determinative for geographic names.The genitive case denotes possession. Unlike the dative, English has a genitive case, formed by an apostrophe followed by "s." In English, one would say, "Urim's King."</text:span></text:p>
      <text:p text:style-name="P148"><text:span text:style-name="T57"/></text:p>
      <text:p text:style-name="P148"><text:span text:style-name="T57"/></text:p>
      <text:p text:style-name="P148"><text:soft-page-break/><text:span text:style-name="T57">In Sumerian, the genitive follows the possessor and is marked with "AK" after consonants and "K" after vowels. In this case, the "A" of "AK" was assimilated with the previous consonant, becoming </text:span><text:span text:style-name="T65">𒈠 </text:span><text:span text:style-name="T57">(MA). The Sumerogram </text:span><text:span text:style-name="T65">𒆤 </text:span><text:span text:style-name="T57">(KE4) represents the "K" of the genitive and the "E4" of the ergative.</text:span></text:p>
      <text:p text:style-name="P149"><text:span text:style-name="T57">Sumerian is an ergative language, meaning the agent of transitive actions is marked. In Sumerian, the marker is "E." However, the subject of an intransitive verb, like "</text:span><text:span text:style-name="Emphasis"><text:span text:style-name="T57">to go</text:span></text:span><text:span text:style-name="T57">" or "</text:span><text:span text:style-name="Emphasis"><text:span text:style-name="T57">to sleep</text:span></text:span><text:span text:style-name="T57">," does not receive the "E" that marks the agent.</text:span></text:p>
      <text:p text:style-name="P149"><text:span text:style-name="T77">Fifth </text:span><text:span text:style-name="T78">Line</text:span></text:p>
      <text:p text:style-name="P149"><text:span text:style-name="T57">The fifth </text:span><text:span text:style-name="T61">line</text:span><text:span text:style-name="T57"> introduces the temple (E2 - </text:span><text:span text:style-name="T65">𒂍</text:span><text:span text:style-name="T57">) that Ur-Nammu built. The expression </text:span><text:span text:style-name="T65">𒂍𒀀𒉌 </text:span><text:span text:style-name="T57">(E2 ANI) means "his temple."</text:span></text:p>
      <text:p text:style-name="P149"><text:span text:style-name="T77">Sixth </text:span><text:span text:style-name="T78">Line</text:span></text:p>
      <text:p text:style-name="P149"><text:span text:style-name="T57">The verb </text:span><text:span text:style-name="T65">𒈬𒈾𒆕 </text:span><text:span text:style-name="T57">(MUNADU3) can be translated as "built." The verb has three components:</text:span></text:p>
      <text:p text:style-name="P149"><text:span text:style-name="T65">𒈬 — </text:span><text:span text:style-name="T57">conjugation prefix</text:span></text:p>
      <text:p text:style-name="P149"><text:span text:style-name="T65">𒈾 — </text:span><text:span text:style-name="T57">Dimensional Prefix (DP) cross-referencing the dative</text:span></text:p>
      <text:p text:style-name="P149"><text:span text:style-name="T65">𒆕 — </text:span><text:span text:style-name="T57">verbal root</text:span></text:p>
      <text:p text:style-name="P149"><text:span text:style-name="T77">Seventh </text:span><text:span text:style-name="T78">Line</text:span></text:p>
      <text:p text:style-name="P149"><text:span text:style-name="T57">The noun phrase </text:span><text:span text:style-name="T65">𒂦𒋀𒀕𒆠𒈠 </text:span><text:span text:style-name="T57">(BAD2.URIM2.MA) means "wall of URIM2." The sumerogram </text:span><text:span text:style-name="T65">𒂦 </text:span><text:span text:style-name="T57">(BAD2) means "city wall." The /K/ of the genitive is omissible, meaning it is not expressed because it is not pronounced at the end of a nominal phrase.</text:span></text:p>
      <text:p text:style-name="P149"><text:span text:style-name="T77">Eigth </text:span><text:span text:style-name="T78">Line</text:span></text:p>
      <text:p text:style-name="P149"><text:span text:style-name="T57">The last rectangle repeats the </text:span><text:span text:style-name="T65">𒈬𒈾𒆕 </text:span><text:span text:style-name="T57">(MUNADU3) verb.</text:span></text:p>
      <text:h text:style-name="P14" text:outline-level="2"><text:soft-page-break/>The Method</text:h>
      <text:p text:style-name="P111"><text:span text:style-name="T85">E</text:span>ach <text:span text:style-name="T85">chapter of this document</text:span> will contain precise <text:s/>grammar, vocabulary, syllables, and Sumerograms essential for reading <text:span text:style-name="T85">a</text:span> document. This methodology ensures you will be able to handle a manageable amount of information initially.</text:p>
      <text:p text:style-name="P166"><text:span text:style-name="T8">Symbol List</text:span></text:p>
      <text:p text:style-name="P164"><text:span text:style-name="T36"/></text:p>
      <table:table table:name="Table4" table:style-name="Table4">
        <table:table-column table:style-name="Table4.A" table:number-columns-repeated="3"/>
        <table:table-row>
          <table:table-cell table:style-name="Table4.A1" office:value-type="string">
            <text:p text:style-name="P91">𒀭</text:p>
          </table:table-cell>
          <table:table-cell table:style-name="Table4.A1" office:value-type="string">
            <text:p text:style-name="P94">Sky, gods</text:p>
          </table:table-cell>
          <table:table-cell table:style-name="Table4.A1" office:value-type="string">
            <text:p text:style-name="P95"><text:span text:style-name="T93">(cn </text:span><text:span text:style-name="T86">a</text:span>n<text:span text:style-name="T93">)</text:span></text:p>
          </table:table-cell>
        </table:table-row>
        <table:table-row>
          <table:table-cell table:style-name="Table4.A1" office:value-type="string">
            <text:p text:style-name="P91">𒈹</text:p>
          </table:table-cell>
          <table:table-cell table:style-name="Table4.A1" office:value-type="string">
            <text:p text:style-name="P94">Inanna, a goddess</text:p>
          </table:table-cell>
          <table:table-cell table:style-name="Table4.A1" office:value-type="string">
            <text:p text:style-name="P95"><text:span text:style-name="T93">(cn </text:span>inanna<text:span text:style-name="T93">)</text:span></text:p>
          </table:table-cell>
        </table:table-row>
        <table:table-row>
          <table:table-cell table:style-name="Table4.A1" office:value-type="string">
            <text:p text:style-name="P91">𒀀</text:p>
          </table:table-cell>
          <table:table-cell table:style-name="Table4.A1" office:value-type="string">
            <text:p text:style-name="P94">Syllabic A</text:p>
          </table:table-cell>
          <table:table-cell table:style-name="Table4.A1" office:value-type="string">
            <text:p text:style-name="P95"><text:span text:style-name="T93">(cn </text:span>a<text:span text:style-name="T93">)</text:span></text:p>
          </table:table-cell>
        </table:table-row>
        <table:table-row>
          <table:table-cell table:style-name="Table4.A1" office:value-type="string">
            <text:p text:style-name="P92">𒉌</text:p>
          </table:table-cell>
          <table:table-cell table:style-name="Table4.A1" office:value-type="string">
            <text:p text:style-name="P94">Syllabic NI</text:p>
          </table:table-cell>
          <table:table-cell table:style-name="Table4.A1" office:value-type="string">
            <text:p text:style-name="P95"><text:span text:style-name="T93">(cn </text:span>ni<text:span text:style-name="T93">)</text:span></text:p>
          </table:table-cell>
        </table:table-row>
        <table:table-row>
          <table:table-cell table:style-name="Table4.A1" office:value-type="string">
            <text:p text:style-name="P91">𒌨𒀭𒇉</text:p>
          </table:table-cell>
          <table:table-cell table:style-name="Table4.A1" office:value-type="string">
            <text:p text:style-name="P94">Ur-Nammu</text:p>
          </table:table-cell>
          <table:table-cell table:style-name="Table4.A1" office:value-type="string">
            <text:p text:style-name="P93"><text:span text:style-name="T93">(cn </text:span>ur-nammu<text:span text:style-name="T93">)</text:span></text:p>
          </table:table-cell>
        </table:table-row>
        <table:table-row>
          <table:table-cell table:style-name="Table4.A1" office:value-type="string">
            <text:p text:style-name="P96">𒋀𒆠</text:p>
          </table:table-cell>
          <table:table-cell table:style-name="Table4.A1" office:value-type="string">
            <text:p text:style-name="P94">Nanna, a god</text:p>
          </table:table-cell>
          <table:table-cell table:style-name="Table4.A1" office:value-type="string">
            <text:p text:style-name="P97"><text:span text:style-name="T93">(cn </text:span>nanna<text:span text:style-name="T93">)</text:span></text:p>
          </table:table-cell>
        </table:table-row>
        <table:table-row>
          <table:table-cell table:style-name="Table4.A1" office:value-type="string">
            <text:p text:style-name="P96">𒈬</text:p>
          </table:table-cell>
          <table:table-cell table:style-name="Table4.A1" office:value-type="string">
            <text:p text:style-name="P94">Syllabic MU</text:p>
          </table:table-cell>
          <table:table-cell table:style-name="Table4.A1" office:value-type="string">
            <text:p text:style-name="P98"><text:span text:style-name="T93">(cn </text:span>mu<text:span text:style-name="T93">)</text:span></text:p>
          </table:table-cell>
        </table:table-row>
        <table:table-row>
          <table:table-cell table:style-name="Table4.A1" office:value-type="string">
            <text:p text:style-name="P96">𒈾</text:p>
          </table:table-cell>
          <table:table-cell table:style-name="Table4.A1" office:value-type="string">
            <text:p text:style-name="P94">Syllabic NA</text:p>
          </table:table-cell>
          <table:table-cell table:style-name="Table4.A1" office:value-type="string">
            <text:p text:style-name="P98"><text:span text:style-name="T93">(cn </text:span>na<text:span text:style-name="T93">)</text:span></text:p>
          </table:table-cell>
        </table:table-row>
        <table:table-row>
          <table:table-cell table:style-name="Table4.A1" office:value-type="string">
            <text:p text:style-name="P96">𒆕</text:p>
          </table:table-cell>
          <table:table-cell table:style-name="Table4.A1" office:value-type="string">
            <text:p text:style-name="P94">To build</text:p>
          </table:table-cell>
          <table:table-cell table:style-name="Table4.A1" office:value-type="string">
            <text:p text:style-name="P98"><text:span text:style-name="T93">(cn </text:span>du3<text:span text:style-name="T93">)</text:span></text:p>
          </table:table-cell>
        </table:table-row>
        <table:table-row>
          <table:table-cell table:style-name="Table4.A1" office:value-type="string">
            <text:p text:style-name="P96">𒈗</text:p>
          </table:table-cell>
          <table:table-cell table:style-name="Table4.A1" office:value-type="string">
            <text:p text:style-name="P94">King</text:p>
          </table:table-cell>
          <table:table-cell table:style-name="Table4.A1" office:value-type="string">
            <text:p text:style-name="P98"><text:span text:style-name="T93">(cn </text:span>lugal<text:span text:style-name="T93">)</text:span></text:p>
          </table:table-cell>
        </table:table-row>
        <table:table-row>
          <table:table-cell table:style-name="Table4.A1" office:value-type="string">
            <text:p text:style-name="P96">𒋀𒀊𒆠</text:p>
          </table:table-cell>
          <table:table-cell table:style-name="Table4.A1" office:value-type="string">
            <text:p text:style-name="P94">Ur, a city</text:p>
          </table:table-cell>
          <table:table-cell table:style-name="Table4.A1" office:value-type="string">
            <text:p text:style-name="P98"><text:span text:style-name="T93">(cn </text:span>urim<text:span text:style-name="T93">)</text:span></text:p>
          </table:table-cell>
        </table:table-row>
        <table:table-row>
          <table:table-cell table:style-name="Table4.A1" office:value-type="string">
            <text:p text:style-name="P96">𒈠</text:p>
          </table:table-cell>
          <table:table-cell table:style-name="Table4.A1" office:value-type="string">
            <text:p text:style-name="P94">Syllabic MA</text:p>
          </table:table-cell>
          <table:table-cell table:style-name="Table4.A1" office:value-type="string">
            <text:p text:style-name="P98"><text:span text:style-name="T93">(cn </text:span>ma<text:span text:style-name="T93">)</text:span></text:p>
          </table:table-cell>
        </table:table-row>
        <table:table-row>
          <table:table-cell table:style-name="Table4.A1" office:value-type="string">
            <text:p text:style-name="P96">𒆤</text:p>
          </table:table-cell>
          <table:table-cell table:style-name="Table4.A1" office:value-type="string">
            <text:p text:style-name="P94">Ergative marker</text:p>
          </table:table-cell>
          <table:table-cell table:style-name="Table4.A1" office:value-type="string">
            <text:p text:style-name="P94"><text:span text:style-name="T93">(cn </text:span>ke4<text:span text:style-name="T93">)</text:span></text:p>
          </table:table-cell>
        </table:table-row>
        <table:table-row>
          <table:table-cell table:style-name="Table4.A1" office:value-type="string">
            <text:p text:style-name="P96">𒂍</text:p>
          </table:table-cell>
          <table:table-cell table:style-name="Table4.A1" office:value-type="string">
            <text:p text:style-name="P94">House/temple</text:p>
          </table:table-cell>
          <table:table-cell table:style-name="Table4.A1" office:value-type="string">
            <text:p text:style-name="P94"><text:span text:style-name="T93">(cn </text:span>e2<text:span text:style-name="T93">)</text:span></text:p>
          </table:table-cell>
        </table:table-row>
        <table:table-row>
          <table:table-cell table:style-name="Table4.A1" office:value-type="string">
            <text:p text:style-name="P96">𒂦</text:p>
          </table:table-cell>
          <table:table-cell table:style-name="Table4.A1" office:value-type="string">
            <text:p text:style-name="P94">City wall</text:p>
          </table:table-cell>
          <table:table-cell table:style-name="Table4.A1" office:value-type="string">
            <text:p text:style-name="P94"><text:span text:style-name="T93">(cn </text:span>bad3<text:span text:style-name="T93">)</text:span></text:p>
          </table:table-cell>
        </table:table-row>
      </table:table>
      <text:p text:style-name="P164"><text:span text:style-name="T36"/></text:p>
      <text:p text:style-name="P165"><text:span text:style-name="T36"/></text:p>
      <text:p text:style-name="P46"><text:span text:style-name="T7">Chapter </text:span><text:span text:style-name="T14">2</text:span><text:span text:style-name="T7">: </text:span><text:span text:style-name="T28">𒍑𒆗𒂵</text:span></text:p>
      <text:p text:style-name="P47"><text:span text:style-name="T36"/></text:p>
      <text:p text:style-name="P27"><text:s/></text:p>
      <text:list text:style-name="L4">
        <text:list-item>
          <text:p text:style-name="P65"><text:span text:style-name="T7"><text:s/></text:span><text:span text:style-name="T29">𒀭𒈹 <text:s/></text:span><text:span text:style-name="T34"><text:s/></text:span></text:p>
        </text:list-item>
        <text:list-item>
          <text:p text:style-name="P65"><text:span text:style-name="T7"><text:s/></text:span><text:span text:style-name="T29">𒎏𒀀𒉌 <text:s/></text:span></text:p>
        </text:list-item>
        <text:list-item>
          <text:p text:style-name="P65"><text:span text:style-name="T7"><text:s/></text:span><text:span text:style-name="T29">𒌨𒀭𒇉</text:span><text:span text:style-name="T34"> <text:s/></text:span></text:p>
        </text:list-item>
        <text:list-item>
          <text:p text:style-name="P65"><text:span text:style-name="T7"><text:s/></text:span><text:span text:style-name="T29">𒍑𒆗𒂵 <text:s/></text:span></text:p>
        </text:list-item>
        <text:list-item>
          <text:p text:style-name="P65"><text:span text:style-name="T7"><text:s/></text:span><text:span text:style-name="T29">𒈗𒋀𒀊𒆠𒈠</text:span></text:p>
        </text:list-item>
        <text:list-item>
          <text:p text:style-name="P65"><text:span text:style-name="T7"><text:s/></text:span><text:span text:style-name="T29">𒈗𒆠𒂗𒄀</text:span><text:span text:style-name="T34"> </text:span></text:p>
        </text:list-item>
        <text:list-item>
          <text:p text:style-name="P65"><text:span text:style-name="T7"><text:s/></text:span><text:span text:style-name="T29">𒆠𒌵𒆤 </text:span><text:span text:style-name="T34"><text:s/></text:span></text:p>
        </text:list-item>
        <text:list-item>
          <text:p text:style-name="P65"><text:span text:style-name="T7"><text:s/></text:span><text:span text:style-name="T29">𒂍𒀀𒉌 </text:span><text:span text:style-name="T34"><text:s/></text:span></text:p>
        </text:list-item>
        <text:list-item>
          <text:p text:style-name="P80"><text:span text:style-name="T8"><text:s/></text:span><text:span text:style-name="T27">𒈬𒈾𒆕 </text:span><text:span text:style-name="T35"><text:s/></text:span></text:p>
        </text:list-item>
      </text:list>
      <text:p text:style-name="P81"><text:span text:style-name="T8"/></text:p>
      <text:p text:style-name="P58">Sentence structure</text:p>
      <text:p text:style-name="P56"/>
      <text:p text:style-name="P64"><text:span text:style-name="T7">1- [</text:span><text:span text:style-name="T18">I</text:span><text:span text:style-name="T7">NANNA – </text:span><text:span text:style-name="T18">For Inanna,</text:span><text:line-break/><text:span text:style-name="T7">2- </text:span><text:span text:style-name="T18">NIN</text:span><text:span text:style-name="T7">.ANI].{(R) #benefactive} – </text:span><text:span text:style-name="T18">his Lady</text:span><text:span text:style-name="T7">,</text:span><text:line-break/><text:span text:style-name="T7">3- [UR.NAMMU – </text:span><text:span text:style-name="T18">Ur-Nammu,</text:span><text:line-break/><text:span text:style-name="T7">4- </text:span><text:span text:style-name="T18">[NITA.KALAG]</text:span><text:span text:style-name="T7">.{A #</text:span><text:span text:style-name="T18">adjective from verb</text:span><text:span text:style-name="T7">} -- the </text:span><text:span text:style-name="T18">mighty man,</text:span><text:line-break/><text:span text:style-name="T7">5- [</text:span><text:span text:style-name="T19">LUGAL.URIM^ki</text:span><text:span text:style-name="T7">].{</text:span><text:span text:style-name="T19">MA(K) #genitive</text:span><text:span text:style-name="T7">} – </text:span><text:span text:style-name="T19">the king of Ur,</text:span><text:line-break/><text:span text:style-name="T7">6- </text:span><text:span text:style-name="T19">[LUGAL.KIENGI.KIURI].{K}].{E}</text:span><text:span text:style-name="T7"> – </text:span><text:span text:style-name="T19">the king of Sumer and Akkad,</text:span><text:line-break/><text:span text:style-name="T7">7- [</text:span><text:span text:style-name="T19">E2.ANI</text:span><text:span text:style-name="T7">].{</text:span><text:span text:style-name="T19">}</text:span><text:span text:style-name="T7"> -- </text:span><text:span text:style-name="T19">her temple (of Innana}</text:span><text:line-break/><text:span text:style-name="T7">8- MU.NA.DU3 #verb – </text:span><text:span text:style-name="T19">(the king)</text:span><text:span text:style-name="T7"> built</text:span></text:p>
      <text:p text:style-name="P64"><text:span text:style-name="T8"/></text:p>
      <text:p text:style-name="P81"><text:span text:style-name="T8"/></text:p>
      <text:list text:style-name="L5">
        <text:list-header>
          <text:p text:style-name="P82"><text:span text:style-name="T37"/></text:p>
          <text:p text:style-name="P84"><text:span text:style-name="T51">L</text:span><text:span text:style-name="T50">et us interprete the above structure.</text:span></text:p>
          <text:p text:style-name="P84"><text:span text:style-name="T50"/></text:p>
        </text:list-header>
        <text:list-item>
          <text:p text:style-name="P83"><text:span text:style-name="T51">1-2 <text:s/></text:span><text:span text:style-name="T52">(cn an inanna nin a ni) <text:s/>;; As in text one, this noun phrase ends in an unwritten R, the dative marker.</text:span></text:p>
        </text:list-item>
        <text:list-item>
          <text:p text:style-name="P83"><text:span text:style-name="T53">3-4 </text:span><text:span text:style-name="T52">(cn ur-nammu nita kalag ga)</text:span><text:span text:style-name="T53"> <text:s/>;; One may form adjectives by adding a nominalizing A-particle to a verbal root, **kalag** in the present expression. The nominalizing particle was contaminated by the final G consonant of the preceding word, giving extra information about its correct reading. </text:span><text:span text:style-name="T52">Different from English, Sumerian adjectives follow the noun they modify.</text:span></text:p>
        </text:list-item>
        <text:list-item>
          <text:p text:style-name="P83"><text:span text:style-name="T53">5 </text:span><text:span text:style-name="T52">(cn lugal urim ma)</text:span><text:span text:style-name="T53"> <text:s/>;; As we learned from text 1, the genitive is formed by K after vowels and AK after consonants. The scribe often omitted the K of AK. The M of MA is contamination from the final consonant of the previous word.</text:span></text:p>
        </text:list-item>
        <text:list-item>
          <text:p text:style-name="P83"><text:span text:style-name="T53">6 (cn lugal ki-en-gi ki uri ke4) <text:s text:c="2"/>;; In ke4 (</text:span><text:span text:style-name="T54">𒆤</text:span><text:span text:style-name="T53">), the K is the genitive marker, and the e4 is the ergative marker.</text:span></text:p>
        </text:list-item>
        <text:list-item>
          <text:p text:style-name="P36">7 (cn e2 a ni)</text:p>
        </text:list-item>
        <text:list-item>
          <text:p text:style-name="P83"><text:span text:style-name="T53">8 </text:span><text:span text:style-name="T52">(cn mu na du3)</text:span></text:p>
        </text:list-item>
      </text:list>
      <text:p text:style-name="P113"/>
      <text:p text:style-name="P157"><text:span text:style-name="T38"/></text:p>
      <text:p text:style-name="P37">Translation</text:p>
      <text:p text:style-name="P28">For Inanna, his lady, Ur-Nammu, the mighty man, King of Urim, King of Sumer and Akad, built her temple.</text:p>
      <text:p text:style-name="P81"><text:span text:style-name="T8"/></text:p>
      <text:p text:style-name="P81"><text:span text:style-name="T8"/></text:p>
      <text:p text:style-name="P133">Symbol List</text:p>
      <text:p text:style-name="P66"/>
      <table:table table:name="Table3" table:style-name="Table3">
        <table:table-column table:style-name="Table3.A"/>
        <table:table-column table:style-name="Table3.B"/>
        <table:table-column table:style-name="Table3.C"/>
        <table:table-row>
          <table:table-cell table:style-name="Table3.A1" office:value-type="string">
            <text:p text:style-name="P99">𒈹</text:p>
          </table:table-cell>
          <table:table-cell table:style-name="Table3.A1" office:value-type="string">
            <text:p text:style-name="P96"/>
          </table:table-cell>
          <table:table-cell table:style-name="Table3.A1" office:value-type="string">
            <text:p text:style-name="P100"><text:span text:style-name="T93">(cn </text:span>inanna<text:span text:style-name="T93">)</text:span></text:p>
          </table:table-cell>
        </table:table-row>
        <table:table-row>
          <table:table-cell table:style-name="Table3.A1" office:value-type="string">
            <text:p text:style-name="P96">𒎏</text:p>
          </table:table-cell>
          <table:table-cell table:style-name="Table3.A1" office:value-type="string">
            <text:p text:style-name="P96"/>
          </table:table-cell>
          <table:table-cell table:style-name="Table3.A1" office:value-type="string">
            <text:p text:style-name="P100"><text:span text:style-name="T93">(cn </text:span>nin<text:span text:style-name="T93">)</text:span></text:p>
          </table:table-cell>
        </table:table-row>
        <table:table-row>
          <table:table-cell table:style-name="Table3.A1" office:value-type="string">
            <text:p text:style-name="P96">𒌨𒀭𒇉</text:p>
          </table:table-cell>
          <table:table-cell table:style-name="Table3.A1" office:value-type="string">
            <text:p text:style-name="P96"/>
          </table:table-cell>
          <table:table-cell table:style-name="Table3.A1" office:value-type="string">
            <text:p text:style-name="P100"><text:span text:style-name="T93">(cn </text:span>ur-nammu<text:span text:style-name="T93">)</text:span></text:p>
          </table:table-cell>
        </table:table-row>
        <table:table-row>
          <table:table-cell table:style-name="Table3.A1" office:value-type="string">
            <text:p text:style-name="P96"><text:s/>𒍑</text:p>
          </table:table-cell>
          <table:table-cell table:style-name="Table3.A1" office:value-type="string">
            <text:p text:style-name="P96"/>
          </table:table-cell>
          <table:table-cell table:style-name="Table3.A1" office:value-type="string">
            <text:p text:style-name="P100"><text:span text:style-name="T93">(cn </text:span>nita<text:span text:style-name="T93">)</text:span></text:p>
          </table:table-cell>
        </table:table-row>
        <table:table-row>
          <table:table-cell table:style-name="Table3.A1" office:value-type="string">
            <text:p text:style-name="P96">𒆗</text:p>
          </table:table-cell>
          <table:table-cell table:style-name="Table3.A1" office:value-type="string">
            <text:p text:style-name="P96"/>
          </table:table-cell>
          <table:table-cell table:style-name="Table3.A1" office:value-type="string">
            <text:p text:style-name="P100"><text:span text:style-name="T93">(cn </text:span>kalag<text:span text:style-name="T93">)</text:span></text:p>
          </table:table-cell>
        </table:table-row>
        <table:table-row>
          <table:table-cell table:style-name="Table3.A1" office:value-type="string">
            <text:p text:style-name="P96">𒂵</text:p>
          </table:table-cell>
          <table:table-cell table:style-name="Table3.A1" office:value-type="string">
            <text:p text:style-name="P96"/>
          </table:table-cell>
          <table:table-cell table:style-name="Table3.A1" office:value-type="string">
            <text:p text:style-name="P100"><text:span text:style-name="T93">(cn </text:span>ga<text:span text:style-name="T93">)</text:span></text:p>
          </table:table-cell>
        </table:table-row>
        <table:table-row>
          <table:table-cell table:style-name="Table3.A1" office:value-type="string">
            <text:p text:style-name="P96">𒆠𒂗𒄀</text:p>
          </table:table-cell>
          <table:table-cell table:style-name="Table3.A1" office:value-type="string">
            <text:p text:style-name="P96"/>
          </table:table-cell>
          <table:table-cell table:style-name="Table3.A1" office:value-type="string">
            <text:p text:style-name="P100"><text:span text:style-name="T93">(cn </text:span>ki-en-gi<text:span text:style-name="T93">)</text:span></text:p>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100"/>
          </table:table-cell>
        </table:table-row>
        <table:table-row>
          <table:table-cell table:style-name="Table3.A1" office:value-type="string">
            <text:p text:style-name="P102">𒆠𒌵</text:p>
          </table:table-cell>
          <table:table-cell table:style-name="Table3.A1" office:value-type="string">
            <text:p text:style-name="P96"/>
          </table:table-cell>
          <table:table-cell table:style-name="Table3.A1" office:value-type="string">
            <text:p text:style-name="P101"><text:span text:style-name="T93">(cn </text:span>ki uri<text:span text:style-name="T93">)</text:span></text:p>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100"/>
          </table:table-cell>
        </table:table-row>
        <table:table-row>
          <table:table-cell table:style-name="Table3.A1" office:value-type="string">
            <text:p text:style-name="P96">𒆤</text:p>
          </table:table-cell>
          <table:table-cell table:style-name="Table3.A1" office:value-type="string">
            <text:p text:style-name="P96"/>
          </table:table-cell>
          <table:table-cell table:style-name="Table3.A1" office:value-type="string">
            <text:p text:style-name="P100"><text:span text:style-name="T93">(cn </text:span>ke4<text:span text:style-name="T93">)</text:span></text:p>
          </table:table-cell>
        </table:table-row>
        <table:table-row>
          <table:table-cell table:style-name="Table3.A1" office:value-type="string">
            <text:p text:style-name="P96">𒂍𒀀𒉌</text:p>
          </table:table-cell>
          <table:table-cell table:style-name="Table3.A1" office:value-type="string">
            <text:p text:style-name="P96"/>
          </table:table-cell>
          <table:table-cell table:style-name="Table3.A1" office:value-type="string">
            <text:p text:style-name="P100"><text:span text:style-name="T93">(cn </text:span>e2 a ni<text:span text:style-name="T93">)</text:span></text:p>
          </table:table-cell>
        </table:table-row>
        <table:table-row>
          <table:table-cell table:style-name="Table3.A1" office:value-type="string">
            <text:p text:style-name="P96">𒈬𒈾𒆕</text:p>
          </table:table-cell>
          <table:table-cell table:style-name="Table3.A1" office:value-type="string">
            <text:p text:style-name="P96"/>
          </table:table-cell>
          <table:table-cell table:style-name="Table3.A1" office:value-type="string">
            <text:p text:style-name="P100"><text:span text:style-name="T93">(cn </text:span>mu na du3<text:span text:style-name="T93">)</text:span></text:p>
          </table:table-cell>
        </table:table-row>
        <table:table-row>
          <table:table-cell table:style-name="Table3.A1" office:value-type="string">
            <text:p text:style-name="P96">𒀭</text:p>
          </table:table-cell>
          <table:table-cell table:style-name="Table3.A1" office:value-type="string">
            <text:p text:style-name="P96"/>
          </table:table-cell>
          <table:table-cell table:style-name="Table3.A1" office:value-type="string">
            <text:p text:style-name="P100"><text:span text:style-name="T93">(cn </text:span>an<text:span text:style-name="T93">)</text:span></text:p>
          </table:table-cell>
        </table:table-row>
        <table:table-row>
          <table:table-cell table:style-name="Table3.A1" office:value-type="string">
            <text:p text:style-name="P96">𒈗</text:p>
          </table:table-cell>
          <table:table-cell table:style-name="Table3.A1" office:value-type="string">
            <text:p text:style-name="P96"/>
          </table:table-cell>
          <table:table-cell table:style-name="Table3.A1" office:value-type="string">
            <text:p text:style-name="P100"><text:span text:style-name="T93">(cn </text:span>lugal<text:span text:style-name="T93">)</text:span></text:p>
          </table:table-cell>
        </table:table-row>
        <table:table-row>
          <table:table-cell table:style-name="Table3.A1" office:value-type="string">
            <text:p text:style-name="P96">𒀭𒇉</text:p>
          </table:table-cell>
          <table:table-cell table:style-name="Table3.A1" office:value-type="string">
            <text:p text:style-name="P96"/>
          </table:table-cell>
          <table:table-cell table:style-name="Table3.A1" office:value-type="string">
            <text:p text:style-name="P100"><text:span text:style-name="T93">(cn </text:span>nammu<text:span text:style-name="T93">)</text:span></text:p>
          </table:table-cell>
        </table:table-row>
        <table:table-row>
          <table:table-cell table:style-name="Table3.A1" office:value-type="string">
            <text:p text:style-name="P96">𒂍</text:p>
          </table:table-cell>
          <table:table-cell table:style-name="Table3.A1" office:value-type="string">
            <text:p text:style-name="P96"/>
          </table:table-cell>
          <table:table-cell table:style-name="Table3.A1" office:value-type="string">
            <text:p text:style-name="P100"><text:span text:style-name="T93">(cn </text:span>e2<text:span text:style-name="T93">)</text:span></text:p>
          </table:table-cell>
        </table:table-row>
        <table:table-row>
          <table:table-cell table:style-name="Table3.A1" office:value-type="string">
            <text:p text:style-name="P96"><text:s/>𒈬</text:p>
          </table:table-cell>
          <table:table-cell table:style-name="Table3.A1" office:value-type="string">
            <text:p text:style-name="P96"/>
          </table:table-cell>
          <table:table-cell table:style-name="Table3.A1" office:value-type="string">
            <text:p text:style-name="P100"><text:span text:style-name="T93">(cn </text:span>mu<text:span text:style-name="T93">)</text:span></text:p>
          </table:table-cell>
        </table:table-row>
        <table:table-row>
          <table:table-cell table:style-name="Table3.A1" office:value-type="string">
            <text:p text:style-name="P96">𒈾</text:p>
          </table:table-cell>
          <table:table-cell table:style-name="Table3.A1" office:value-type="string">
            <text:p text:style-name="P103"/>
          </table:table-cell>
          <table:table-cell table:style-name="Table3.A1" office:value-type="string">
            <text:p text:style-name="P100"><text:span text:style-name="T93">(cn </text:span>na<text:span text:style-name="T93">)</text:span></text:p>
          </table:table-cell>
        </table:table-row>
        <table:table-row>
          <table:table-cell table:style-name="Table3.A1" office:value-type="string">
            <text:p text:style-name="P96">𒆕</text:p>
          </table:table-cell>
          <table:table-cell table:style-name="Table3.A1" office:value-type="string">
            <text:p text:style-name="P103"/>
          </table:table-cell>
          <table:table-cell table:style-name="Table3.A1" office:value-type="string">
            <text:p text:style-name="P100"><text:span text:style-name="T93">(cn </text:span>du3<text:span text:style-name="T93">)</text:span></text:p>
          </table:table-cell>
        </table:table-row>
      </table:table>
      <text:p text:style-name="P66"/>
      <text:p text:style-name="P66"/>
      <text:p text:style-name="P48"><text:span text:style-name="T7">Chapter </text:span><text:span text:style-name="T14">3</text:span><text:span text:style-name="T7">: </text:span><text:span text:style-name="T30">UR-NAMMU 31</text:span></text:p>
      <text:p text:style-name="P66"/>
      <text:list text:style-name="L6">
        <text:list-item>
          <text:p text:style-name="P67"><text:s/><text:span text:style-name="T87">𒀭𒎏𒃲</text:span> <text:s text:c="3"/></text:p>
        </text:list-item>
        <text:list-item>
          <text:p text:style-name="P67"><text:s/><text:span text:style-name="T87">𒎏𒀀𒉌 <text:s text:c="3"/></text:span></text:p>
        </text:list-item>
        <text:list-item>
          <text:p text:style-name="P67"><text:s/><text:span text:style-name="T87">𒌨𒀭𒇉 <text:s text:c="3"/></text:span></text:p>
        </text:list-item>
        <text:list-item>
          <text:p text:style-name="P67"><text:s/><text:span text:style-name="T87">𒍑𒆗𒂵 <text:s text:c="3"/></text:span></text:p>
        </text:list-item>
        <text:list-item>
          <text:p text:style-name="P67"><text:s/><text:span text:style-name="T87">𒈗𒋀𒀊𒆠 <text:s text:c="2"/></text:span></text:p>
        </text:list-item>
        <text:list-item>
          <text:p text:style-name="P67"><text:s/><text:span text:style-name="T87">𒈗𒆠𒂗𒄀𒆠𒌵 𒆤𒉆𒋾𒆷𒉌𒂠 <text:s/></text:span></text:p>
        </text:list-item>
        <text:list-item>
          <text:p text:style-name="P67"><text:s/><text:span text:style-name="T87">𒀀𒈬𒈾𒊒</text:span></text:p>
        </text:list-item>
      </text:list>
      <text:h text:style-name="P23" text:outline-level="2"><text:span text:style-name="T7">Sentence structure</text:span></text:h>
      <text:p text:style-name="P111">1- [NINGAL -- For Ningal<text:line-break/>2- NIN.ANI].{(R)} -- his Lady,<text:line-break/>3- [UR-NAMMU -- Ur-Nammu,<text:line-break/>4- [NITAH.KALAG].{A #adjective from verb} -- the mighty man,<text:line-break/>5- [LUGAL.URIM5].{MA(K) #genitive} -- the king of Ur,<text:line-break/>6- [LUGAL.KIENGI.KIURI].{K #gen.}].{E #ergative} -- the king of Sumer and Akkad,<text:line-break/>7- [{NAM #abstract noun}.TIL3.ANI].{ŠE3 #goal} -- for the sake of his life,<text:line-break/>8- A.MU.NA.RU -- dedicated (this vessel).</text:p>
      <text:p text:style-name="P59">Annotations and Scholia</text:p>
      <text:p text:style-name="P69"/>
      <text:h text:style-name="P21" text:outline-level="2">𒀭𒎏𒃲</text:h>
      <text:p text:style-name="P111">Eval: (cn nin gal)</text:p>
      <text:p text:style-name="P129"><text:span text:style-name="T101">;; </text:span><text:span text:style-name="T102">For Ningal</text:span></text:p>
      <text:p text:style-name="P146"><text:span text:style-name="T96">𒎏𒀀𒉌</text:span></text:p>
      <text:p text:style-name="P129"><text:span text:style-name="T101">Eval: (cn nin a ni)</text:span></text:p>
      <text:p text:style-name="P129"><text:span text:style-name="T101">;; </text:span><text:span text:style-name="T102">his Lady,</text:span></text:p>
      <text:p text:style-name="P146"><text:soft-page-break/><text:span text:style-name="T96">𒌨𒀭𒇉</text:span></text:p>
      <text:p text:style-name="P129"><text:span text:style-name="T101">Eval: (cn ur-nammu)</text:span></text:p>
      <text:p text:style-name="P130"><text:span text:style-name="T103">;; Ur-Nammu</text:span></text:p>
      <text:p text:style-name="P146"><text:span text:style-name="T96">𒍑𒆗𒂵</text:span></text:p>
      <text:p text:style-name="P129"><text:span text:style-name="T101">Eval: (cn nita kalag ga)</text:span></text:p>
      <text:p text:style-name="P129"><text:span text:style-name="T101">;; </text:span><text:span text:style-name="T102">the mighty man</text:span></text:p>
      <text:p text:style-name="P146"><text:span text:style-name="T96">𒈗𒋀𒀊𒆠𒈠</text:span></text:p>
      <text:p text:style-name="P129"><text:span text:style-name="T101">Eval: (cn lugal urim ma)</text:span></text:p>
      <text:p text:style-name="P129"><text:span text:style-name="T101">;; </text:span><text:span text:style-name="T102">The King of Ur,</text:span></text:p>
      <text:p text:style-name="P146"><text:span text:style-name="T96">𒈗𒆠𒂗𒄀𒆠𒌵𒆤</text:span></text:p>
      <text:p text:style-name="P129"><text:span text:style-name="T101">Eval: (cn lugal ki-en-gi ki uri ke4)</text:span></text:p>
      <text:p text:style-name="P129"><text:span text:style-name="T101">;; </text:span><text:span text:style-name="T102">King of Sumer and Akkad,</text:span></text:p>
      <text:p text:style-name="P129"><text:span text:style-name="T94">𒉆𒋾𒆷𒉌𒂠</text:span></text:p>
      <text:p text:style-name="P155"><text:span text:style-name="T36">Eval: (cn nam til3 la ni she3)</text:span></text:p>
      <text:p text:style-name="P156"><text:span text:style-name="T36">;; </text:span><text:span text:style-name="T40">for the sake of his life,</text:span></text:p>
      <text:p text:style-name="P167"><text:span text:style-name="T11">Sumerians used the terminative case -še </text:span><text:span text:style-name="T12">(</text:span><text:span text:style-name="T13">𒂠</text:span><text:span text:style-name="T12">) </text:span><text:span text:style-name="T11">to indicate end-points in space or time and the targets or the goals of the action.</text:span></text:p>
      <text:h text:style-name="P24" text:outline-level="2"><text:span text:style-name="T46">𒀀𒈬𒈾𒊒</text:span></text:h>
      <text:p text:style-name="P160"><text:span text:style-name="T21">Eval: (cn a mu na ru)</text:span></text:p>
      <text:p text:style-name="P162"><text:span text:style-name="T3">;; </text:span><text:span text:style-name="T4">dedicated it (this object)</text:span></text:p>
      <text:p text:style-name="P162"><text:span text:style-name="T6"/></text:p>
      <text:p text:style-name="P162"><text:span text:style-name="T6"/></text:p>
      <text:p text:style-name="P163"><text:span text:style-name="T6"/></text:p>
      <text:p text:style-name="P161"><text:span text:style-name="T6"/></text:p>
      <text:p text:style-name="P162"><text:span text:style-name="T82">S</text:span><text:span text:style-name="T83">ymbol List</text:span></text:p>
      <table:table table:name="Table1" table:style-name="Table1">
        <table:table-column table:style-name="Table1.A" table:number-columns-repeated="3"/>
        <table:table-row>
          <table:table-cell table:style-name="Table1.A1" office:value-type="string">
            <text:p text:style-name="P107">𒀭𒎏𒃲</text:p>
          </table:table-cell>
          <table:table-cell table:style-name="Table1.A1" office:value-type="string">
            <text:p text:style-name="P103"/>
          </table:table-cell>
          <table:table-cell table:style-name="Table1.A1" office:value-type="string">
            <text:p text:style-name="P104">(cn an ningal)</text:p>
          </table:table-cell>
        </table:table-row>
        <table:table-row>
          <table:table-cell table:style-name="Table1.A1" office:value-type="string">
            <text:p text:style-name="P107">𒎏</text:p>
          </table:table-cell>
          <table:table-cell table:style-name="Table1.A1" office:value-type="string">
            <text:p text:style-name="P103"/>
          </table:table-cell>
          <table:table-cell table:style-name="Table1.A1" office:value-type="string">
            <text:p text:style-name="P104">(cn nim)</text:p>
          </table:table-cell>
        </table:table-row>
        <table:table-row>
          <table:table-cell table:style-name="Table1.A1" office:value-type="string">
            <text:p text:style-name="P107">𒃲</text:p>
          </table:table-cell>
          <table:table-cell table:style-name="Table1.A1" office:value-type="string">
            <text:p text:style-name="P103"/>
          </table:table-cell>
          <table:table-cell table:style-name="Table1.A1" office:value-type="string">
            <text:p text:style-name="P104">(cn gal)</text:p>
          </table:table-cell>
        </table:table-row>
        <table:table-row>
          <table:table-cell table:style-name="Table1.A1" office:value-type="string">
            <text:p text:style-name="P107">𒌨𒀭𒇉</text:p>
          </table:table-cell>
          <table:table-cell table:style-name="Table1.A1" office:value-type="string">
            <text:p text:style-name="P103"/>
          </table:table-cell>
          <table:table-cell table:style-name="Table1.A1" office:value-type="string">
            <text:p text:style-name="P104">(cn ur-nammu)</text:p>
          </table:table-cell>
        </table:table-row>
        <table:table-row>
          <table:table-cell table:style-name="Table1.A1" office:value-type="string">
            <text:p text:style-name="P109">𒍑𒆗𒂵</text:p>
          </table:table-cell>
          <table:table-cell table:style-name="Table1.A1" office:value-type="string">
            <text:p text:style-name="P103"/>
          </table:table-cell>
          <table:table-cell table:style-name="Table1.A1" office:value-type="string">
            <text:p text:style-name="P104">(cn nita kalag ga)</text:p>
          </table:table-cell>
        </table:table-row>
        <table:table-row>
          <table:table-cell table:style-name="Table1.A1" office:value-type="string">
            <text:p text:style-name="P109">𒈗</text:p>
          </table:table-cell>
          <table:table-cell table:style-name="Table1.A1" office:value-type="string">
            <text:p text:style-name="P103"/>
          </table:table-cell>
          <table:table-cell table:style-name="Table1.A1" office:value-type="string">
            <text:p text:style-name="P104">(cn lugal)</text:p>
          </table:table-cell>
        </table:table-row>
        <table:table-row>
          <table:table-cell table:style-name="Table1.A1" office:value-type="string">
            <text:p text:style-name="P107">𒋀𒀊𒆠</text:p>
          </table:table-cell>
          <table:table-cell table:style-name="Table1.A1" office:value-type="string">
            <text:p text:style-name="P103"/>
          </table:table-cell>
          <table:table-cell table:style-name="Table1.A1" office:value-type="string">
            <text:p text:style-name="P104">(cn urim</text:p>
          </table:table-cell>
        </table:table-row>
        <table:table-row>
          <table:table-cell table:style-name="Table1.A1" office:value-type="string">
            <text:p text:style-name="P107">𒆠𒂗𒄀</text:p>
          </table:table-cell>
          <table:table-cell table:style-name="Table1.A1" office:value-type="string">
            <text:p text:style-name="P103"/>
          </table:table-cell>
          <table:table-cell table:style-name="Table1.A1" office:value-type="string">
            <text:p text:style-name="P104">(cn <text:s/>ki-en-gi)</text:p>
          </table:table-cell>
        </table:table-row>
        <table:table-row>
          <table:table-cell table:style-name="Table1.A1" office:value-type="string">
            <text:p text:style-name="P107"/>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8">𒆠𒌵</text:p>
          </table:table-cell>
          <table:table-cell table:style-name="Table1.A1" office:value-type="string">
            <text:p text:style-name="P103"/>
          </table:table-cell>
          <table:table-cell table:style-name="Table1.A1" office:value-type="string">
            <text:p text:style-name="P104">(cn ki uri)</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7">𒆤</text:p>
          </table:table-cell>
          <table:table-cell table:style-name="Table1.A1" office:value-type="string">
            <text:p text:style-name="P103"/>
          </table:table-cell>
          <table:table-cell table:style-name="Table1.A1" office:value-type="string">
            <text:p text:style-name="P104">(cn ke4)</text:p>
          </table:table-cell>
        </table:table-row>
        <table:table-row>
          <table:table-cell table:style-name="Table1.A1" office:value-type="string">
            <text:p text:style-name="P107">𒉆</text:p>
          </table:table-cell>
          <table:table-cell table:style-name="Table1.A1" office:value-type="string">
            <text:p text:style-name="P103"/>
          </table:table-cell>
          <table:table-cell table:style-name="Table1.A1" office:value-type="string">
            <text:p text:style-name="P104">(cn nam)</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7">𒋾</text:p>
          </table:table-cell>
          <table:table-cell table:style-name="Table1.A1" office:value-type="string">
            <text:p text:style-name="P103"/>
          </table:table-cell>
          <table:table-cell table:style-name="Table1.A1" office:value-type="string">
            <text:p text:style-name="P104">(cn til3)</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7">𒆷</text:p>
          </table:table-cell>
          <table:table-cell table:style-name="Table1.A1" office:value-type="string">
            <text:p text:style-name="P103"/>
          </table:table-cell>
          <table:table-cell table:style-name="Table1.A1" office:value-type="string">
            <text:p text:style-name="P104">(cn la)</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7">𒂠</text:p>
          </table:table-cell>
          <table:table-cell table:style-name="Table1.A1" office:value-type="string">
            <text:p text:style-name="P103"/>
          </table:table-cell>
          <table:table-cell table:style-name="Table1.A1" office:value-type="string">
            <text:p text:style-name="P104">(cn she3)</text:p>
          </table:table-cell>
        </table:table-row>
        <table:table-row>
          <table:table-cell table:style-name="Table1.A1" office:value-type="string">
            <text:p text:style-name="P107">𒊒</text:p>
          </table:table-cell>
          <table:table-cell table:style-name="Table1.A1" office:value-type="string">
            <text:p text:style-name="P103"/>
          </table:table-cell>
          <table:table-cell table:style-name="Table1.A1" office:value-type="string">
            <text:p text:style-name="P104">(cn ru)</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P103"/>
          </table:table-cell>
        </table:table-row>
      </table:table>
      <text:p text:style-name="P68"/>
      <text:p text:style-name="P49"><text:span text:style-name="T7">Chapter </text:span><text:span text:style-name="T15">4</text:span><text:span text:style-name="T7">: </text:span><text:span text:style-name="T30">UR-NAMMU </text:span><text:span text:style-name="T31">2</text:span><text:span text:style-name="T30">3</text:span></text:p>
      <text:p text:style-name="P70"/>
      <text:p text:style-name="P70"/>
      <text:p text:style-name="P70"><text:s/><text:span text:style-name="T87">𒀭𒂗𒆤 <text:s text:c="6"/></text:span></text:p>
      <text:p text:style-name="P85"><text:s/>𒈗𒆳𒆳𒊏 <text:s text:c="5"/></text:p>
      <text:p text:style-name="P85"><text:s/>𒈗𒀀𒉌 <text:s text:c="6"/></text:p>
      <text:p text:style-name="P85"><text:s/>𒌨𒀭𒇉 <text:s text:c="6"/></text:p>
      <text:p text:style-name="P85"><text:s/>𒈗𒋀𒀊𒆠𒈠 <text:s text:c="4"/></text:p>
      <text:p text:style-name="P85"><text:s/>𒈗𒆠𒂗𒄀𒆠𒌵𒆤 <text:s text:c="2"/></text:p>
      <text:p text:style-name="P85"><text:s/>𒂍𒀀𒉌 <text:s text:c="6"/></text:p>
      <text:p text:style-name="P85"><text:s/>𒈬𒈾𒆕 <text:s text:c="6"/></text:p>
      <text:p text:style-name="P85"><text:s/>𒀀𒇉𒂗𒂟𒉣 <text:s text:c="4"/></text:p>
      <text:p text:style-name="P85"><text:s/>𒀀𒇉𒉻𒀭𒈹𒅗𒉌 <text:s text:c="2"/></text:p>
      <text:p text:style-name="P85"><text:s/>𒈬𒈾𒁀𒀠 <text:s text:c="5"/></text:p>
      <text:p text:style-name="P71"/>
      <text:p text:style-name="P71"/>
      <text:h text:style-name="P15" text:outline-level="2">Annotations and Scholia</text:h>
      <text:h text:style-name="P12" text:outline-level="3">𒀭𒂗𒆤</text:h>
      <text:p text:style-name="P111">Eval: (cn an en lil2)</text:p>
      <text:p text:style-name="P111">;; <text:span text:style-name="T90">For Enlil,</text:span></text:p>
      <text:h text:style-name="P12" text:outline-level="3">𒈗𒆳𒆳𒊏</text:h>
      <text:p text:style-name="P111">Eval: (cn lugal kur kur ra)</text:p>
      <text:p text:style-name="P111">;; <text:span text:style-name="T90">King of all the lands,</text:span></text:p>
      <text:h text:style-name="P13" text:outline-level="3"><text:soft-page-break/><text:span text:style-name="T96">𒈗𒀀𒉌</text:span></text:h>
      <text:p text:style-name="P111">Eval: (cn lugal a ni)</text:p>
      <text:p text:style-name="P111">;; <text:span text:style-name="T90">His Lord,</text:span></text:p>
      <text:h text:style-name="P12" text:outline-level="3">𒌨𒀭𒇉</text:h>
      <text:p text:style-name="P111">Eval: (cn ur-nammu)</text:p>
      <text:h text:style-name="P12" text:outline-level="3">𒈗𒋀𒀊𒆠𒈠</text:h>
      <text:p text:style-name="P111">(cn lugal urim ma)</text:p>
      <text:p text:style-name="P111">;; <text:span text:style-name="T90">the king of Ur,</text:span></text:p>
      <text:h text:style-name="P12" text:outline-level="3">𒈗𒆠𒂗𒄀𒆠𒌵𒆤</text:h>
      <text:p text:style-name="P111">Eval: (cn lugal ki-en-gi ki uri ke4)</text:p>
      <text:p text:style-name="P111">;; <text:span text:style-name="T90">the king of Sumer and Akkad,</text:span></text:p>
      <text:h text:style-name="P12" text:outline-level="3">𒂍𒀀𒉌</text:h>
      <text:p text:style-name="P111">Eval: (cn e2 a ni)</text:p>
      <text:p text:style-name="P111">;; <text:span text:style-name="T90">his temple</text:span></text:p>
      <text:h text:style-name="P12" text:outline-level="3">𒈬𒈾𒆕</text:h>
      <text:p text:style-name="P111">Eval: (cn mu na du3)</text:p>
      <text:p text:style-name="P111">;; <text:span text:style-name="T90">built.</text:span></text:p>
      <text:h text:style-name="P12" text:outline-level="3">𒀀𒇉𒂗𒂟𒉣</text:h>
      <text:p text:style-name="P111">Eval: (cn id2 en erin2 nun)</text:p>
      <text:p text:style-name="P111">;; <text:span text:style-name="T90">The Enerinnum canal,</text:span></text:p>
      <text:p text:style-name="P135">𒀀𒇉𒉻𒀭𒈹𒅗𒉌</text:p>
      <text:p text:style-name="P111">Eval: (cn id2 nidba ka ni)</text:p>
      <text:p text:style-name="P111">;; <text:span text:style-name="T90">his canal of food offerings,</text:span></text:p>
      <text:h text:style-name="P12" text:outline-level="3"><text:soft-page-break/>𒈬𒈾𒁀𒀠</text:h>
      <text:p text:style-name="P111">Eval: (cn mu na ba al)</text:p>
      <text:p text:style-name="P111">;; he, the king, dredged.</text:p>
      <text:p text:style-name="P71"/>
      <text:h text:style-name="P15" text:outline-level="2">Sentence structure</text:h>
      <text:p text:style-name="P71"><text:s/></text:p>
      <text:p text:style-name="P117">The text starts with the benefactive, that ends in R, not expressed.</text:p>
      <text:p text:style-name="P136">𒀭𒂗𒆤</text:p>
      <text:p text:style-name="P136">𒈗𒆳𒆳𒊏</text:p>
      <text:p text:style-name="P136">𒈗𒀀𒉌</text:p>
      <text:p text:style-name="P123"><text:span text:style-name="T101">The plural of nouns that refer to human beings is formed by a suffixed ENE. The plural of things, plants and animals is usually unmarked. Reduplication -- such as KUR.KUR (</text:span><text:span text:style-name="T94">𒆳𒆳</text:span><text:span text:style-name="T101">) -- conveys the idea of totality: "**all the lands**."</text:span></text:p>
      <text:p text:style-name="P123"><text:span text:style-name="T101">Then comes the agent, with the E prefix combined with the genitive ending into KE4 (</text:span><text:span text:style-name="T94">𒆤</text:span><text:span text:style-name="T101">).</text:span></text:p>
      <text:p text:style-name="P123"><text:span text:style-name="T101">The next in the line is the object that was built, to wit, his temple </text:span><text:span text:style-name="T94">𒂍𒀀𒉌 </text:span><text:span text:style-name="T101">(cn e2 a ni).</text:span></text:p>
      <text:p text:style-name="P112">1- [ENLIL -- For Enlil,<text:line-break/>2- [LUGAL.KUR.KUR].{RA(K) #genitive} -- the king of all lands,<text:line-break/>3- [LUGAR.ANI].{(R)}] -- his king,<text:line-break/>4- [UR.NAMMU<text:line-break/>5- [LUGAL.URIM].{MA(K)} -- the king of Ur,<text:line-break/>6- [LUGAL.KIENGI.KIURI].{K}].{E} -- the king of Sumer and Akkad,<text:line-break/>7- [E2.ANI].{} -- his temple<text:line-break/>8- MU.NA.DU3 -- build<text:line-break/>9- [ID2.EN.ERIN2.NUN -- The Enerinnun canal,<text:line-break/>10- [ID2.NIDBA].{K}.ANI].{} -- his canal of food offering,<text:line-break/>11- MU.NA.BA.AL -- (the king) dredged for him.</text:p>
      <text:p text:style-name="P71"/>
      <text:p text:style-name="P134">Symbol List</text:p>
      <text:p text:style-name="P71"/>
      <table:table table:name="Table2" table:style-name="Table2">
        <table:table-column table:style-name="Table2.A" table:number-columns-repeated="3"/>
        <table:table-row>
          <table:table-cell table:style-name="Table2.A1" office:value-type="string">
            <text:p text:style-name="P107">𒂗𒆤</text:p>
          </table:table-cell>
          <table:table-cell table:style-name="Table2.A1" office:value-type="string">
            <text:p text:style-name="P103"/>
          </table:table-cell>
          <table:table-cell table:style-name="Table2.A1" office:value-type="string">
            <text:p text:style-name="P105">enlil</text:p>
          </table:table-cell>
        </table:table-row>
        <table:table-row>
          <table:table-cell table:style-name="Table2.A1" office:value-type="string">
            <text:p text:style-name="P107">𒆤</text:p>
          </table:table-cell>
          <table:table-cell table:style-name="Table2.A1" office:value-type="string">
            <text:p text:style-name="P103"/>
          </table:table-cell>
          <table:table-cell table:style-name="Table2.A1" office:value-type="string">
            <text:p text:style-name="P105">lil2</text:p>
          </table:table-cell>
        </table:table-row>
        <table:table-row>
          <table:table-cell table:style-name="Table2.A1" office:value-type="string">
            <text:p text:style-name="P107">𒂟</text:p>
          </table:table-cell>
          <table:table-cell table:style-name="Table2.A1" office:value-type="string">
            <text:p text:style-name="P103"/>
          </table:table-cell>
          <table:table-cell table:style-name="Table2.A1" office:value-type="string">
            <text:p text:style-name="P105">erin2</text:p>
          </table:table-cell>
        </table:table-row>
        <table:table-row>
          <table:table-cell table:style-name="Table2.A1" office:value-type="string">
            <text:p text:style-name="P107">𒉣</text:p>
          </table:table-cell>
          <table:table-cell table:style-name="Table2.A1" office:value-type="string">
            <text:p text:style-name="P103"/>
          </table:table-cell>
          <table:table-cell table:style-name="Table2.A1" office:value-type="string">
            <text:p text:style-name="P105">nun</text:p>
          </table:table-cell>
        </table:table-row>
        <table:table-row>
          <table:table-cell table:style-name="Table2.A1" office:value-type="string">
            <text:p text:style-name="P107">𒂗𒂟𒉣</text:p>
          </table:table-cell>
          <table:table-cell table:style-name="Table2.A1" office:value-type="string">
            <text:p text:style-name="P103"/>
          </table:table-cell>
          <table:table-cell table:style-name="Table2.A1" office:value-type="string">
            <text:p text:style-name="P105">enerinnun</text:p>
          </table:table-cell>
        </table:table-row>
        <table:table-row>
          <table:table-cell table:style-name="Table2.A1" office:value-type="string">
            <text:p text:style-name="P107">𒀀𒇉</text:p>
          </table:table-cell>
          <table:table-cell table:style-name="Table2.A1" office:value-type="string">
            <text:p text:style-name="P103"/>
          </table:table-cell>
          <table:table-cell table:style-name="Table2.A1" office:value-type="string">
            <text:p text:style-name="P105">id2</text:p>
          </table:table-cell>
        </table:table-row>
        <table:table-row>
          <table:table-cell table:style-name="Table2.A1" office:value-type="string">
            <text:p text:style-name="P107">𒆳</text:p>
          </table:table-cell>
          <table:table-cell table:style-name="Table2.A1" office:value-type="string">
            <text:p text:style-name="P103"/>
          </table:table-cell>
          <table:table-cell table:style-name="Table2.A1" office:value-type="string">
            <text:p text:style-name="P105">kur</text:p>
          </table:table-cell>
        </table:table-row>
        <table:table-row>
          <table:table-cell table:style-name="Table2.A1" office:value-type="string">
            <text:p text:style-name="P107">𒉻</text:p>
          </table:table-cell>
          <table:table-cell table:style-name="Table2.A1" office:value-type="string">
            <text:p text:style-name="P103"/>
          </table:table-cell>
          <table:table-cell table:style-name="Table2.A1" office:value-type="string">
            <text:p text:style-name="P105">pad</text:p>
          </table:table-cell>
        </table:table-row>
        <table:table-row>
          <table:table-cell table:style-name="Table2.A1" office:value-type="string">
            <text:p text:style-name="P107">𒉻𒀭𒈹</text:p>
          </table:table-cell>
          <table:table-cell table:style-name="Table2.A1" office:value-type="string">
            <text:p text:style-name="P103"/>
          </table:table-cell>
          <table:table-cell table:style-name="Table2.A1" office:value-type="string">
            <text:p text:style-name="P105">nidba</text:p>
          </table:table-cell>
        </table:table-row>
        <table:table-row>
          <table:table-cell table:style-name="Table2.A1" office:value-type="string">
            <text:p text:style-name="P107">𒁀</text:p>
          </table:table-cell>
          <table:table-cell table:style-name="Table2.A1" office:value-type="string">
            <text:p text:style-name="P103"/>
          </table:table-cell>
          <table:table-cell table:style-name="Table2.A1" office:value-type="string">
            <text:p text:style-name="P105">ba</text:p>
          </table:table-cell>
        </table:table-row>
        <table:table-row>
          <table:table-cell table:style-name="Table2.A1" office:value-type="string">
            <text:p text:style-name="P107">𒀠</text:p>
          </table:table-cell>
          <table:table-cell table:style-name="Table2.A1" office:value-type="string">
            <text:p text:style-name="P103"/>
          </table:table-cell>
          <table:table-cell table:style-name="Table2.A1" office:value-type="string">
            <text:p text:style-name="P105">al</text:p>
          </table:table-cell>
        </table:table-row>
        <table:table-row>
          <table:table-cell table:style-name="Table2.A1" office:value-type="string">
            <text:p text:style-name="P107">𒁀𒀠</text:p>
          </table:table-cell>
          <table:table-cell table:style-name="Table2.A1" office:value-type="string">
            <text:p text:style-name="P103"/>
          </table:table-cell>
          <table:table-cell table:style-name="Table2.A1" office:value-type="string">
            <text:p text:style-name="P105">ba-al</text:p>
          </table:table-cell>
        </table:table-row>
        <table:table-row>
          <table:table-cell table:style-name="Table2.A1" office:value-type="string">
            <text:p text:style-name="P107">𒅗</text:p>
          </table:table-cell>
          <table:table-cell table:style-name="Table2.A1" office:value-type="string">
            <text:p text:style-name="P103"/>
          </table:table-cell>
          <table:table-cell table:style-name="Table2.A1" office:value-type="string">
            <text:p text:style-name="P105">ka</text:p>
          </table:table-cell>
        </table:table-row>
        <table:table-row>
          <table:table-cell table:style-name="Table2.A1" office:value-type="string">
            <text:p text:style-name="P107">𒊏</text:p>
          </table:table-cell>
          <table:table-cell table:style-name="Table2.A1" office:value-type="string">
            <text:p text:style-name="P103"/>
          </table:table-cell>
          <table:table-cell table:style-name="Table2.A1" office:value-type="string">
            <text:p text:style-name="P105">ra</text:p>
          </table:table-cell>
        </table:table-row>
        <table:table-row>
          <table:table-cell table:style-name="Table2.A1" office:value-type="string">
            <text:p text:style-name="P107">𒀼</text:p>
          </table:table-cell>
          <table:table-cell table:style-name="Table2.A1" office:value-type="string">
            <text:p text:style-name="P103"/>
          </table:table-cell>
          <table:table-cell table:style-name="Table2.A1" office:value-type="string">
            <text:p text:style-name="P105">ash</text:p>
          </table:table-cell>
        </table:table-row>
        <table:table-row>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
      <text:p text:style-name="P71"/>
      <text:p text:style-name="P71"/>
      <text:p text:style-name="P50"><text:span text:style-name="T7">Chapter </text:span><text:span text:style-name="T16">5</text:span><text:span text:style-name="T7">: </text:span><text:span text:style-name="T30">UR-NAMMU </text:span><text:span text:style-name="T32">5</text:span></text:p>
      <text:p text:style-name="P71"/>
      <text:p text:style-name="P71"><text:s/><text:span text:style-name="T87">𒀭𒈗𒀭𒊑𒉈 <text:s/></text:span></text:p>
      <text:p text:style-name="P86"><text:s/>𒈗𒀀𒉌 <text:s text:c="3"/></text:p>
      <text:p text:style-name="P86"><text:s/>𒌨𒀭𒇉 <text:s text:c="3"/></text:p>
      <text:p text:style-name="P86"><text:s/>𒈗𒋀𒀊𒆠𒈠𒆤 </text:p>
      <text:p text:style-name="P86"><text:s/>𒄑𒊬𒈤 <text:s text:c="3"/></text:p>
      <text:p text:style-name="P86"><text:s/>𒈬𒈾𒁺 <text:s text:c="3"/></text:p>
      <text:p text:style-name="P86"><text:s/>𒁈𒆠𒂖𒆷 <text:s text:c="2"/></text:p>
      <text:p text:style-name="P86"><text:s/>𒈬𒈾𒆕 <text:s text:c="3"/></text:p>
      <text:p text:style-name="P72"/>
      <text:p text:style-name="P60">Annotations and Scholia</text:p>
      <text:h text:style-name="P17" text:outline-level="2">𒀭𒈗𒀭𒊑𒉈</text:h>
      <text:p text:style-name="P119">(cn an lugal digir re ne)</text:p>
      <text:p text:style-name="P119">;; <text:span text:style-name="T90">For An, the king of the gods,</text:span> ,</text:p>
      <text:p text:style-name="P141"><text:span text:style-name="T98">In the above expression, the suffix ENE (</text:span><text:span text:style-name="T96">𒉈</text:span><text:span text:style-name="T98">) forms the plural of words that denote human beings and gods. The 'RE' (</text:span><text:span text:style-name="T96">𒊑</text:span><text:span text:style-name="T98">) is a reduplication of the final consonant of the previous word, </text:span><text:span text:style-name="T91">digir</text:span><text:span text:style-name="T98"> (</text:span><text:span text:style-name="T96">𒀭</text:span><text:span text:style-name="T98">).</text:span></text:p>
      <text:h text:style-name="P18" text:outline-level="2">𒈗𒀀𒉌</text:h>
      <text:p text:style-name="P119">(cn lugal a ni)</text:p>
      <text:p text:style-name="P119">;; <text:span text:style-name="T90">His King,</text:span></text:p>
      <text:h text:style-name="P18" text:outline-level="2">𒌨𒀭𒇉</text:h>
      <text:p text:style-name="P119">(cn ur-nammu)</text:p>
      <text:h text:style-name="P18" text:outline-level="2"><text:soft-page-break/>𒈗𒋀𒀊𒆠𒈠𒆤</text:h>
      <text:p text:style-name="P119">(cn lugal urim ma ke4)</text:p>
      <text:p text:style-name="P119">;; <text:span text:style-name="T90">the king of Ur,</text:span></text:p>
      <text:h text:style-name="P18" text:outline-level="2">𒄑𒊬𒈤</text:h>
      <text:p text:style-name="P119">(cn gish kiri6 mah)</text:p>
      <text:p text:style-name="P119">;; <text:span text:style-name="T90">a magnificent garden</text:span></text:p>
      <text:h text:style-name="P18" text:outline-level="2">𒈬𒈾𒁺</text:h>
      <text:p text:style-name="P119">(cn mu na gub)</text:p>
      <text:p text:style-name="P119">;; <text:span text:style-name="T90">(the king) planted.</text:span></text:p>
      <text:h text:style-name="P18" text:outline-level="2">𒁈𒆠𒂖𒆷</text:h>
      <text:p text:style-name="P119">(cn barag ki sikil la)</text:p>
      <text:p text:style-name="P119">;; <text:span text:style-name="T90">A dais in purity</text:span></text:p>
      <text:p text:style-name="P121"><text:span text:style-name="T98">The marker LA (</text:span><text:span text:style-name="T96">𒆷</text:span><text:span text:style-name="T98">) of the locative denotes places. The locative is generally marked with an A, but here, the suffix is contaminated by the final consonant of sikil (</text:span><text:span text:style-name="T96">𒂖</text:span><text:span text:style-name="T98">).</text:span></text:p>
      <text:h text:style-name="P18" text:outline-level="2">𒈬𒈾𒆕</text:h>
      <text:p text:style-name="P119">(cn mu na du3)</text:p>
      <text:p text:style-name="P119">;; <text:span text:style-name="T90">(the king) built (for An).</text:span></text:p>
      <text:h text:style-name="P16" text:outline-level="2">Sentence structure</text:h>
      <text:p text:style-name="P120">1- [AN LUGAL.[DIĜIR.{RE.NE #plural}] -- For An, the king of the gods,<text:line-break/>2- LUGAL.ANI].{(R)} -- his king,<text:line-break/>3- [UR.NAMMU<text:line-break/>4- [LUGAL.URIM5.M].{AK}].{E} -- the king of UR,<text:line-break/>5- [GISH.KIRI6.MAH].{} -- an outstandig garden<text:line-break/>6- MU.NA.GUB -- planted.<text:line-break/>7- [BARAG.[KI.SIKIL].{LA #locative}].{} -- a dais in a pure place<text:line-break/>8- MU.NA.DU3 -- (the king) build (for An).</text:p>
      <text:p text:style-name="P120"/>
      <text:p text:style-name="P131"><text:soft-page-break/>Symbol List</text:p>
      <text:p text:style-name="P72"/>
      <table:table table:name="Table5" table:style-name="Table5">
        <table:table-column table:style-name="Table5.A" table:number-columns-repeated="3"/>
        <table:table-row>
          <table:table-cell table:style-name="Table5.A1" office:value-type="string">
            <text:p text:style-name="P107">𒄑</text:p>
          </table:table-cell>
          <table:table-cell table:style-name="Table5.A1" office:value-type="string">
            <text:p text:style-name="P103"/>
          </table:table-cell>
          <table:table-cell table:style-name="Table5.A1" office:value-type="string">
            <text:p text:style-name="P106">gish</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6"/>
          </table:table-cell>
        </table:table-row>
        <table:table-row>
          <table:table-cell table:style-name="Table5.A1" office:value-type="string">
            <text:p text:style-name="P107">𒁈</text:p>
          </table:table-cell>
          <table:table-cell table:style-name="Table5.A1" office:value-type="string">
            <text:p text:style-name="P103"/>
          </table:table-cell>
          <table:table-cell table:style-name="Table5.A1" office:value-type="string">
            <text:p text:style-name="P106">bara2, barag</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𒊬</text:p>
          </table:table-cell>
          <table:table-cell table:style-name="Table5.A1" office:value-type="string">
            <text:p text:style-name="P103"/>
          </table:table-cell>
          <table:table-cell table:style-name="Table5.A1" office:value-type="string">
            <text:p text:style-name="P106">kiri6</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𒁺</text:p>
          </table:table-cell>
          <table:table-cell table:style-name="Table5.A1" office:value-type="string">
            <text:p text:style-name="P103"/>
          </table:table-cell>
          <table:table-cell table:style-name="Table5.A1" office:value-type="string">
            <text:p text:style-name="P106">gub</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𒈤</text:p>
          </table:table-cell>
          <table:table-cell table:style-name="Table5.A1" office:value-type="string">
            <text:p text:style-name="P103"/>
          </table:table-cell>
          <table:table-cell table:style-name="Table5.A1" office:value-type="string">
            <text:p text:style-name="P106">mah</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𒂖</text:p>
          </table:table-cell>
          <table:table-cell table:style-name="Table5.A1" office:value-type="string">
            <text:p text:style-name="P103"/>
          </table:table-cell>
          <table:table-cell table:style-name="Table5.A1" office:value-type="string">
            <text:p text:style-name="P106">sikil</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𒉈</text:p>
          </table:table-cell>
          <table:table-cell table:style-name="Table5.A1" office:value-type="string">
            <text:p text:style-name="P103"/>
          </table:table-cell>
          <table:table-cell table:style-name="Table5.A1" office:value-type="string">
            <text:p text:style-name="P106">ne</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𒊑</text:p>
          </table:table-cell>
          <table:table-cell table:style-name="Table5.A1" office:value-type="string">
            <text:p text:style-name="P103"/>
          </table:table-cell>
          <table:table-cell table:style-name="Table5.A1" office:value-type="string">
            <text:p text:style-name="P106">re</text:p>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row>
          <table:table-cell table:style-name="Table5.A1" office:value-type="string">
            <text:p text:style-name="P107"/>
          </table:table-cell>
          <table:table-cell table:style-name="Table5.A1" office:value-type="string">
            <text:p text:style-name="P103"/>
          </table:table-cell>
          <table:table-cell table:style-name="Table5.A1" office:value-type="string">
            <text:p text:style-name="P103"/>
          </table:table-cell>
        </table:table-row>
      </table:table>
      <text:p text:style-name="P72"/>
      <text:p text:style-name="P51"><text:span text:style-name="T7">Chapter </text:span><text:span text:style-name="T17">6</text:span><text:span text:style-name="T7">: </text:span><text:span text:style-name="T33">AMA <text:s/>GI</text:span></text:p>
      <text:p text:style-name="P73"/>
      <text:p text:style-name="P90">𒀭𒈗𒂍𒈹𒊏</text:p>
      <text:p text:style-name="P90">𒂗𒋼𒈨𒈾</text:p>
      <text:p text:style-name="P90">𒉺𒋼𒋛</text:p>
      <text:p text:style-name="P90">𒉢𒁓𒆷𒆠</text:p>
      <text:p text:style-name="P90">𒊮𒅆𒊒</text:p>
      <text:p text:style-name="P90">𒀭𒀏</text:p>
      <text:p text:style-name="P90">𒉺𒋼𒋛𒃲𒀭𒎏𒄈𒋢</text:p>
      <text:p text:style-name="P90">𒌉𒂗𒀭𒈾𒁺</text:p>
      <text:p text:style-name="P90">𒉺𒋼𒋛</text:p>
      <text:p text:style-name="P90">𒉢𒁓𒆷𒆠𒅗𒆤</text:p>
      <text:p text:style-name="P90">𒀭𒎏𒄈𒋢𒊏</text:p>
      <text:p text:style-name="P90">𒀊𒂁𒊒</text:p>
      <text:p text:style-name="P90">𒈬𒈾𒆕</text:p>
      <text:p text:style-name="P90"/>
      <text:p text:style-name="P90">𒂼𒄄𒉢𒁓𒆷𒆠</text:p>
      <text:p text:style-name="P90">𒂊𒃻</text:p>
      <text:p text:style-name="P90">𒂼𒌉𒈬𒉌𒄄</text:p>
      <text:p text:style-name="P90">𒌉𒂼𒈬𒉌𒄄</text:p>
      <text:p text:style-name="P90">𒂼𒄄𒊺𒄯𒅗</text:p>
      <text:p text:style-name="P90">𒂊𒃻</text:p>
      <text:p text:style-name="P73"/>
      <text:p text:style-name="P74"/>
      <text:p text:style-name="P61">Annotations</text:p>
      <text:p text:style-name="P74"/>
      <text:p text:style-name="P122"><text:span text:style-name="T97">(cn an lugal e2 mush3 ra)<text:line-break/></text:span><text:span text:style-name="T106">𒀭𒈗𒂍𒈹𒊏</text:span><text:span text:style-name="T97"><text:line-break/>;; </text:span><text:span text:style-name="T90">For Lugalemush (Innana's husband),</text:span></text:p>
      <text:p text:style-name="P123"><text:span text:style-name="T101">(cn en-te-me-na)<text:line-break/>(cn ensi2)<text:line-break/>(cn lagash ki)<text:line-break/></text:span><text:span text:style-name="T107">𒂗𒋼𒈨𒈾</text:span><text:span text:style-name="T108"><text:line-break/></text:span><text:span text:style-name="T107">𒉺𒋼𒋛 𒉢𒁓𒆷𒆠</text:span><text:span text:style-name="T101"><text:line-break/>;; </text:span><text:span text:style-name="T102">Entemena,</text:span><text:span text:style-name="T101"><text:line-break/>;; </text:span><text:span text:style-name="T102">governor of Lagash,</text:span></text:p>
      <text:p text:style-name="P123"><text:span text:style-name="T101">(cn sha3 pad3)<text:line-break/>(cn nanshe)<text:line-break/></text:span><text:span text:style-name="T107">𒊮𒅆𒊒</text:span><text:span text:style-name="T108"><text:line-break/></text:span><text:span text:style-name="T107">𒀭𒀏</text:span><text:span text:style-name="T101"><text:line-break/>;; </text:span><text:span text:style-name="T102">the chosen of Nanshe's heart,</text:span></text:p>
      <text:p text:style-name="P123"><text:span text:style-name="T101">(cn ensi2 gal an ningirsu)<text:line-break/></text:span><text:span text:style-name="T107">𒉺𒋼𒋛𒃲𒀭𒎏𒄈𒋢</text:span><text:span text:style-name="T101"><text:line-break/>;; </text:span><text:span text:style-name="T102">the general governor of Ningirsu,</text:span></text:p>
      <text:p text:style-name="P123"><text:span text:style-name="T101">(cn dumu en-an-na-tum2)<text:line-break/></text:span><text:span text:style-name="T107">𒌉𒂗𒀭𒈾𒁺</text:span><text:span text:style-name="T101"><text:line-break/>;; </text:span><text:span text:style-name="T102">the son of Enannatum,</text:span></text:p>
      <text:p text:style-name="P123"><text:span text:style-name="T101">(cn ensi2)<text:line-break/>(cn lagash ki ka ke4)<text:line-break/></text:span><text:span text:style-name="T107">𒉺𒋼𒋛</text:span><text:span text:style-name="T108"><text:line-break/></text:span><text:span text:style-name="T107">𒉢𒁓𒆷𒆠𒅗𒆤</text:span><text:span text:style-name="T101"><text:line-break/>;; </text:span><text:span text:style-name="T102">the governor of Lagash (mark of ergative),</text:span></text:p>
      <text:p text:style-name="P123"><text:span text:style-name="T101"/></text:p>
      <text:p text:style-name="P124"><text:span text:style-name="T101">(cn an ningirsu ra)<text:line-break/>(cn esh3 dug-ru)<text:line-break/>(cn mu na du3)<text:line-break/></text:span><text:span text:style-name="T107">𒀭𒎏𒄈𒋢𒊏</text:span><text:span text:style-name="T108"><text:line-break/></text:span><text:span text:style-name="T107">𒀊𒂁𒊒</text:span><text:span text:style-name="T108"><text:line-break/></text:span><text:span text:style-name="T107">𒈬𒈾𒆕</text:span><text:span text:style-name="T101"><text:line-break/>;; </text:span><text:span text:style-name="T102">he built the shrine of Dugru for Ningirsu.</text:span></text:p>
      <text:p text:style-name="P123"><text:span text:style-name="T101">(cn ama gi4 lagash ki)<text:line-break/>(cn e gar)<text:line-break/></text:span><text:span text:style-name="T107">𒂼𒄄𒉢𒁓𒆷𒆠</text:span><text:span text:style-name="T108"><text:line-break/></text:span><text:span text:style-name="T107">𒂊𒃻</text:span><text:span text:style-name="T101"><text:line-break/>;; </text:span><text:span text:style-name="T102">A remission of the obligations {ama-gi4} of Lagash he instituted.</text:span></text:p>
      <text:p text:style-name="P123"><text:span text:style-name="T101">Ama-gi4 means freedom, liberty, the right to return to one's mother, and remission. The verb e-gar (</text:span><text:span text:style-name="T107">𒂊𒃻</text:span><text:span text:style-name="T101">) means "to place" but conveys the idea of "to institute."</text:span></text:p>
      <text:p text:style-name="P7"><text:span text:style-name="T66">(cn ama dumu mu ni gi4)<text:line-break/></text:span><text:span text:style-name="T76">𒂼𒌉𒈬𒉌𒄄</text:span><text:span text:style-name="T66"><text:line-break/>;; </text:span><text:span text:style-name="Emphasis"><text:span text:style-name="T66">He returned the mother to her child,</text:span></text:span></text:p>
      <text:p text:style-name="P7"><text:span text:style-name="T66">(cn dumu ama mu ni gi4)<text:line-break/></text:span><text:span text:style-name="T76">𒌉𒂼𒈬𒉌𒄄</text:span><text:span text:style-name="T66"><text:line-break/>;; </text:span><text:span text:style-name="Emphasis"><text:span text:style-name="T66">he returned the children to their mother,</text:span></text:span></text:p>
      <text:p text:style-name="P125"><text:span text:style-name="T101">(cn ama gi4 she ur5 zuh)<text:line-break/>(cn e gar)<text:line-break/></text:span><text:span text:style-name="T107">𒂼𒄄𒊺𒄯𒅗</text:span><text:span text:style-name="T108"><text:line-break/></text:span><text:span text:style-name="T107">𒂊𒃻</text:span><text:span text:style-name="T101"><text:line-break/>;; </text:span><text:span text:style-name="T102">and the liberation of the barley handmill owner</text:span><text:span text:style-name="T101"><text:line-break/>;; </text:span><text:span text:style-name="T102">from being stolen,</text:span><text:span text:style-name="T101"><text:line-break/>;; he instituted.</text:span></text:p>
      <text:p text:style-name="P74"/>
      <text:p text:style-name="P74"/>
      <text:p text:style-name="P75"/>
      <text:p text:style-name="P76"><text:s/><text:span text:style-name="T55">Chapter </text:span><text:span text:style-name="T56">7</text:span><text:span text:style-name="T55">: </text:span><text:span text:style-name="T48">Border between Ningirsu and Shara</text:span></text:p>
      <text:p text:style-name="P76"><text:span text:style-name="T48"/></text:p>
      <text:p text:style-name="P87">𒀭𒂗𒆤 <text:s text:c="5"/></text:p>
      <text:p text:style-name="P88">𒈗𒆳𒆳𒊏 <text:s text:c="4"/></text:p>
      <text:p text:style-name="P88">𒀊𒁀𒀭𒀭𒌷𒉈𒆤 <text:s/></text:p>
      <text:p text:style-name="P88">𒅗𒄀𒈾𒉌𒋫 <text:s text:c="3"/></text:p>
      <text:p text:style-name="P88">𒀭𒊩𒌆𒄈𒋢𒀭𒇋𒁉𒆠</text:p>
      <text:p text:style-name="P88">𒂊𒉈𒋩 <text:s text:c="5"/></text:p>
      <text:p text:style-name="P88">𒈨𒁲 <text:s text:c="6"/></text:p>
      <text:p text:style-name="P88">𒈗𒆧𒆠𒆤 <text:s text:c="4"/></text:p>
      <text:p text:style-name="P88">𒅗𒀭𒅗𒁲𒈾𒋫 <text:s text:c="2"/></text:p>
      <text:p text:style-name="P88">𒂠𒃷𒁉𒊏𒆠𒁀𒈾 <text:s/></text:p>
      <text:p text:style-name="P88">𒉈𒆕</text:p>
      <text:p text:style-name="P79"/>
      <text:p text:style-name="P79"/>
      <text:p text:style-name="P89">Typesetting</text:p>
      <text:p text:style-name="P79"/>
      <text:p text:style-name="P11"><text:span text:style-name="T62">(cn an en-lil2)</text:span><text:span text:style-name="T71"><text:line-break/></text:span><text:span text:style-name="T75">𒀭𒂗𒆤</text:span><text:span text:style-name="T71"><text:line-break/></text:span><text:span text:style-name="T74">;</text:span><text:span text:style-name="Strong_20_Emphasis"><text:span text:style-name="T74">; Enlil,</text:span></text:span></text:p>
      <text:p text:style-name="P8"><text:span text:style-name="T62">(cn lugal kur-kur ra)</text:span><text:span text:style-name="T66"><text:line-break/></text:span><text:span text:style-name="T76">𒈗𒆳𒆳𒊏</text:span><text:span text:style-name="T66"><text:line-break/></text:span><text:span text:style-name="T68">;; </text:span><text:span text:style-name="Strong_20_Emphasis"><text:span text:style-name="T68">the king of all the lands,</text:span></text:span><text:span text:style-name="T66"><text:line-break/></text:span></text:p>
      <text:p text:style-name="P114">The genitive after a consonant is marked by A(K), where K is omissible. Therefore, the genitive is expressed by RA, where the R is contamination from the previous consonant.</text:p>
      <text:p text:style-name="P8"><text:soft-page-break/><text:span text:style-name="T62">(cn ab-ba digirrene ke4)</text:span><text:span text:style-name="T66"><text:line-break/></text:span><text:span text:style-name="T76">𒀊𒁀𒀭𒀭𒌷𒉈𒆤</text:span><text:span text:style-name="T66"><text:line-break/></text:span><text:span text:style-name="T68">;; </text:span><text:span text:style-name="Strong_20_Emphasis"><text:span text:style-name="T68">the father of the gods,</text:span></text:span><text:span text:style-name="T66"><text:line-break/></text:span></text:p>
      <text:p text:style-name="P114">The ENE marks the plural. The R in RENE is contamination <text:s/>from the previous consonant.</text:p>
      <text:p text:style-name="P8"><text:span text:style-name="T62">(cn inim gi-na ni-ta)</text:span><text:span text:style-name="T66"><text:line-break/></text:span><text:span text:style-name="T76">𒅗𒄀𒈾𒉌𒋫</text:span><text:span text:style-name="T66"><text:line-break/></text:span><text:span text:style-name="T68">;; </text:span><text:span text:style-name="Strong_20_Emphasis"><text:span text:style-name="T68">by his firm command</text:span></text:span></text:p>
      <text:p text:style-name="P8"><text:span text:style-name="T66"><text:line-break/>INIM (</text:span><text:span text:style-name="T65">𒅗</text:span><text:span text:style-name="T66">) means </text:span><text:span text:style-name="Emphasis"><text:span text:style-name="T66">command</text:span></text:span><text:span text:style-name="T66">. </text:span><text:span text:style-name="T65">𒄀</text:span><text:span text:style-name="T69"> </text:span><text:span text:style-name="T66">(GIN6) = to be firm.<text:line-break/></text:span></text:p>
      <text:p text:style-name="P8"><text:span text:style-name="T66">The N-contaminated A in NA transforms the verb </text:span><text:span text:style-name="Emphasis"><text:span text:style-name="T66">to be firm </text:span></text:span><text:span text:style-name="T66">into an adjective. NI (</text:span><text:span text:style-name="T76">𒉌</text:span><text:span text:style-name="T66">) probably is abreviation of ANI, which mensa "his". The A of ANI is inherited from NA (stone). TA (</text:span><text:span text:style-name="T76">𒉌𒋫</text:span><text:span text:style-name="T66">) indicates instrument and can be translated by </text:span><text:span text:style-name="Emphasis"><text:span text:style-name="T66">with</text:span></text:span><text:span text:style-name="T66"> or </text:span><text:span text:style-name="Emphasis"><text:span text:style-name="T66">by</text:span></text:span><text:span text:style-name="T66">.</text:span></text:p>
      <text:p text:style-name="P123"><text:span text:style-name="T101"/></text:p>
      <text:p text:style-name="P123"><text:span text:style-name="T105">(cn nin-gir-su sha-ra2 ki)</text:span><text:span text:style-name="T101"><text:line-break/></text:span><text:span text:style-name="T107">𒀭𒊩𒌆𒄈𒋢𒀭𒇋𒁉𒆠</text:span></text:p>
      <text:p text:style-name="P8"><text:span text:style-name="T62">(cn e-ne-sur)</text:span><text:span text:style-name="T66"><text:line-break/></text:span><text:span text:style-name="T76">𒂊𒉈𒋩</text:span><text:span text:style-name="T66"><text:line-break/></text:span><text:span text:style-name="T68">;; </text:span><text:span text:style-name="Strong_20_Emphasis"><text:span text:style-name="T68">fixed the border between Ningirsu and Shara.</text:span></text:span><text:span text:style-name="T66"><text:line-break/></text:span></text:p>
      <text:p text:style-name="P152"><text:span text:style-name="T49">𒋩</text:span><text:span text:style-name="T20"> </text:span><text:span text:style-name="T36">(SUR) means fixed.</text:span></text:p>
      <text:p text:style-name="P7"><text:span text:style-name="T62">(cn me-silin)</text:span><text:span text:style-name="T66"><text:line-break/></text:span><text:span text:style-name="T76">𒈨𒁲</text:span><text:span text:style-name="T66"><text:line-break/></text:span><text:span text:style-name="T68">;; </text:span><text:span text:style-name="Strong_20_Emphasis"><text:span text:style-name="T68">Mesilim,</text:span></text:span></text:p>
      <text:p text:style-name="P7"><text:span text:style-name="T62">(cn lugal kishi ki ke4)</text:span><text:span text:style-name="T66"><text:line-break/></text:span><text:span text:style-name="T76">𒈗𒆧𒆠𒆤</text:span><text:span text:style-name="T66"><text:line-break/></text:span><text:span text:style-name="T68">;; </text:span><text:span text:style-name="Strong_20_Emphasis"><text:span text:style-name="T68">the king of Kish,</text:span></text:span></text:p>
      <text:p text:style-name="P7"><text:soft-page-break/><text:span text:style-name="T62">(cn inim ishtaran na ta)</text:span><text:span text:style-name="T66"><text:line-break/></text:span><text:span text:style-name="T76">𒅗𒀭𒅗𒁲𒈾𒋫</text:span><text:span text:style-name="T66"><text:line-break/></text:span><text:span text:style-name="T68">;; </text:span><text:span text:style-name="Strong_20_Emphasis"><text:span text:style-name="T68">commanded by Ištaran,</text:span></text:span></text:p>
      <text:p text:style-name="P126"><text:span text:style-name="T105">(cn esh gana2 be2 ra ki-ba na)</text:span><text:span text:style-name="T101"><text:line-break/></text:span><text:span text:style-name="T107">𒂠𒃷𒁉𒊏𒆠𒁀𒈾</text:span><text:span text:style-name="T101"><text:line-break/></text:span></text:p>
      <text:p text:style-name="P126"><text:span text:style-name="T101">;; </text:span><text:span text:style-name="T107">𒂠</text:span><text:span text:style-name="T94"> </text:span><text:span text:style-name="T101">(ESH) – regarding</text:span></text:p>
      <text:p text:style-name="P115">;; KI-BA -- there<text:line-break/>;; NA -- stone, border landmark<text:line-break/>;; GANA2 -- field<text:line-break/>;; GANA2 BE2 RA -- this field</text:p>
      <text:p text:style-name="P7"><text:span text:style-name="T62">(cn bi2-ru2)</text:span><text:span text:style-name="T66"><text:line-break/></text:span><text:span text:style-name="T76">𒉈𒆕</text:span><text:span text:style-name="T66"><text:line-break/></text:span><text:span text:style-name="T68">;; </text:span><text:span text:style-name="Strong_20_Emphasis"><text:span text:style-name="T68">regarding this field,</text:span></text:span><text:span text:style-name="T68"><text:line-break/>;; </text:span><text:span text:style-name="Strong_20_Emphasis"><text:span text:style-name="T68">he set a border landmark there.</text:span></text:span></text:p>
      <text:p text:style-name="P79"/>
      <text:p text:style-name="P62">Translation</text:p>
      <text:p text:style-name="P29">Enlil, the king of all lands and the father of the gods, fixed the border between Ningirsu and Shara with his firm command. Mesilim, the king of Kish, commanded by Ištaran, regarding this field, set a border landmark there.</text:p>
      <text:p text:style-name="P29"/>
      <text:p text:style-name="P29"/>
      <text:p text:style-name="P77"><text:s/><text:span text:style-name="T109">Chapter </text:span><text:span text:style-name="T110">8</text:span><text:span text:style-name="T109">: </text:span><text:span text:style-name="T88">Relative Clause</text:span></text:p>
      <text:p text:style-name="P29"/>
      <text:p text:style-name="P42">𒌨𒀭𒇉 <text:s text:c="3"/></text:p>
      <text:p text:style-name="P42">𒈗𒋀𒀊𒆠𒈠 <text:s/></text:p>
      <text:p text:style-name="P42">𒈗𒆠𒂗𒄀𒆠𒌵 </text:p>
      <text:p text:style-name="P42">𒇽𒂍𒀭𒂗𒆤𒇲 </text:p>
      <text:p text:style-name="P42">𒅔𒆕𒀀</text:p>
      <text:p text:style-name="P29"/>
      <text:p text:style-name="P38">Typesetting</text:p>
      <text:p text:style-name="P30"/>
      <text:p text:style-name="P118"><text:span text:style-name="T113">(cn ur an nammu)</text:span><text:line-break/><text:span text:style-name="T95">𒌨𒀭𒇉</text:span></text:p>
      <text:p text:style-name="P123"><text:span text:style-name="T114">(cn lugal urim ma)</text:span><text:span text:style-name="T101"><text:line-break/></text:span><text:span text:style-name="T107">𒈗𒋀𒀊𒆠𒈠</text:span></text:p>
      <text:p text:style-name="P123"><text:span text:style-name="T114">(cn lugal ki-en-gi ki uri)</text:span><text:span text:style-name="T101"><text:line-break/></text:span><text:span text:style-name="T107">𒈗𒆠𒂗𒄀𒆠𒌵</text:span></text:p>
      <text:p text:style-name="P123"><text:span text:style-name="T114">(cn lu2 e2 en-lil2 la2)</text:span><text:span text:style-name="T101"><text:line-break/></text:span><text:span text:style-name="T107">𒇽𒂍𒀭𒂗𒆤𒇲</text:span></text:p>
      <text:p text:style-name="P123"><text:span text:style-name="T114">(cn in du3 a)</text:span><text:span text:style-name="T101"><text:line-break/></text:span><text:span text:style-name="T107">𒅔𒆕𒀀</text:span></text:p>
      <text:p text:style-name="P112"/>
      <text:p text:style-name="P137">Relative Clause</text:p>
      <text:p text:style-name="P116">In a Sumerian relative clause, there are two elements. The first element is the head noun, LU2 (<text:span text:style-name="T104">𒇽</text:span>), the person who built the temple. The second element is a verbal phrase, which is transformed into an adjective by the suffix A. There is no need for a relative pronoun, such as <text:span text:style-name="T92">who</text:span> or <text:span text:style-name="T92">that</text:span>. The verbal phrase follows the noun directly.</text:p>
      <text:p text:style-name="P111">Pay attention to an important point: the relative clause ends in the adjective-forming A-morpheme. After all, relative clauses are adjectives.</text:p>
      <text:p text:style-name="P116"/>
      <text:p text:style-name="P38"><text:soft-page-break/>Translation</text:p>
      <text:p text:style-name="P30">Ur-Nammu, the king of Ur, the king of Sumer and Akkad, the man who built the temple of Enlis.</text:p>
      <text:p text:style-name="P30"/>
      <text:p text:style-name="P30"/>
      <text:p text:style-name="P78"><text:span text:style-name="T109">Chapter </text:span><text:span text:style-name="T111">9</text:span><text:span text:style-name="T109">: </text:span><text:span text:style-name="T89">Beloved Temple</text:span></text:p>
      <text:p text:style-name="P30"/>
      <text:p text:style-name="P30"><text:s/><text:span text:style-name="T87">𒋀𒆠 <text:s text:c="5"/></text:span></text:p>
      <text:p text:style-name="P43"><text:s/>𒌉𒊕 <text:s text:c="5"/></text:p>
      <text:p text:style-name="P43"><text:s/>𒀭𒂗𒆤𒇲 <text:s text:c="3"/></text:p>
      <text:p text:style-name="P43"><text:s/>𒈗𒀀𒉌 <text:s text:c="4"/></text:p>
      <text:p text:style-name="P43"><text:s/>𒌨𒀭𒇉 <text:s text:c="4"/></text:p>
      <text:p text:style-name="P43"><text:s/>𒍑𒆗𒂵 <text:s text:c="4"/></text:p>
      <text:p text:style-name="P43"><text:s/>𒂗𒀔𒆠𒂵 <text:s text:c="3"/></text:p>
      <text:p text:style-name="P43"><text:s/>𒈗𒋀𒀊𒆠𒈠 <text:s text:c="2"/></text:p>
      <text:p text:style-name="P43"><text:s/>𒈗𒆠𒂗𒄀𒆠𒌵𒆤 </text:p>
      <text:p text:style-name="P43"><text:s/>𒂍𒋼𒉎𒅍 <text:s text:c="3"/></text:p>
      <text:p text:style-name="P43"><text:s/>𒂍𒆠𒉘𒂷𒉌 <text:s text:c="2"/></text:p>
      <text:p text:style-name="P43"><text:s/>𒈬𒈾𒆕 <text:s text:c="4"/></text:p>
      <text:p text:style-name="P30"><text:span text:style-name="T87"><text:s/>𒆠𒁉𒈬𒈾𒄄</text:span> <text:s text:c="2"/></text:p>
      <text:p text:style-name="P30"/>
      <text:p text:style-name="P39">Typesetting</text:p>
      <text:p text:style-name="P31"/>
      <text:p text:style-name="P138">(cn nanna)<text:line-break/><text:span text:style-name="T95">𒋀𒆠</text:span></text:p>
      <text:p text:style-name="P141"><text:span text:style-name="T98">(cn dumu sag)<text:line-break/></text:span><text:span text:style-name="T96">𒌉𒊕</text:span></text:p>
      <text:p text:style-name="P141"><text:span text:style-name="T98">(cn en-lil2 la2)<text:line-break/></text:span><text:span text:style-name="T96">𒀭𒂗𒆤𒇲</text:span></text:p>
      <text:p text:style-name="P141"><text:span text:style-name="T98"/></text:p>
      <text:p text:style-name="P141"><text:soft-page-break/><text:span text:style-name="T98"/></text:p>
      <text:p text:style-name="P141"><text:span text:style-name="T98">(cn lugal a ni)<text:line-break/></text:span><text:span text:style-name="T96">𒈗𒀀𒉌</text:span></text:p>
      <text:p text:style-name="P141"><text:span text:style-name="T98">(cn ur-nammu)<text:line-break/></text:span><text:span text:style-name="T96">𒌨𒀭𒇉</text:span></text:p>
      <text:p text:style-name="P141"><text:span text:style-name="T98">(cn nita kalag ga)<text:line-break/></text:span><text:span text:style-name="T96">𒍑𒆗𒂵</text:span></text:p>
      <text:p text:style-name="P141"><text:span text:style-name="T98">(cn en unug ki ga)<text:line-break/></text:span><text:span text:style-name="T96">𒂗𒀔𒆠𒂵</text:span></text:p>
      <text:p text:style-name="P141"><text:span text:style-name="T98">(cn lugal urim ma)<text:line-break/></text:span><text:span text:style-name="T96">𒈗𒋀𒀊𒆠𒈠</text:span></text:p>
      <text:p text:style-name="P141"><text:span text:style-name="T98">(cn lugal ki-en-gi ki uri ke4)<text:line-break/></text:span><text:span text:style-name="T96">𒈗𒆠𒂗𒄀𒆠𒌵𒆤</text:span></text:p>
      <text:p text:style-name="P141"><text:span text:style-name="T98">(cn etemenniguru)<text:line-break/></text:span><text:span text:style-name="T96">𒂍𒋼𒉎𒅍</text:span></text:p>
      <text:p text:style-name="P153"><text:span text:style-name="T44">(cn e2 ki aga2 ga2 ni)<text:line-break/></text:span><text:span text:style-name="T46">𒂍𒆠𒉘𒂷𒉌</text:span><text:span text:style-name="T44"><text:line-break/></text:span></text:p>
      <text:p text:style-name="P9"><text:span text:style-name="T57">KI AGA2 (</text:span><text:span text:style-name="T65">𒆠𒉘</text:span><text:span text:style-name="T57">) means "to love". Therefore, the A-formed adjective </text:span><text:span text:style-name="Strong_20_Emphasis"><text:span text:style-name="T57">beloved</text:span></text:span><text:span text:style-name="T57"> is [KI.AGA2].{A}, or, [KI.AGA2].{GA2} (</text:span><text:span text:style-name="T65">𒆠𒉘𒂷</text:span><text:span text:style-name="T57">). NI (</text:span><text:span text:style-name="T65">𒉌</text:span><text:span text:style-name="T57">) is abbreviation of ANI, and means </text:span><text:span text:style-name="Strong_20_Emphasis"><text:span text:style-name="T57">his</text:span></text:span><text:span text:style-name="T57">.</text:span></text:p>
      <text:p text:style-name="P141"><text:span text:style-name="T98">(cn mu na du3)<text:line-break/></text:span><text:span text:style-name="T96">𒈬𒈾𒆕</text:span></text:p>
      <text:p text:style-name="P142"><text:span text:style-name="T98"/></text:p>
      <text:p text:style-name="P143"><text:span text:style-name="T98"/></text:p>
      <text:p text:style-name="P142"><text:span text:style-name="T98">(cn ki be2 mu na gi4)<text:line-break/></text:span><text:span text:style-name="T96">𒆠𒁉𒈬𒈾𒄄</text:span><text:span text:style-name="T98"><text:line-break/></text:span></text:p>
      <text:p text:style-name="P142"><text:span text:style-name="T98">The expression </text:span><text:span text:style-name="T96">𒆠𒁉𒂠 𒄄 </text:span><text:span text:style-name="T98">means to restore something so that it regains its former significance. In German: </text:span><text:span text:style-name="T92">etwas restaurieren, wieder herrichten, so dass es seine alte Funktion/Bedeutung wieder erlangt</text:span><text:span text:style-name="T98">.</text:span></text:p>
      <text:p text:style-name="P112"/>
      <text:p text:style-name="P132">Translation</text:p>
      <text:p text:style-name="P140">For his lord Nanna, the eldest son of Enlil, Ur-Nammu -- the mighty man, the lord of Uruk, the king of Ur, the king of Sumer and Akkad -- built Etemenniguru, his beloved temple. He restored it to its former glory.</text:p>
      <text:p text:style-name="P140"/>
      <text:p text:style-name="P32"/>
      <text:p text:style-name="P33"><text:span text:style-name="T112">Chapter 10:</text:span> <text:span text:style-name="T87">Gilgamesh’s Curse</text:span></text:p>
      <text:p text:style-name="P32"/>
      <text:p text:style-name="P32"><text:s/><text:span text:style-name="T87">𒀭𒄑𒉋𒂵𒎌 <text:s text:c="2"/></text:span></text:p>
      <text:p text:style-name="P44"><text:s/>𒂗𒁶𒍼 <text:s text:c="4"/></text:p>
      <text:p text:style-name="P44"><text:s/>𒈗𒀀𒉌 <text:s text:c="4"/></text:p>
      <text:p text:style-name="P44"><text:s/>𒌨𒀭𒇉 <text:s text:c="4"/></text:p>
      <text:p text:style-name="P44"><text:s/>𒍑𒆗𒂵 <text:s text:c="4"/></text:p>
      <text:p text:style-name="P44"><text:s/>𒈗𒋀𒀊𒆠𒈠 <text:s text:c="2"/></text:p>
      <text:p text:style-name="P44"><text:s/>𒈗𒆠𒂗𒄀𒆠𒌵𒆤 </text:p>
      <text:p text:style-name="P44"><text:s/>𒌓𒂍𒀭𒋀𒆠 <text:s text:c="2"/></text:p>
      <text:p text:style-name="P44"><text:s/>𒈬𒆕𒀀 <text:s text:c="4"/></text:p>
      <text:p text:style-name="P44"><text:s/>𒉆𒋾𒆷𒉌𒂠 <text:s text:c="2"/></text:p>
      <text:p text:style-name="P44"><text:s/>𒀀𒈬𒈾𒊒 <text:s text:c="3"/></text:p>
      <text:p text:style-name="P44"><text:s/>𒇽𒈬𒊬𒊏𒁀 <text:s text:c="2"/></text:p>
      <text:p text:style-name="P44"><text:s/>𒋗𒉈𒌈𒃡𒀀 <text:s text:c="2"/></text:p>
      <text:p text:style-name="P44"><text:s/>𒀭𒄑𒉋𒂵𒎌𒂊 <text:s/></text:p>
      <text:p text:style-name="P44"><text:s/>𒉆𒄩𒁀𒁕𒋻𒂊</text:p>
      <text:p text:style-name="P32"/>
      <text:p text:style-name="P32"/>
      <text:p text:style-name="P40">Annotations</text:p>
      <text:p text:style-name="P34"/>
      <text:p text:style-name="P139">;; (cn bil3-ga-mesh3) <text:span text:style-name="T95">𒀭𒄑𒉋𒂵𒎌</text:span></text:p>
      <text:p text:style-name="P7"><text:span text:style-name="T57">;; (cn en-dim2-gig) </text:span><text:span text:style-name="T65">𒂗𒁶𒍼</text:span><text:span text:style-name="T57"><text:line-break/></text:span><text:span text:style-name="T63">;; </text:span><text:span text:style-name="Emphasis"><text:span text:style-name="T63">For Gilgamesh of Endimgig</text:span></text:span></text:p>
      <text:p text:style-name="P7"><text:span text:style-name="T57">;; (cn lugal a ni) </text:span><text:span text:style-name="T65">𒈗𒀀𒉌</text:span><text:span text:style-name="T57"><text:line-break/></text:span><text:span text:style-name="T63">;; </text:span><text:span text:style-name="Emphasis"><text:span text:style-name="T63">his king</text:span></text:span></text:p>
      <text:p text:style-name="P7"><text:span text:style-name="T57">;; (cn ur-nammu) </text:span><text:span text:style-name="T65">𒌨𒀭𒇉</text:span><text:span text:style-name="T57"><text:line-break/></text:span><text:span text:style-name="T63">;; </text:span><text:span text:style-name="Emphasis"><text:span text:style-name="T63">Ur-Nammu</text:span></text:span></text:p>
      <text:p text:style-name="P7"><text:span text:style-name="T57">;; (cn nita kalag ga) </text:span><text:span text:style-name="T65">𒍑𒆗𒂵</text:span><text:span text:style-name="T57"><text:line-break/></text:span><text:span text:style-name="T63">;; </text:span><text:span text:style-name="Emphasis"><text:span text:style-name="T63">the mighty man,</text:span></text:span></text:p>
      <text:p text:style-name="P7"><text:span text:style-name="T57">;; (cn lugal urim ma) </text:span><text:span text:style-name="T65">𒈗𒋀𒀊𒆠𒈠</text:span><text:span text:style-name="T57"><text:line-break/></text:span><text:span text:style-name="T63">;; </text:span><text:span text:style-name="Emphasis"><text:span text:style-name="T63">the king of Ur,</text:span></text:span></text:p>
      <text:p text:style-name="P7"><text:span text:style-name="T57">;; (cn lugal ki-en-gi ki uri ke4) </text:span><text:span text:style-name="T65">𒈗𒆠𒂗𒄀𒆠𒌵𒆤</text:span><text:span text:style-name="T57"><text:line-break/></text:span><text:span text:style-name="T63">;; </text:span><text:span text:style-name="Emphasis"><text:span text:style-name="T63">the king of Sumer and Akkad,</text:span></text:span></text:p>
      <text:p text:style-name="P7"><text:span text:style-name="T57">;; (cn ud e2 an nanna) </text:span><text:span text:style-name="T65">𒌓𒂍𒀭𒋀𒆠</text:span><text:span text:style-name="T57"><text:line-break/></text:span><text:span text:style-name="T63">;; </text:span><text:span text:style-name="Emphasis"><text:span text:style-name="T63">when he built the temple of Nanna,</text:span></text:span></text:p>
      <text:p text:style-name="P154"><text:span text:style-name="T44">;; (cn mu du3 a) </text:span><text:span text:style-name="T46">𒈬𒆕𒀀</text:span><text:span text:style-name="T44"><text:line-break/></text:span></text:p>
      <text:p text:style-name="P10"><text:span text:style-name="T59">We have here an a</text:span><text:span text:style-name="T57">djective form of </text:span><text:span text:style-name="Emphasis"><text:span text:style-name="T57">built.</text:span></text:span><text:span text:style-name="T57"> Temporal clauses are consists of the head noun UD (</text:span><text:span text:style-name="T65">𒌓</text:span><text:span text:style-name="T57">, day) followed by a verbal phrase adjectivized in A (</text:span><text:span text:style-name="T65">𒀀</text:span><text:span text:style-name="T57">).</text:span></text:p>
      <text:p text:style-name="P150"><text:span text:style-name="T44"/></text:p>
      <text:p text:style-name="P7"><text:span text:style-name="T57">;; (cn nam til3 la ni she3) </text:span><text:span text:style-name="T65">𒉆𒋾𒆷𒉌𒂠</text:span><text:span text:style-name="T57"><text:line-break/></text:span><text:span text:style-name="T63">;; </text:span><text:span text:style-name="Emphasis"><text:span text:style-name="T63">for the sake of his life,</text:span></text:span></text:p>
      <text:p text:style-name="P7"><text:span text:style-name="T57">;; (cn a mu na ru) </text:span><text:span text:style-name="T65">𒀀𒈬𒈾𒊒</text:span><text:span text:style-name="T57"><text:line-break/></text:span><text:span text:style-name="T63">;; </text:span><text:span text:style-name="Emphasis"><text:span text:style-name="T63">he dedicated.</text:span></text:span></text:p>
      <text:p text:style-name="P10"><text:soft-page-break/><text:span text:style-name="T57">;; (cn lu2 mu-sar-ra ba) </text:span><text:span text:style-name="T65">𒇽𒈬𒊬𒊏𒁀</text:span><text:span text:style-name="T57"><text:line-break/></text:span><text:span text:style-name="T63">;; </text:span><text:span text:style-name="Emphasis"><text:span text:style-name="T63">whoever erases this inscription,</text:span></text:span><text:span text:style-name="T57"><text:line-break/></text:span></text:p>
      <text:p text:style-name="P154"><text:span text:style-name="T44">Here, we have another example of the relative clause. In the next line, we have an adjectivized verbal phrase.<text:line-break/></text:span><text:span text:style-name="T46">𒁀 </text:span><text:span text:style-name="T44">Contraction of </text:span><text:span text:style-name="T46">𒁉 </text:span><text:span text:style-name="T44">(be₂, “this”) +‎ </text:span><text:span text:style-name="T46">𒀀 </text:span><text:span text:style-name="T44">(</text:span><text:span text:style-name="T45">A</text:span><text:span text:style-name="T44">, locative case marker).<text:line-break/></text:span><text:span text:style-name="T46">𒁀 • </text:span><text:span text:style-name="T44">(ba /bâ/) locative of </text:span><text:span text:style-name="T46">𒁉 </text:span><text:span text:style-name="T44">(be₂, “this”)</text:span></text:p>
      <text:p text:style-name="P7"><text:span text:style-name="T57">;; (cn shu bi2 ib2 ur3 a) </text:span><text:span text:style-name="T65">𒋗𒉈𒌈𒃡𒀀</text:span><text:span text:style-name="T57"><text:line-break/>SHU...UR3 (</text:span><text:span text:style-name="T65">𒋗</text:span><text:span text:style-name="T57">...</text:span><text:span text:style-name="T65">𒃡</text:span><text:span text:style-name="T57">) means </text:span><text:span text:style-name="Emphasis"><text:span text:style-name="T57">to erase.</text:span></text:span></text:p>
      <text:p text:style-name="P10"><text:span text:style-name="T57">;; (cn bil3-ga-mesh3 e) </text:span><text:span text:style-name="T65">𒀭𒄑𒉋𒂵𒎌𒂊</text:span><text:span text:style-name="T57"><text:line-break/></text:span><text:span text:style-name="T63">;; </text:span><text:span text:style-name="Emphasis"><text:span text:style-name="T63">May Gilgamesh curse him.</text:span></text:span><text:span text:style-name="T57"><text:line-break/>The E-suffix (</text:span><text:span text:style-name="T65">𒂊</text:span><text:span text:style-name="T57">) is the ergative marker.</text:span></text:p>
      <text:p text:style-name="P144"><text:span text:style-name="T98">;; (cn nam ha ba da ku5 e) </text:span><text:span text:style-name="T96">𒉆𒄩𒁀𒁕𒋻𒂊</text:span><text:span text:style-name="T98"><text:line-break/>The first element in the Sumerian verbal chain is the Modal Prefix (MP), which is unmarked for the indicative. Here, HA (</text:span><text:span text:style-name="T96">𒄩</text:span><text:span text:style-name="T98">) expresses the desiderative MP, which expresses wishes for the third person to fulfill.</text:span></text:p>
      <text:p text:style-name="P150"><text:span text:style-name="T36"/></text:p>
      <text:p text:style-name="P151"><text:span text:style-name="T36"/></text:p>
      <text:p text:style-name="P7"><text:span text:style-name="T66">There are two kinds of verbal roots in Sumerian. The Akkadians called them </text:span><text:span text:style-name="Strong_20_Emphasis"><text:span text:style-name="T66">hamtu</text:span></text:span><text:span text:style-name="T66"> and </text:span><text:span text:style-name="Strong_20_Emphasis"><text:span text:style-name="T66">marû</text:span></text:span><text:span text:style-name="T66">. The </text:span><text:span text:style-name="Strong_20_Emphasis"><text:span text:style-name="T66">marû</text:span></text:span><text:span text:style-name="T66"> is equivalent of our imperfect. In the relative phrase of the inscription, you can see an example of the </text:span><text:span text:style-name="Strong_20_Emphasis"><text:span text:style-name="T66">marû</text:span></text:span><text:span text:style-name="T66"> root. It has the following components:</text:span></text:p>
      <text:list text:style-name="L7">
        <text:list-item>
          <text:p text:style-name="P127"><text:span text:style-name="T101"><text:s/>SHU -- part of the compound verb SHU...UR3 (</text:span><text:span text:style-name="T94">𒋗</text:span><text:span text:style-name="T101">...</text:span><text:span text:style-name="T94">𒃡</text:span><text:span text:style-name="T101">)</text:span></text:p>
        </text:list-item>
        <text:list-item>
          <text:p text:style-name="P127"><text:span text:style-name="T101"><text:s/>BI2 (</text:span><text:span text:style-name="T94">𒉈</text:span><text:span text:style-name="T101">) -- Conjugation Prefix (CP)</text:span></text:p>
        </text:list-item>
        <text:list-item>
          <text:p text:style-name="P127"><text:span text:style-name="T101"><text:s/>IB2 (</text:span><text:span text:style-name="T94">𒌈</text:span><text:span text:style-name="T101">) -- Personal affix cross-referencing the inscription</text:span></text:p>
        </text:list-item>
        <text:list-item>
          <text:p text:style-name="P127"><text:span text:style-name="T101"><text:s/>UR3 (</text:span><text:span text:style-name="T94">𒃡</text:span><text:span text:style-name="T101">) -- second part of the verb SHU...UR3 (</text:span><text:span text:style-name="T94">𒋗</text:span><text:span text:style-name="T101">...</text:span><text:span text:style-name="T94">𒃡</text:span><text:span text:style-name="T101">)</text:span></text:p>
        </text:list-item>
        <text:list-item>
          <text:p text:style-name="P127"><text:span text:style-name="T101"><text:s/>A (</text:span><text:span text:style-name="T94">𒀀</text:span><text:span text:style-name="T101">) -- formative element of adjective from verb</text:span></text:p>
        </text:list-item>
      </text:list>
      <text:p text:style-name="P111">The last verb of the inscription (line 5) has the following components:</text:p>
      <text:list text:style-name="L8">
        <text:list-item>
          <text:p text:style-name="P128"><text:span text:style-name="T101"><text:s/>NAM (</text:span><text:span text:style-name="T94">𒉆</text:span><text:span text:style-name="T101">) -- cross-reference to a historic patient</text:span></text:p>
        </text:list-item>
        <text:list-item>
          <text:p text:style-name="P128"><text:span text:style-name="T101"><text:s/>HA (</text:span><text:span text:style-name="T94">𒄩</text:span><text:span text:style-name="T101">) -- Modal Prefix (MP)</text:span></text:p>
        </text:list-item>
        <text:list-item>
          <text:p text:style-name="P128"><text:span text:style-name="T101"><text:s/>BA (</text:span><text:span text:style-name="T94">𒁀</text:span><text:span text:style-name="T101">) -- Conjugation Prefix (CP)</text:span></text:p>
        </text:list-item>
        <text:list-item>
          <text:p text:style-name="P128"><text:span text:style-name="T101"><text:s/>DA (</text:span><text:span text:style-name="T94">𒁕</text:span><text:span text:style-name="T101">) -- Dimensional Prefix (DP) for the comitative</text:span></text:p>
        </text:list-item>
        <text:list-item>
          <text:p text:style-name="P128"><text:span text:style-name="T101"><text:s/>KU5 (</text:span><text:span text:style-name="T94">𒋻</text:span><text:span text:style-name="T101">) -- verbal element of NAM...KU5 (</text:span><text:span text:style-name="T94">𒉆</text:span><text:span text:style-name="T101">...</text:span><text:span text:style-name="T94">𒋻</text:span><text:span text:style-name="T101">)</text:span></text:p>
        </text:list-item>
        <text:list-item>
          <text:p text:style-name="P147"><text:span text:style-name="T66"><text:s/>E (</text:span><text:span text:style-name="T69">𒂊</text:span><text:span text:style-name="T66">) -- </text:span><text:span text:style-name="Strong_20_Emphasis"><text:span text:style-name="T66">marû</text:span></text:span><text:span text:style-name="T66"> suffix</text:span></text:p>
        </text:list-item>
      </text:list>
      <text:p text:style-name="P7"><text:span text:style-name="T66">Note that the verb of the relative clause does not show the </text:span><text:span text:style-name="Strong_20_Emphasis"><text:span text:style-name="T66">marû</text:span></text:span><text:span text:style-name="T66"> suffix, because it is omissible, like many other Sumerian markers.</text:span></text:p>
      <text:p text:style-name="P34"/>
      <text:p text:style-name="P41">Translation</text:p>
      <text:p text:style-name="P35">For his Lord Gilgamesh of Endimgig, the mighty man Ur-Nammu, the king of Ur, the king of Sumer and Akkad, when he built the temple of Nanna, dedicated this vase for the sake of his life. May Gilgamesh curse the man who erases this inscrip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7c047" officeooo:paragraph-rsid="0027c0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ody">
      <style:footer>
        <text:p text:style-name="Footer"/>
      </style:footer>
      <style:footer-left>
        <text:p text:style-name="Footer"><text:page-number text:select-page="current">4</text:page-number></text:p>
      </style:footer-left>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Body" style:page-layout-name="Mpm3" draw:style-name="Mdp1" style:next-style-name="Standard">
      <style:footer>
        <text:p text:style-name="MP1"><text:page-number text:select-page="current">1</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09:38:14.807297877</meta:creation-date>
    <dc:date>2024-07-28T16:04:03.885884319</dc:date>
    <meta:editing-duration>PT2H48M40S</meta:editing-duration>
    <meta:editing-cycles>13</meta:editing-cycles>
    <meta:generator>LibreOffice/24.2.4.2$Linux_X86_64 LibreOffice_project/420$Build-2</meta:generator>
    <meta:print-date>2024-07-27T16:28:19.408995079</meta:print-date>
    <meta:printed-by>PDF files</meta:printed-by>
    <meta:document-statistic meta:table-count="5" meta:image-count="0" meta:object-count="0" meta:page-count="37" meta:paragraph-count="524" meta:word-count="3349" meta:character-count="18182" meta:non-whitespace-character-count="14984"/>
  </office:meta>
</office:document-meta>
</file>